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_means" table:style-name="ta1">
        <table:shapes>
          <draw:frame draw:z-index="0" draw:style-name="gr1" draw:text-style-name="P1" svg:width="14.3024in" svg:height="6.9441in" svg:x="4.728in" svg:y="0.2197in">
            <draw:object draw:notify-on-update-of-ranges="3sum_results_means.B1:3sum_results_means.B498 3sum_results_means.C1:3sum_results_means.C498 3sum_results_means.D1:3sum_results_means.D4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71141052246094" calcext:value-type="float">
            <text:p>0.007711410522461</text:p>
          </table:table-cell>
          <table:table-cell office:value-type="float" office:value="0.0156283378601074" calcext:value-type="float">
            <text:p>0.015628337860108</text:p>
          </table:table-cell>
          <table:table-cell office:value-type="float" office:value="0.00883663892745972" calcext:value-type="float">
            <text:p>0.00883663892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49301910400391" calcext:value-type="float">
            <text:p>0.007493019104004</text:p>
          </table:table-cell>
          <table:table-cell office:value-type="float" office:value="0.00897812843322754" calcext:value-type="float">
            <text:p>0.008978128433228</text:p>
          </table:table-cell>
          <table:table-cell office:value-type="float" office:value="0.00810587406158447" calcext:value-type="float">
            <text:p>0.008105874061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7359676361084" calcext:value-type="float">
            <text:p>0.007735967636108</text:p>
          </table:table-cell>
          <table:table-cell office:value-type="float" office:value="0.00915598869323731" calcext:value-type="float">
            <text:p>0.009155988693237</text:p>
          </table:table-cell>
          <table:table-cell office:value-type="float" office:value="0.00812035799026489" calcext:value-type="float">
            <text:p>0.008120357990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55882263183594" calcext:value-type="float">
            <text:p>0.007558822631836</text:p>
          </table:table-cell>
          <table:table-cell office:value-type="float" office:value="0.00980353355407715" calcext:value-type="float">
            <text:p>0.009803533554077</text:p>
          </table:table-cell>
          <table:table-cell office:value-type="float" office:value="0.00817027091979981" calcext:value-type="float">
            <text:p>0.0081702709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744891166687012" calcext:value-type="float">
            <text:p>0.00744891166687</text:p>
          </table:table-cell>
          <table:table-cell office:value-type="float" office:value="0.0102095603942871" calcext:value-type="float">
            <text:p>0.010209560394287</text:p>
          </table:table-cell>
          <table:table-cell office:value-type="float" office:value="0.00825932025909424" calcext:value-type="float">
            <text:p>0.008259320259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98416137695313" calcext:value-type="float">
            <text:p>0.007984161376953</text:p>
          </table:table-cell>
          <table:table-cell office:value-type="float" office:value="0.0100409984588623" calcext:value-type="float">
            <text:p>0.010040998458862</text:p>
          </table:table-cell>
          <table:table-cell office:value-type="float" office:value="0.0087699294090271" calcext:value-type="float">
            <text:p>0.008769929409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96151161193848" calcext:value-type="float">
            <text:p>0.007961511611938</text:p>
          </table:table-cell>
          <table:table-cell office:value-type="float" office:value="0.00999116897583008" calcext:value-type="float">
            <text:p>0.00999116897583</text:p>
          </table:table-cell>
          <table:table-cell office:value-type="float" office:value="0.00871702432632446" calcext:value-type="float">
            <text:p>0.008717024326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30078125" calcext:value-type="float">
            <text:p>0.00830078125</text:p>
          </table:table-cell>
          <table:table-cell office:value-type="float" office:value="0.0114622116088867" calcext:value-type="float">
            <text:p>0.011462211608887</text:p>
          </table:table-cell>
          <table:table-cell office:value-type="float" office:value="0.00914436578750611" calcext:value-type="float">
            <text:p>0.009144365787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26740264892578" calcext:value-type="float">
            <text:p>0.008267402648926</text:p>
          </table:table-cell>
          <table:table-cell office:value-type="float" office:value="0.00949692726135254" calcext:value-type="float">
            <text:p>0.009496927261353</text:p>
          </table:table-cell>
          <table:table-cell office:value-type="float" office:value="0.00873826742172241" calcext:value-type="float">
            <text:p>0.0087382674217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61866569519043" calcext:value-type="float">
            <text:p>0.00761866569519</text:p>
          </table:table-cell>
          <table:table-cell office:value-type="float" office:value="0.00920534133911133" calcext:value-type="float">
            <text:p>0.009205341339111</text:p>
          </table:table-cell>
          <table:table-cell office:value-type="float" office:value="0.00843203067779541" calcext:value-type="float">
            <text:p>0.0084320306777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803446769714356" calcext:value-type="float">
            <text:p>0.008034467697144</text:p>
          </table:table-cell>
          <table:table-cell office:value-type="float" office:value="0.00895953178405762" calcext:value-type="float">
            <text:p>0.008959531784058</text:p>
          </table:table-cell>
          <table:table-cell office:value-type="float" office:value="0.00834569931030274" calcext:value-type="float">
            <text:p>0.008345699310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88402557373047" calcext:value-type="float">
            <text:p>0.00788402557373</text:p>
          </table:table-cell>
          <table:table-cell office:value-type="float" office:value="0.0101802349090576" calcext:value-type="float">
            <text:p>0.010180234909058</text:p>
          </table:table-cell>
          <table:table-cell office:value-type="float" office:value="0.00849838256835938" calcext:value-type="float">
            <text:p>0.0084983825683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81869888305664" calcext:value-type="float">
            <text:p>0.007818698883057</text:p>
          </table:table-cell>
          <table:table-cell office:value-type="float" office:value="0.0106253623962402" calcext:value-type="float">
            <text:p>0.01062536239624</text:p>
          </table:table-cell>
          <table:table-cell office:value-type="float" office:value="0.00848796367645264" calcext:value-type="float">
            <text:p>0.0084879636764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56311416625977" calcext:value-type="float">
            <text:p>0.00756311416626</text:p>
          </table:table-cell>
          <table:table-cell office:value-type="float" office:value="0.009002685546875" calcext:value-type="float">
            <text:p>0.009002685546875</text:p>
          </table:table-cell>
          <table:table-cell office:value-type="float" office:value="0.00807504653930664" calcext:value-type="float">
            <text:p>0.0080750465393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740218162536621" calcext:value-type="float">
            <text:p>0.007402181625366</text:p>
          </table:table-cell>
          <table:table-cell office:value-type="float" office:value="0.00895237922668457" calcext:value-type="float">
            <text:p>0.008952379226685</text:p>
          </table:table-cell>
          <table:table-cell office:value-type="float" office:value="0.00786120891571045" calcext:value-type="float">
            <text:p>0.007861208915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34734535217285" calcext:value-type="float">
            <text:p>0.007347345352173</text:p>
          </table:table-cell>
          <table:table-cell office:value-type="float" office:value="0.00908422470092773" calcext:value-type="float">
            <text:p>0.009084224700928</text:p>
          </table:table-cell>
          <table:table-cell office:value-type="float" office:value="0.0079952597618103" calcext:value-type="float">
            <text:p>0.007995259761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756573677062988" calcext:value-type="float">
            <text:p>0.00756573677063</text:p>
          </table:table-cell>
          <table:table-cell office:value-type="float" office:value="0.00965952873229981" calcext:value-type="float">
            <text:p>0.0096595287323</text:p>
          </table:table-cell>
          <table:table-cell office:value-type="float" office:value="0.00818125009536743" calcext:value-type="float">
            <text:p>0.008181250095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54690170288086" calcext:value-type="float">
            <text:p>0.007546901702881</text:p>
          </table:table-cell>
          <table:table-cell office:value-type="float" office:value="0.00934481620788574" calcext:value-type="float">
            <text:p>0.009344816207886</text:p>
          </table:table-cell>
          <table:table-cell office:value-type="float" office:value="0.00809692144393921" calcext:value-type="float">
            <text:p>0.0080969214439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755858421325684" calcext:value-type="float">
            <text:p>0.007558584213257</text:p>
          </table:table-cell>
          <table:table-cell office:value-type="float" office:value="0.0111439228057861" calcext:value-type="float">
            <text:p>0.011143922805786</text:p>
          </table:table-cell>
          <table:table-cell office:value-type="float" office:value="0.00805120468139648" calcext:value-type="float">
            <text:p>0.0080512046813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42959976196289" calcext:value-type="float">
            <text:p>0.007429599761963</text:p>
          </table:table-cell>
          <table:table-cell office:value-type="float" office:value="0.0106372833251953" calcext:value-type="float">
            <text:p>0.010637283325195</text:p>
          </table:table-cell>
          <table:table-cell office:value-type="float" office:value="0.00825872421264648" calcext:value-type="float">
            <text:p>0.0082587242126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51304626464844" calcext:value-type="float">
            <text:p>0.007513046264648</text:p>
          </table:table-cell>
          <table:table-cell office:value-type="float" office:value="0.0103814601898193" calcext:value-type="float">
            <text:p>0.010381460189819</text:p>
          </table:table-cell>
          <table:table-cell office:value-type="float" office:value="0.00797021389007569" calcext:value-type="float">
            <text:p>0.007970213890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730800628662109" calcext:value-type="float">
            <text:p>0.007308006286621</text:p>
          </table:table-cell>
          <table:table-cell office:value-type="float" office:value="0.00935101509094238" calcext:value-type="float">
            <text:p>0.009351015090942</text:p>
          </table:table-cell>
          <table:table-cell office:value-type="float" office:value="0.00786269903182984" calcext:value-type="float">
            <text:p>0.007862699031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56144523620606" calcext:value-type="float">
            <text:p>0.007561445236206</text:p>
          </table:table-cell>
          <table:table-cell office:value-type="float" office:value="0.00932121276855469" calcext:value-type="float">
            <text:p>0.009321212768555</text:p>
          </table:table-cell>
          <table:table-cell office:value-type="float" office:value="0.00793833732604981" calcext:value-type="float">
            <text:p>0.00793833732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21859931945801" calcext:value-type="float">
            <text:p>0.007218599319458</text:p>
          </table:table-cell>
          <table:table-cell office:value-type="float" office:value="0.00888156890869141" calcext:value-type="float">
            <text:p>0.008881568908691</text:p>
          </table:table-cell>
          <table:table-cell office:value-type="float" office:value="0.00784070491790772" calcext:value-type="float">
            <text:p>0.0078407049179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43794441223145" calcext:value-type="float">
            <text:p>0.007437944412231</text:p>
          </table:table-cell>
          <table:table-cell office:value-type="float" office:value="0.00898289680480957" calcext:value-type="float">
            <text:p>0.00898289680481</text:p>
          </table:table-cell>
          <table:table-cell office:value-type="float" office:value="0.00787333250045776" calcext:value-type="float">
            <text:p>0.0078733325004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731396675109863" calcext:value-type="float">
            <text:p>0.007313966751099</text:p>
          </table:table-cell>
          <table:table-cell office:value-type="float" office:value="0.00901389122009277" calcext:value-type="float">
            <text:p>0.009013891220093</text:p>
          </table:table-cell>
          <table:table-cell office:value-type="float" office:value="0.00793545246124268" calcext:value-type="float">
            <text:p>0.0079354524612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743913650512695" calcext:value-type="float">
            <text:p>0.007439136505127</text:p>
          </table:table-cell>
          <table:table-cell office:value-type="float" office:value="0.00926518440246582" calcext:value-type="float">
            <text:p>0.009265184402466</text:p>
          </table:table-cell>
          <table:table-cell office:value-type="float" office:value="0.00786713361740112" calcext:value-type="float">
            <text:p>0.0078671336174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46250152587891" calcext:value-type="float">
            <text:p>0.007462501525879</text:p>
          </table:table-cell>
          <table:table-cell office:value-type="float" office:value="0.0093533992767334" calcext:value-type="float">
            <text:p>0.009353399276733</text:p>
          </table:table-cell>
          <table:table-cell office:value-type="float" office:value="0.00791594982147217" calcext:value-type="float">
            <text:p>0.0079159498214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753164291381836" calcext:value-type="float">
            <text:p>0.007531642913818</text:p>
          </table:table-cell>
          <table:table-cell office:value-type="float" office:value="0.00896787643432617" calcext:value-type="float">
            <text:p>0.008967876434326</text:p>
          </table:table-cell>
          <table:table-cell office:value-type="float" office:value="0.00802911520004272" calcext:value-type="float">
            <text:p>0.008029115200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37428665161133" calcext:value-type="float">
            <text:p>0.007374286651611</text:p>
          </table:table-cell>
          <table:table-cell office:value-type="float" office:value="0.00930500030517578" calcext:value-type="float">
            <text:p>0.009305000305176</text:p>
          </table:table-cell>
          <table:table-cell office:value-type="float" office:value="0.00793775320053101" calcext:value-type="float">
            <text:p>0.0079377532005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53211975097656" calcext:value-type="float">
            <text:p>0.007532119750977</text:p>
          </table:table-cell>
          <table:table-cell office:value-type="float" office:value="0.00916910171508789" calcext:value-type="float">
            <text:p>0.009169101715088</text:p>
          </table:table-cell>
          <table:table-cell office:value-type="float" office:value="0.00795823335647583" calcext:value-type="float">
            <text:p>0.0079582333564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747752189636231" calcext:value-type="float">
            <text:p>0.007477521896362</text:p>
          </table:table-cell>
          <table:table-cell office:value-type="float" office:value="0.00918865203857422" calcext:value-type="float">
            <text:p>0.009188652038574</text:p>
          </table:table-cell>
          <table:table-cell office:value-type="float" office:value="0.00809009075164795" calcext:value-type="float">
            <text:p>0.0080900907516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34400749206543" calcext:value-type="float">
            <text:p>0.007344007492065</text:p>
          </table:table-cell>
          <table:table-cell office:value-type="float" office:value="0.00958704948425293" calcext:value-type="float">
            <text:p>0.009587049484253</text:p>
          </table:table-cell>
          <table:table-cell office:value-type="float" office:value="0.00798403024673462" calcext:value-type="float">
            <text:p>0.007984030246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772881507873535" calcext:value-type="float">
            <text:p>0.007728815078735</text:p>
          </table:table-cell>
          <table:table-cell office:value-type="float" office:value="0.00944137573242188" calcext:value-type="float">
            <text:p>0.009441375732422</text:p>
          </table:table-cell>
          <table:table-cell office:value-type="float" office:value="0.00807204246520996" calcext:value-type="float">
            <text:p>0.008072042465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74955749511719" calcext:value-type="float">
            <text:p>0.007749557495117</text:p>
          </table:table-cell>
          <table:table-cell office:value-type="float" office:value="0.00924181938171387" calcext:value-type="float">
            <text:p>0.009241819381714</text:p>
          </table:table-cell>
          <table:table-cell office:value-type="float" office:value="0.00820795297622681" calcext:value-type="float">
            <text:p>0.0082079529762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751495361328125" calcext:value-type="float">
            <text:p>0.007514953613281</text:p>
          </table:table-cell>
          <table:table-cell office:value-type="float" office:value="0.00923490524291992" calcext:value-type="float">
            <text:p>0.00923490524292</text:p>
          </table:table-cell>
          <table:table-cell office:value-type="float" office:value="0.00818805694580078" calcext:value-type="float">
            <text:p>0.0081880569458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74310302734375" calcext:value-type="float">
            <text:p>0.007431030273438</text:p>
          </table:table-cell>
          <table:table-cell office:value-type="float" office:value="0.00932621955871582" calcext:value-type="float">
            <text:p>0.009326219558716</text:p>
          </table:table-cell>
          <table:table-cell office:value-type="float" office:value="0.00810897350311279" calcext:value-type="float">
            <text:p>0.008108973503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745177268981934" calcext:value-type="float">
            <text:p>0.007451772689819</text:p>
          </table:table-cell>
          <table:table-cell office:value-type="float" office:value="0.0095064640045166" calcext:value-type="float">
            <text:p>0.009506464004517</text:p>
          </table:table-cell>
          <table:table-cell office:value-type="float" office:value="0.00795986652374268" calcext:value-type="float">
            <text:p>0.0079598665237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745463371276856" calcext:value-type="float">
            <text:p>0.007454633712769</text:p>
          </table:table-cell>
          <table:table-cell office:value-type="float" office:value="0.00927162170410156" calcext:value-type="float">
            <text:p>0.009271621704102</text:p>
          </table:table-cell>
          <table:table-cell office:value-type="float" office:value="0.00793939828872681" calcext:value-type="float">
            <text:p>0.0079393982887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751066207885742" calcext:value-type="float">
            <text:p>0.007510662078857</text:p>
          </table:table-cell>
          <table:table-cell office:value-type="float" office:value="0.0093994140625" calcext:value-type="float">
            <text:p>0.0093994140625</text:p>
          </table:table-cell>
          <table:table-cell office:value-type="float" office:value="0.00797942876815796" calcext:value-type="float">
            <text:p>0.0079794287681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758504867553711" calcext:value-type="float">
            <text:p>0.007585048675537</text:p>
          </table:table-cell>
          <table:table-cell office:value-type="float" office:value="0.00994062423706055" calcext:value-type="float">
            <text:p>0.009940624237061</text:p>
          </table:table-cell>
          <table:table-cell office:value-type="float" office:value="0.00804414749145508" calcext:value-type="float">
            <text:p>0.008044147491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740242004394531" calcext:value-type="float">
            <text:p>0.007402420043945</text:p>
          </table:table-cell>
          <table:table-cell office:value-type="float" office:value="0.0097498893737793" calcext:value-type="float">
            <text:p>0.009749889373779</text:p>
          </table:table-cell>
          <table:table-cell office:value-type="float" office:value="0.00793813467025757" calcext:value-type="float">
            <text:p>0.0079381346702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46250152587891" calcext:value-type="float">
            <text:p>0.007462501525879</text:p>
          </table:table-cell>
          <table:table-cell office:value-type="float" office:value="0.00970959663391113" calcext:value-type="float">
            <text:p>0.009709596633911</text:p>
          </table:table-cell>
          <table:table-cell office:value-type="float" office:value="0.00793653726577759" calcext:value-type="float">
            <text:p>0.007936537265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36308097839356" calcext:value-type="float">
            <text:p>0.007363080978394</text:p>
          </table:table-cell>
          <table:table-cell office:value-type="float" office:value="0.00977325439453125" calcext:value-type="float">
            <text:p>0.009773254394531</text:p>
          </table:table-cell>
          <table:table-cell office:value-type="float" office:value="0.00817027091979981" calcext:value-type="float">
            <text:p>0.0081702709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768518447875977" calcext:value-type="float">
            <text:p>0.00768518447876</text:p>
          </table:table-cell>
          <table:table-cell office:value-type="float" office:value="0.00973916053771973" calcext:value-type="float">
            <text:p>0.00973916053772</text:p>
          </table:table-cell>
          <table:table-cell office:value-type="float" office:value="0.00813843011856079" calcext:value-type="float">
            <text:p>0.0081384301185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744175910949707" calcext:value-type="float">
            <text:p>0.007441759109497</text:p>
          </table:table-cell>
          <table:table-cell office:value-type="float" office:value="0.00974726676940918" calcext:value-type="float">
            <text:p>0.009747266769409</text:p>
          </table:table-cell>
          <table:table-cell office:value-type="float" office:value="0.0080938458442688" calcext:value-type="float">
            <text:p>0.0080938458442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40504264831543" calcext:value-type="float">
            <text:p>0.007405042648315</text:p>
          </table:table-cell>
          <table:table-cell office:value-type="float" office:value="0.00936341285705566" calcext:value-type="float">
            <text:p>0.009363412857056</text:p>
          </table:table-cell>
          <table:table-cell office:value-type="float" office:value="0.00794664621353149" calcext:value-type="float">
            <text:p>0.007946646213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64274597167969" calcext:value-type="float">
            <text:p>0.00764274597168</text:p>
          </table:table-cell>
          <table:table-cell office:value-type="float" office:value="0.00966763496398926" calcext:value-type="float">
            <text:p>0.009667634963989</text:p>
          </table:table-cell>
          <table:table-cell office:value-type="float" office:value="0.00807451009750366" calcext:value-type="float">
            <text:p>0.0080745100975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89046287536621" calcext:value-type="float">
            <text:p>0.007890462875366</text:p>
          </table:table-cell>
          <table:table-cell office:value-type="float" office:value="0.00966525077819824" calcext:value-type="float">
            <text:p>0.009665250778198</text:p>
          </table:table-cell>
          <table:table-cell office:value-type="float" office:value="0.00824605226516724" calcext:value-type="float">
            <text:p>0.0082460522651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748205184936523" calcext:value-type="float">
            <text:p>0.007482051849365</text:p>
          </table:table-cell>
          <table:table-cell office:value-type="float" office:value="0.00924777984619141" calcext:value-type="float">
            <text:p>0.009247779846191</text:p>
          </table:table-cell>
          <table:table-cell office:value-type="float" office:value="0.00810706615447998" calcext:value-type="float">
            <text:p>0.008107066154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789189338684082" calcext:value-type="float">
            <text:p>0.007891893386841</text:p>
          </table:table-cell>
          <table:table-cell office:value-type="float" office:value="0.00943303108215332" calcext:value-type="float">
            <text:p>0.009433031082153</text:p>
          </table:table-cell>
          <table:table-cell office:value-type="float" office:value="0.00826654434204102" calcext:value-type="float">
            <text:p>0.0082665443420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791788101196289" calcext:value-type="float">
            <text:p>0.007917881011963</text:p>
          </table:table-cell>
          <table:table-cell office:value-type="float" office:value="0.00988149642944336" calcext:value-type="float">
            <text:p>0.009881496429443</text:p>
          </table:table-cell>
          <table:table-cell office:value-type="float" office:value="0.00839089155197144" calcext:value-type="float">
            <text:p>0.0083908915519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783681869506836" calcext:value-type="float">
            <text:p>0.007836818695068</text:p>
          </table:table-cell>
          <table:table-cell office:value-type="float" office:value="0.0096273422241211" calcext:value-type="float">
            <text:p>0.009627342224121</text:p>
          </table:table-cell>
          <table:table-cell office:value-type="float" office:value="0.00827065706253052" calcext:value-type="float">
            <text:p>0.0082706570625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792622566223145" calcext:value-type="float">
            <text:p>0.007926225662231</text:p>
          </table:table-cell>
          <table:table-cell office:value-type="float" office:value="0.00962972640991211" calcext:value-type="float">
            <text:p>0.009629726409912</text:p>
          </table:table-cell>
          <table:table-cell office:value-type="float" office:value="0.00843875408172607" calcext:value-type="float">
            <text:p>0.0084387540817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763535499572754" calcext:value-type="float">
            <text:p>0.007635354995728</text:p>
          </table:table-cell>
          <table:table-cell office:value-type="float" office:value="0.00914621353149414" calcext:value-type="float">
            <text:p>0.009146213531494</text:p>
          </table:table-cell>
          <table:table-cell office:value-type="float" office:value="0.00806559324264526" calcext:value-type="float">
            <text:p>0.0080655932426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755929946899414" calcext:value-type="float">
            <text:p>0.007559299468994</text:p>
          </table:table-cell>
          <table:table-cell office:value-type="float" office:value="0.0111346244812012" calcext:value-type="float">
            <text:p>0.011134624481201</text:p>
          </table:table-cell>
          <table:table-cell office:value-type="float" office:value="0.00811991691589356" calcext:value-type="float">
            <text:p>0.0081199169158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53688812255859" calcext:value-type="float">
            <text:p>0.007536888122559</text:p>
          </table:table-cell>
          <table:table-cell office:value-type="float" office:value="0.0116713047027588" calcext:value-type="float">
            <text:p>0.011671304702759</text:p>
          </table:table-cell>
          <table:table-cell office:value-type="float" office:value="0.00829769372940064" calcext:value-type="float">
            <text:p>0.0082976937294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71069526672363" calcext:value-type="float">
            <text:p>0.007710695266724</text:p>
          </table:table-cell>
          <table:table-cell office:value-type="float" office:value="0.0115976333618164" calcext:value-type="float">
            <text:p>0.011597633361816</text:p>
          </table:table-cell>
          <table:table-cell office:value-type="float" office:value="0.00826008319854736" calcext:value-type="float">
            <text:p>0.0082600831985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43579864501953" calcext:value-type="float">
            <text:p>0.00743579864502</text:p>
          </table:table-cell>
          <table:table-cell office:value-type="float" office:value="0.0114462375640869" calcext:value-type="float">
            <text:p>0.011446237564087</text:p>
          </table:table-cell>
          <table:table-cell office:value-type="float" office:value="0.00820983648300171" calcext:value-type="float">
            <text:p>0.0082098364830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751304626464844" calcext:value-type="float">
            <text:p>0.007513046264648</text:p>
          </table:table-cell>
          <table:table-cell office:value-type="float" office:value="0.0111765861511231" calcext:value-type="float">
            <text:p>0.011176586151123</text:p>
          </table:table-cell>
          <table:table-cell office:value-type="float" office:value="0.00815800428390503" calcext:value-type="float">
            <text:p>0.0081580042839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54165649414063" calcext:value-type="float">
            <text:p>0.007541656494141</text:p>
          </table:table-cell>
          <table:table-cell office:value-type="float" office:value="0.0110507011413574" calcext:value-type="float">
            <text:p>0.011050701141358</text:p>
          </table:table-cell>
          <table:table-cell office:value-type="float" office:value="0.00809853076934814" calcext:value-type="float">
            <text:p>0.0080985307693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758051872253418" calcext:value-type="float">
            <text:p>0.007580518722534</text:p>
          </table:table-cell>
          <table:table-cell office:value-type="float" office:value="0.0112056732177734" calcext:value-type="float">
            <text:p>0.011205673217774</text:p>
          </table:table-cell>
          <table:table-cell office:value-type="float" office:value="0.00815979242324829" calcext:value-type="float">
            <text:p>0.008159792423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56072998046875" calcext:value-type="float">
            <text:p>0.007560729980469</text:p>
          </table:table-cell>
          <table:table-cell office:value-type="float" office:value="0.0113630294799805" calcext:value-type="float">
            <text:p>0.011363029479981</text:p>
          </table:table-cell>
          <table:table-cell office:value-type="float" office:value="0.00818897485733032" calcext:value-type="float">
            <text:p>0.008188974857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62796401977539" calcext:value-type="float">
            <text:p>0.007627964019775</text:p>
          </table:table-cell>
          <table:table-cell office:value-type="float" office:value="0.0113706588745117" calcext:value-type="float">
            <text:p>0.011370658874512</text:p>
          </table:table-cell>
          <table:table-cell office:value-type="float" office:value="0.00815806388854981" calcext:value-type="float">
            <text:p>0.008158063888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45058059692383" calcext:value-type="float">
            <text:p>0.007450580596924</text:p>
          </table:table-cell>
          <table:table-cell office:value-type="float" office:value="0.011465311050415" calcext:value-type="float">
            <text:p>0.011465311050415</text:p>
          </table:table-cell>
          <table:table-cell office:value-type="float" office:value="0.00831708908081055" calcext:value-type="float">
            <text:p>0.0083170890808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73811340332031" calcext:value-type="float">
            <text:p>0.00773811340332</text:p>
          </table:table-cell>
          <table:table-cell office:value-type="float" office:value="0.0111422538757324" calcext:value-type="float">
            <text:p>0.011142253875733</text:p>
          </table:table-cell>
          <table:table-cell office:value-type="float" office:value="0.00815958976745606" calcext:value-type="float">
            <text:p>0.0081595897674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61985778808594" calcext:value-type="float">
            <text:p>0.007619857788086</text:p>
          </table:table-cell>
          <table:table-cell office:value-type="float" office:value="0.0114736557006836" calcext:value-type="float">
            <text:p>0.011473655700684</text:p>
          </table:table-cell>
          <table:table-cell office:value-type="float" office:value="0.00830552577972412" calcext:value-type="float">
            <text:p>0.0083055257797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57098197937012" calcext:value-type="float">
            <text:p>0.00757098197937</text:p>
          </table:table-cell>
          <table:table-cell office:value-type="float" office:value="0.0152454376220703" calcext:value-type="float">
            <text:p>0.01524543762207</text:p>
          </table:table-cell>
          <table:table-cell office:value-type="float" office:value="0.00872750282287598" calcext:value-type="float">
            <text:p>0.0087275028228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79491138458252" calcext:value-type="float">
            <text:p>0.007949113845825</text:p>
          </table:table-cell>
          <table:table-cell office:value-type="float" office:value="0.00936031341552735" calcext:value-type="float">
            <text:p>0.009360313415527</text:p>
          </table:table-cell>
          <table:table-cell office:value-type="float" office:value="0.00832118988037109" calcext:value-type="float">
            <text:p>0.0083211898803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769805908203125" calcext:value-type="float">
            <text:p>0.007698059082031</text:p>
          </table:table-cell>
          <table:table-cell office:value-type="float" office:value="0.00956320762634277" calcext:value-type="float">
            <text:p>0.009563207626343</text:p>
          </table:table-cell>
          <table:table-cell office:value-type="float" office:value="0.00823975801467896" calcext:value-type="float">
            <text:p>0.0082397580146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773715972900391" calcext:value-type="float">
            <text:p>0.007737159729004</text:p>
          </table:table-cell>
          <table:table-cell office:value-type="float" office:value="0.0097198486328125" calcext:value-type="float">
            <text:p>0.009719848632813</text:p>
          </table:table-cell>
          <table:table-cell office:value-type="float" office:value="0.0082749605178833" calcext:value-type="float">
            <text:p>0.0082749605178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780677795410156" calcext:value-type="float">
            <text:p>0.007806777954102</text:p>
          </table:table-cell>
          <table:table-cell office:value-type="float" office:value="0.00923466682434082" calcext:value-type="float">
            <text:p>0.009234666824341</text:p>
          </table:table-cell>
          <table:table-cell office:value-type="float" office:value="0.00818620920181274" calcext:value-type="float">
            <text:p>0.0081862092018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55929946899414" calcext:value-type="float">
            <text:p>0.007559299468994</text:p>
          </table:table-cell>
          <table:table-cell office:value-type="float" office:value="0.00935029983520508" calcext:value-type="float">
            <text:p>0.009350299835205</text:p>
          </table:table-cell>
          <table:table-cell office:value-type="float" office:value="0.0081092119216919" calcext:value-type="float">
            <text:p>0.008109211921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757026672363281" calcext:value-type="float">
            <text:p>0.007570266723633</text:p>
          </table:table-cell>
          <table:table-cell office:value-type="float" office:value="0.00930261611938477" calcext:value-type="float">
            <text:p>0.009302616119385</text:p>
          </table:table-cell>
          <table:table-cell office:value-type="float" office:value="0.00811806917190552" calcext:value-type="float">
            <text:p>0.0081180691719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768017768859863" calcext:value-type="float">
            <text:p>0.007680177688599</text:p>
          </table:table-cell>
          <table:table-cell office:value-type="float" office:value="0.00962042808532715" calcext:value-type="float">
            <text:p>0.009620428085327</text:p>
          </table:table-cell>
          <table:table-cell office:value-type="float" office:value="0.0081182599067688" calcext:value-type="float">
            <text:p>0.0081182599067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746560096740723" calcext:value-type="float">
            <text:p>0.007465600967407</text:p>
          </table:table-cell>
          <table:table-cell office:value-type="float" office:value="0.0095207691192627" calcext:value-type="float">
            <text:p>0.009520769119263</text:p>
          </table:table-cell>
          <table:table-cell office:value-type="float" office:value="0.008001708984375" calcext:value-type="float">
            <text:p>0.0080017089843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760245323181152" calcext:value-type="float">
            <text:p>0.007602453231812</text:p>
          </table:table-cell>
          <table:table-cell office:value-type="float" office:value="0.00939440727233887" calcext:value-type="float">
            <text:p>0.009394407272339</text:p>
          </table:table-cell>
          <table:table-cell office:value-type="float" office:value="0.00810904502868652" calcext:value-type="float">
            <text:p>0.0081090450286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6286792755127" calcext:value-type="float">
            <text:p>0.007628679275513</text:p>
          </table:table-cell>
          <table:table-cell office:value-type="float" office:value="0.00942587852478027" calcext:value-type="float">
            <text:p>0.00942587852478</text:p>
          </table:table-cell>
          <table:table-cell office:value-type="float" office:value="0.0081052303314209" calcext:value-type="float">
            <text:p>0.0081052303314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741958618164063" calcext:value-type="float">
            <text:p>0.007419586181641</text:p>
          </table:table-cell>
          <table:table-cell office:value-type="float" office:value="0.00939798355102539" calcext:value-type="float">
            <text:p>0.009397983551025</text:p>
          </table:table-cell>
          <table:table-cell office:value-type="float" office:value="0.00800323486328125" calcext:value-type="float">
            <text:p>0.008003234863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743651390075684" calcext:value-type="float">
            <text:p>0.007436513900757</text:p>
          </table:table-cell>
          <table:table-cell office:value-type="float" office:value="0.00921273231506348" calcext:value-type="float">
            <text:p>0.009212732315063</text:p>
          </table:table-cell>
          <table:table-cell office:value-type="float" office:value="0.00799938440322876" calcext:value-type="float">
            <text:p>0.0079993844032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752997398376465" calcext:value-type="float">
            <text:p>0.007529973983765</text:p>
          </table:table-cell>
          <table:table-cell office:value-type="float" office:value="0.00963926315307617" calcext:value-type="float">
            <text:p>0.009639263153076</text:p>
          </table:table-cell>
          <table:table-cell office:value-type="float" office:value="0.00815424919128418" calcext:value-type="float">
            <text:p>0.0081542491912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789427757263184" calcext:value-type="float">
            <text:p>0.007894277572632</text:p>
          </table:table-cell>
          <table:table-cell office:value-type="float" office:value="0.0098109245300293" calcext:value-type="float">
            <text:p>0.009810924530029</text:p>
          </table:table-cell>
          <table:table-cell office:value-type="float" office:value="0.00824546813964844" calcext:value-type="float">
            <text:p>0.0082454681396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54356384277344" calcext:value-type="float">
            <text:p>0.007543563842773</text:p>
          </table:table-cell>
          <table:table-cell office:value-type="float" office:value="0.00966525077819824" calcext:value-type="float">
            <text:p>0.009665250778198</text:p>
          </table:table-cell>
          <table:table-cell office:value-type="float" office:value="0.00812257528305054" calcext:value-type="float">
            <text:p>0.0081225752830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752997398376465" calcext:value-type="float">
            <text:p>0.007529973983765</text:p>
          </table:table-cell>
          <table:table-cell office:value-type="float" office:value="0.00946044921875" calcext:value-type="float">
            <text:p>0.00946044921875</text:p>
          </table:table-cell>
          <table:table-cell office:value-type="float" office:value="0.00800768136978149" calcext:value-type="float">
            <text:p>0.0080076813697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765204429626465" calcext:value-type="float">
            <text:p>0.007652044296265</text:p>
          </table:table-cell>
          <table:table-cell office:value-type="float" office:value="0.00938892364501953" calcext:value-type="float">
            <text:p>0.00938892364502</text:p>
          </table:table-cell>
          <table:table-cell office:value-type="float" office:value="0.00813767910003662" calcext:value-type="float">
            <text:p>0.008137679100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755429267883301" calcext:value-type="float">
            <text:p>0.007554292678833</text:p>
          </table:table-cell>
          <table:table-cell office:value-type="float" office:value="0.00948929786682129" calcext:value-type="float">
            <text:p>0.009489297866821</text:p>
          </table:table-cell>
          <table:table-cell office:value-type="float" office:value="0.0080946683883667" calcext:value-type="float">
            <text:p>0.0080946683883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763082504272461" calcext:value-type="float">
            <text:p>0.007630825042725</text:p>
          </table:table-cell>
          <table:table-cell office:value-type="float" office:value="0.0110130310058594" calcext:value-type="float">
            <text:p>0.011013031005859</text:p>
          </table:table-cell>
          <table:table-cell office:value-type="float" office:value="0.00828694105148315" calcext:value-type="float">
            <text:p>0.0082869410514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744724273681641" calcext:value-type="float">
            <text:p>0.007447242736816</text:p>
          </table:table-cell>
          <table:table-cell office:value-type="float" office:value="0.0108017921447754" calcext:value-type="float">
            <text:p>0.010801792144775</text:p>
          </table:table-cell>
          <table:table-cell office:value-type="float" office:value="0.00804311037063599" calcext:value-type="float">
            <text:p>0.0080431103706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75523853302002" calcext:value-type="float">
            <text:p>0.0075523853302</text:p>
          </table:table-cell>
          <table:table-cell office:value-type="float" office:value="0.0103180408477783" calcext:value-type="float">
            <text:p>0.010318040847778</text:p>
          </table:table-cell>
          <table:table-cell office:value-type="float" office:value="0.00801886320114136" calcext:value-type="float">
            <text:p>0.0080188632011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758600234985352" calcext:value-type="float">
            <text:p>0.007586002349854</text:p>
          </table:table-cell>
          <table:table-cell office:value-type="float" office:value="0.0109241008758545" calcext:value-type="float">
            <text:p>0.010924100875855</text:p>
          </table:table-cell>
          <table:table-cell office:value-type="float" office:value="0.00803681612014771" calcext:value-type="float">
            <text:p>0.0080368161201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761961936950684" calcext:value-type="float">
            <text:p>0.007619619369507</text:p>
          </table:table-cell>
          <table:table-cell office:value-type="float" office:value="0.0105602741241455" calcext:value-type="float">
            <text:p>0.010560274124146</text:p>
          </table:table-cell>
          <table:table-cell office:value-type="float" office:value="0.00825750827789307" calcext:value-type="float">
            <text:p>0.0082575082778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760006904602051" calcext:value-type="float">
            <text:p>0.007600069046021</text:p>
          </table:table-cell>
          <table:table-cell office:value-type="float" office:value="0.0105555057525635" calcext:value-type="float">
            <text:p>0.010555505752564</text:p>
          </table:table-cell>
          <table:table-cell office:value-type="float" office:value="0.00803513526916504" calcext:value-type="float">
            <text:p>0.0080351352691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748395919799805" calcext:value-type="float">
            <text:p>0.007483959197998</text:p>
          </table:table-cell>
          <table:table-cell office:value-type="float" office:value="0.0103347301483154" calcext:value-type="float">
            <text:p>0.010334730148316</text:p>
          </table:table-cell>
          <table:table-cell office:value-type="float" office:value="0.00811420679092407" calcext:value-type="float">
            <text:p>0.0081142067909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757884979248047" calcext:value-type="float">
            <text:p>0.00757884979248</text:p>
          </table:table-cell>
          <table:table-cell office:value-type="float" office:value="0.0106735229492188" calcext:value-type="float">
            <text:p>0.010673522949219</text:p>
          </table:table-cell>
          <table:table-cell office:value-type="float" office:value="0.00815984010696411" calcext:value-type="float">
            <text:p>0.0081598401069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75678825378418" calcext:value-type="float">
            <text:p>0.007567882537842</text:p>
          </table:table-cell>
          <table:table-cell office:value-type="float" office:value="0.00915384292602539" calcext:value-type="float">
            <text:p>0.009153842926025</text:p>
          </table:table-cell>
          <table:table-cell office:value-type="float" office:value="0.00800014734268189" calcext:value-type="float">
            <text:p>0.0080001473426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755929946899414" calcext:value-type="float">
            <text:p>0.007559299468994</text:p>
          </table:table-cell>
          <table:table-cell office:value-type="float" office:value="0.0108256340026856" calcext:value-type="float">
            <text:p>0.010825634002686</text:p>
          </table:table-cell>
          <table:table-cell office:value-type="float" office:value="0.0082248330116272" calcext:value-type="float">
            <text:p>0.0082248330116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738859176635742" calcext:value-type="float">
            <text:p>0.007388591766357</text:p>
          </table:table-cell>
          <table:table-cell office:value-type="float" office:value="0.0108711719512939" calcext:value-type="float">
            <text:p>0.010871171951294</text:p>
          </table:table-cell>
          <table:table-cell office:value-type="float" office:value="0.00822354555130005" calcext:value-type="float">
            <text:p>0.0082235455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796294212341309" calcext:value-type="float">
            <text:p>0.007962942123413</text:p>
          </table:table-cell>
          <table:table-cell office:value-type="float" office:value="0.010655403137207" calcext:value-type="float">
            <text:p>0.010655403137207</text:p>
          </table:table-cell>
          <table:table-cell office:value-type="float" office:value="0.00845887660980225" calcext:value-type="float">
            <text:p>0.0084588766098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752091407775879" calcext:value-type="float">
            <text:p>0.007520914077759</text:p>
          </table:table-cell>
          <table:table-cell office:value-type="float" office:value="0.0107288360595703" calcext:value-type="float">
            <text:p>0.01072883605957</text:p>
          </table:table-cell>
          <table:table-cell office:value-type="float" office:value="0.00825703144073486" calcext:value-type="float">
            <text:p>0.0082570314407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752329826354981" calcext:value-type="float">
            <text:p>0.00752329826355</text:p>
          </table:table-cell>
          <table:table-cell office:value-type="float" office:value="0.0110235214233398" calcext:value-type="float">
            <text:p>0.01102352142334</text:p>
          </table:table-cell>
          <table:table-cell office:value-type="float" office:value="0.00820403099060059" calcext:value-type="float">
            <text:p>0.0082040309906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761318206787109" calcext:value-type="float">
            <text:p>0.007613182067871</text:p>
          </table:table-cell>
          <table:table-cell office:value-type="float" office:value="0.0109109878540039" calcext:value-type="float">
            <text:p>0.010910987854004</text:p>
          </table:table-cell>
          <table:table-cell office:value-type="float" office:value="0.00815622806549072" calcext:value-type="float">
            <text:p>0.0081562280654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787520408630371" calcext:value-type="float">
            <text:p>0.007875204086304</text:p>
          </table:table-cell>
          <table:table-cell office:value-type="float" office:value="0.0109100341796875" calcext:value-type="float">
            <text:p>0.010910034179688</text:p>
          </table:table-cell>
          <table:table-cell office:value-type="float" office:value="0.00829017162322998" calcext:value-type="float">
            <text:p>0.008290171623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769758224487305" calcext:value-type="float">
            <text:p>0.007697582244873</text:p>
          </table:table-cell>
          <table:table-cell office:value-type="float" office:value="0.0109162330627441" calcext:value-type="float">
            <text:p>0.010916233062744</text:p>
          </table:table-cell>
          <table:table-cell office:value-type="float" office:value="0.00826541185379029" calcext:value-type="float">
            <text:p>0.008265411853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758028030395508" calcext:value-type="float">
            <text:p>0.007580280303955</text:p>
          </table:table-cell>
          <table:table-cell office:value-type="float" office:value="0.00963211059570313" calcext:value-type="float">
            <text:p>0.009632110595703</text:p>
          </table:table-cell>
          <table:table-cell office:value-type="float" office:value="0.00810734033584595" calcext:value-type="float">
            <text:p>0.0081073403358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750160217285156" calcext:value-type="float">
            <text:p>0.007501602172852</text:p>
          </table:table-cell>
          <table:table-cell office:value-type="float" office:value="0.00974845886230469" calcext:value-type="float">
            <text:p>0.009748458862305</text:p>
          </table:table-cell>
          <table:table-cell office:value-type="float" office:value="0.00809926986694336" calcext:value-type="float">
            <text:p>0.0080992698669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766921043395996" calcext:value-type="float">
            <text:p>0.00766921043396</text:p>
          </table:table-cell>
          <table:table-cell office:value-type="float" office:value="0.00973176956176758" calcext:value-type="float">
            <text:p>0.009731769561768</text:p>
          </table:table-cell>
          <table:table-cell office:value-type="float" office:value="0.00825514793395996" calcext:value-type="float">
            <text:p>0.008255147933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782871246337891" calcext:value-type="float">
            <text:p>0.007828712463379</text:p>
          </table:table-cell>
          <table:table-cell office:value-type="float" office:value="0.00938916206359863" calcext:value-type="float">
            <text:p>0.009389162063599</text:p>
          </table:table-cell>
          <table:table-cell office:value-type="float" office:value="0.00827808380126953" calcext:value-type="float">
            <text:p>0.008278083801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750732421875" calcext:value-type="float">
            <text:p>0.00750732421875</text:p>
          </table:table-cell>
          <table:table-cell office:value-type="float" office:value="0.00962996482849121" calcext:value-type="float">
            <text:p>0.009629964828491</text:p>
          </table:table-cell>
          <table:table-cell office:value-type="float" office:value="0.008091139793396" calcext:value-type="float">
            <text:p>0.0080911397933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758457183837891" calcext:value-type="float">
            <text:p>0.007584571838379</text:p>
          </table:table-cell>
          <table:table-cell office:value-type="float" office:value="0.00891757011413574" calcext:value-type="float">
            <text:p>0.008917570114136</text:p>
          </table:table-cell>
          <table:table-cell office:value-type="float" office:value="0.00818108320236206" calcext:value-type="float">
            <text:p>0.008181083202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764846801757813" calcext:value-type="float">
            <text:p>0.007648468017578</text:p>
          </table:table-cell>
          <table:table-cell office:value-type="float" office:value="0.00909495353698731" calcext:value-type="float">
            <text:p>0.009094953536987</text:p>
          </table:table-cell>
          <table:table-cell office:value-type="float" office:value="0.00811402797698975" calcext:value-type="float">
            <text:p>0.008114027976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757908821105957" calcext:value-type="float">
            <text:p>0.00757908821106</text:p>
          </table:table-cell>
          <table:table-cell office:value-type="float" office:value="0.00944066047668457" calcext:value-type="float">
            <text:p>0.009440660476685</text:p>
          </table:table-cell>
          <table:table-cell office:value-type="float" office:value="0.00825673341751099" calcext:value-type="float">
            <text:p>0.0082567334175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764536857604981" calcext:value-type="float">
            <text:p>0.00764536857605</text:p>
          </table:table-cell>
          <table:table-cell office:value-type="float" office:value="0.00945687294006348" calcext:value-type="float">
            <text:p>0.009456872940063</text:p>
          </table:table-cell>
          <table:table-cell office:value-type="float" office:value="0.00830296277999878" calcext:value-type="float">
            <text:p>0.0083029627799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766897201538086" calcext:value-type="float">
            <text:p>0.007668972015381</text:p>
          </table:table-cell>
          <table:table-cell office:value-type="float" office:value="0.00977754592895508" calcext:value-type="float">
            <text:p>0.009777545928955</text:p>
          </table:table-cell>
          <table:table-cell office:value-type="float" office:value="0.00826231241226196" calcext:value-type="float">
            <text:p>0.0082623124122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766158103942871" calcext:value-type="float">
            <text:p>0.007661581039429</text:p>
          </table:table-cell>
          <table:table-cell office:value-type="float" office:value="0.00929331779479981" calcext:value-type="float">
            <text:p>0.0092933177948</text:p>
          </table:table-cell>
          <table:table-cell office:value-type="float" office:value="0.00829497575759888" calcext:value-type="float">
            <text:p>0.0082949757575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792121887207031" calcext:value-type="float">
            <text:p>0.00792121887207</text:p>
          </table:table-cell>
          <table:table-cell office:value-type="float" office:value="0.00946307182312012" calcext:value-type="float">
            <text:p>0.00946307182312</text:p>
          </table:table-cell>
          <table:table-cell office:value-type="float" office:value="0.00829976797103882" calcext:value-type="float">
            <text:p>0.0082997679710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755953788757324" calcext:value-type="float">
            <text:p>0.007559537887573</text:p>
          </table:table-cell>
          <table:table-cell office:value-type="float" office:value="0.0092310905456543" calcext:value-type="float">
            <text:p>0.009231090545654</text:p>
          </table:table-cell>
          <table:table-cell office:value-type="float" office:value="0.00811017751693726" calcext:value-type="float">
            <text:p>0.0081101775169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764775276184082" calcext:value-type="float">
            <text:p>0.007647752761841</text:p>
          </table:table-cell>
          <table:table-cell office:value-type="float" office:value="0.0112016201019287" calcext:value-type="float">
            <text:p>0.011201620101929</text:p>
          </table:table-cell>
          <table:table-cell office:value-type="float" office:value="0.00830222368240356" calcext:value-type="float">
            <text:p>0.0083022236824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765395164489746" calcext:value-type="float">
            <text:p>0.007653951644897</text:p>
          </table:table-cell>
          <table:table-cell office:value-type="float" office:value="0.00940418243408203" calcext:value-type="float">
            <text:p>0.009404182434082</text:p>
          </table:table-cell>
          <table:table-cell office:value-type="float" office:value="0.00817644596099854" calcext:value-type="float">
            <text:p>0.0081764459609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785303115844727" calcext:value-type="float">
            <text:p>0.007853031158447</text:p>
          </table:table-cell>
          <table:table-cell office:value-type="float" office:value="0.00966310501098633" calcext:value-type="float">
            <text:p>0.009663105010986</text:p>
          </table:table-cell>
          <table:table-cell office:value-type="float" office:value="0.0083013653755188" calcext:value-type="float">
            <text:p>0.0083013653755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766897201538086" calcext:value-type="float">
            <text:p>0.007668972015381</text:p>
          </table:table-cell>
          <table:table-cell office:value-type="float" office:value="0.010256290435791" calcext:value-type="float">
            <text:p>0.010256290435791</text:p>
          </table:table-cell>
          <table:table-cell office:value-type="float" office:value="0.00829348564147949" calcext:value-type="float">
            <text:p>0.008293485641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767660140991211" calcext:value-type="float">
            <text:p>0.007676601409912</text:p>
          </table:table-cell>
          <table:table-cell office:value-type="float" office:value="0.0102922916412354" calcext:value-type="float">
            <text:p>0.010292291641235</text:p>
          </table:table-cell>
          <table:table-cell office:value-type="float" office:value="0.00832195281982422" calcext:value-type="float">
            <text:p>0.0083219528198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763797760009766" calcext:value-type="float">
            <text:p>0.007637977600098</text:p>
          </table:table-cell>
          <table:table-cell office:value-type="float" office:value="0.00949931144714356" calcext:value-type="float">
            <text:p>0.009499311447144</text:p>
          </table:table-cell>
          <table:table-cell office:value-type="float" office:value="0.00836565494537354" calcext:value-type="float">
            <text:p>0.0083656549453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788736343383789" calcext:value-type="float">
            <text:p>0.007887363433838</text:p>
          </table:table-cell>
          <table:table-cell office:value-type="float" office:value="0.00925540924072266" calcext:value-type="float">
            <text:p>0.009255409240723</text:p>
          </table:table-cell>
          <table:table-cell office:value-type="float" office:value="0.00833413600921631" calcext:value-type="float">
            <text:p>0.0083341360092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759696960449219" calcext:value-type="float">
            <text:p>0.007596969604492</text:p>
          </table:table-cell>
          <table:table-cell office:value-type="float" office:value="0.00936937332153321" calcext:value-type="float">
            <text:p>0.009369373321533</text:p>
          </table:table-cell>
          <table:table-cell office:value-type="float" office:value="0.00831575393676758" calcext:value-type="float">
            <text:p>0.008315753936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786495208740234" calcext:value-type="float">
            <text:p>0.007864952087402</text:p>
          </table:table-cell>
          <table:table-cell office:value-type="float" office:value="0.00952386856079102" calcext:value-type="float">
            <text:p>0.009523868560791</text:p>
          </table:table-cell>
          <table:table-cell office:value-type="float" office:value="0.00836591720581055" calcext:value-type="float">
            <text:p>0.0083659172058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54570960998535" calcext:value-type="float">
            <text:p>0.007545709609985</text:p>
          </table:table-cell>
          <table:table-cell office:value-type="float" office:value="0.00983285903930664" calcext:value-type="float">
            <text:p>0.009832859039307</text:p>
          </table:table-cell>
          <table:table-cell office:value-type="float" office:value="0.00840423107147217" calcext:value-type="float">
            <text:p>0.0084042310714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777101516723633" calcext:value-type="float">
            <text:p>0.007771015167236</text:p>
          </table:table-cell>
          <table:table-cell office:value-type="float" office:value="0.00957751274108887" calcext:value-type="float">
            <text:p>0.009577512741089</text:p>
          </table:table-cell>
          <table:table-cell office:value-type="float" office:value="0.00824615955352783" calcext:value-type="float">
            <text:p>0.0082461595535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775337219238281" calcext:value-type="float">
            <text:p>0.007753372192383</text:p>
          </table:table-cell>
          <table:table-cell office:value-type="float" office:value="0.0097951889038086" calcext:value-type="float">
            <text:p>0.009795188903809</text:p>
          </table:table-cell>
          <table:table-cell office:value-type="float" office:value="0.00821875333786011" calcext:value-type="float">
            <text:p>0.008218753337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770998001098633" calcext:value-type="float">
            <text:p>0.007709980010986</text:p>
          </table:table-cell>
          <table:table-cell office:value-type="float" office:value="0.00998306274414063" calcext:value-type="float">
            <text:p>0.009983062744141</text:p>
          </table:table-cell>
          <table:table-cell office:value-type="float" office:value="0.00819087028503418" calcext:value-type="float">
            <text:p>0.0081908702850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789499282836914" calcext:value-type="float">
            <text:p>0.007894992828369</text:p>
          </table:table-cell>
          <table:table-cell office:value-type="float" office:value="0.00913763046264648" calcext:value-type="float">
            <text:p>0.009137630462646</text:p>
          </table:table-cell>
          <table:table-cell office:value-type="float" office:value="0.00830016136169434" calcext:value-type="float">
            <text:p>0.0083001613616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798344612121582" calcext:value-type="float">
            <text:p>0.007983446121216</text:p>
          </table:table-cell>
          <table:table-cell office:value-type="float" office:value="0.00919699668884277" calcext:value-type="float">
            <text:p>0.009196996688843</text:p>
          </table:table-cell>
          <table:table-cell office:value-type="float" office:value="0.00830329656600952" calcext:value-type="float">
            <text:p>0.008303296566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772500038146973" calcext:value-type="float">
            <text:p>0.00772500038147</text:p>
          </table:table-cell>
          <table:table-cell office:value-type="float" office:value="0.00984025001525879" calcext:value-type="float">
            <text:p>0.009840250015259</text:p>
          </table:table-cell>
          <table:table-cell office:value-type="float" office:value="0.00829886198043823" calcext:value-type="float">
            <text:p>0.0082988619804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791525840759277" calcext:value-type="float">
            <text:p>0.007915258407593</text:p>
          </table:table-cell>
          <table:table-cell office:value-type="float" office:value="0.00960111618041992" calcext:value-type="float">
            <text:p>0.00960111618042</text:p>
          </table:table-cell>
          <table:table-cell office:value-type="float" office:value="0.00836162567138672" calcext:value-type="float">
            <text:p>0.0083616256713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787782669067383" calcext:value-type="float">
            <text:p>0.007877826690674</text:p>
          </table:table-cell>
          <table:table-cell office:value-type="float" office:value="0.00952696800231934" calcext:value-type="float">
            <text:p>0.009526968002319</text:p>
          </table:table-cell>
          <table:table-cell office:value-type="float" office:value="0.00828274488449097" calcext:value-type="float">
            <text:p>0.0082827448844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778651237487793" calcext:value-type="float">
            <text:p>0.007786512374878</text:p>
          </table:table-cell>
          <table:table-cell office:value-type="float" office:value="0.00962924957275391" calcext:value-type="float">
            <text:p>0.009629249572754</text:p>
          </table:table-cell>
          <table:table-cell office:value-type="float" office:value="0.00845359563827515" calcext:value-type="float">
            <text:p>0.0084535956382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795960426330566" calcext:value-type="float">
            <text:p>0.007959604263306</text:p>
          </table:table-cell>
          <table:table-cell office:value-type="float" office:value="0.00899791717529297" calcext:value-type="float">
            <text:p>0.008997917175293</text:p>
          </table:table-cell>
          <table:table-cell office:value-type="float" office:value="0.00840582847595215" calcext:value-type="float">
            <text:p>0.0084058284759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785398483276367" calcext:value-type="float">
            <text:p>0.007853984832764</text:p>
          </table:table-cell>
          <table:table-cell office:value-type="float" office:value="0.00939321517944336" calcext:value-type="float">
            <text:p>0.009393215179443</text:p>
          </table:table-cell>
          <table:table-cell office:value-type="float" office:value="0.00825576782226563" calcext:value-type="float">
            <text:p>0.0082557678222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800251960754395" calcext:value-type="float">
            <text:p>0.008002519607544</text:p>
          </table:table-cell>
          <table:table-cell office:value-type="float" office:value="0.00978183746337891" calcext:value-type="float">
            <text:p>0.009781837463379</text:p>
          </table:table-cell>
          <table:table-cell office:value-type="float" office:value="0.00851857662200928" calcext:value-type="float">
            <text:p>0.0085185766220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799655914306641" calcext:value-type="float">
            <text:p>0.007996559143066</text:p>
          </table:table-cell>
          <table:table-cell office:value-type="float" office:value="0.00940442085266113" calcext:value-type="float">
            <text:p>0.009404420852661</text:p>
          </table:table-cell>
          <table:table-cell office:value-type="float" office:value="0.00829508304595947" calcext:value-type="float">
            <text:p>0.0082950830459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766563415527344" calcext:value-type="float">
            <text:p>0.007665634155273</text:p>
          </table:table-cell>
          <table:table-cell office:value-type="float" office:value="0.00958538055419922" calcext:value-type="float">
            <text:p>0.009585380554199</text:p>
          </table:table-cell>
          <table:table-cell office:value-type="float" office:value="0.00824280977249146" calcext:value-type="float">
            <text:p>0.0082428097724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772809982299805" calcext:value-type="float">
            <text:p>0.007728099822998</text:p>
          </table:table-cell>
          <table:table-cell office:value-type="float" office:value="0.00966906547546387" calcext:value-type="float">
            <text:p>0.009669065475464</text:p>
          </table:table-cell>
          <table:table-cell office:value-type="float" office:value="0.00826007127761841" calcext:value-type="float">
            <text:p>0.0082600712776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781536102294922" calcext:value-type="float">
            <text:p>0.007815361022949</text:p>
          </table:table-cell>
          <table:table-cell office:value-type="float" office:value="0.00946450233459473" calcext:value-type="float">
            <text:p>0.009464502334595</text:p>
          </table:table-cell>
          <table:table-cell office:value-type="float" office:value="0.00835950374603272" calcext:value-type="float">
            <text:p>0.0083595037460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772809982299805" calcext:value-type="float">
            <text:p>0.007728099822998</text:p>
          </table:table-cell>
          <table:table-cell office:value-type="float" office:value="0.0092613697052002" calcext:value-type="float">
            <text:p>0.0092613697052</text:p>
          </table:table-cell>
          <table:table-cell office:value-type="float" office:value="0.00841817855834961" calcext:value-type="float">
            <text:p>0.008418178558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764250755310059" calcext:value-type="float">
            <text:p>0.007642507553101</text:p>
          </table:table-cell>
          <table:table-cell office:value-type="float" office:value="0.0100018978118896" calcext:value-type="float">
            <text:p>0.01000189781189</text:p>
          </table:table-cell>
          <table:table-cell office:value-type="float" office:value="0.00837148427963257" calcext:value-type="float">
            <text:p>0.0083714842796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786995887756348" calcext:value-type="float">
            <text:p>0.007869958877563</text:p>
          </table:table-cell>
          <table:table-cell office:value-type="float" office:value="0.00948953628540039" calcext:value-type="float">
            <text:p>0.0094895362854</text:p>
          </table:table-cell>
          <table:table-cell office:value-type="float" office:value="0.00838643312454224" calcext:value-type="float">
            <text:p>0.0083864331245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771665573120117" calcext:value-type="float">
            <text:p>0.007716655731201</text:p>
          </table:table-cell>
          <table:table-cell office:value-type="float" office:value="0.00908422470092773" calcext:value-type="float">
            <text:p>0.009084224700928</text:p>
          </table:table-cell>
          <table:table-cell office:value-type="float" office:value="0.00837321281433106" calcext:value-type="float">
            <text:p>0.0083732128143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778555870056152" calcext:value-type="float">
            <text:p>0.007785558700562</text:p>
          </table:table-cell>
          <table:table-cell office:value-type="float" office:value="0.00988030433654785" calcext:value-type="float">
            <text:p>0.009880304336548</text:p>
          </table:table-cell>
          <table:table-cell office:value-type="float" office:value="0.00845263004302979" calcext:value-type="float">
            <text:p>0.00845263004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774598121643067" calcext:value-type="float">
            <text:p>0.007745981216431</text:p>
          </table:table-cell>
          <table:table-cell office:value-type="float" office:value="0.00947403907775879" calcext:value-type="float">
            <text:p>0.009474039077759</text:p>
          </table:table-cell>
          <table:table-cell office:value-type="float" office:value="0.00843517780303955" calcext:value-type="float">
            <text:p>0.00843517780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817346572875977" calcext:value-type="float">
            <text:p>0.00817346572876</text:p>
          </table:table-cell>
          <table:table-cell office:value-type="float" office:value="0.00964879989624023" calcext:value-type="float">
            <text:p>0.00964879989624</text:p>
          </table:table-cell>
          <table:table-cell office:value-type="float" office:value="0.00855423212051392" calcext:value-type="float">
            <text:p>0.0085542321205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78432559967041" calcext:value-type="float">
            <text:p>0.007843255996704</text:p>
          </table:table-cell>
          <table:table-cell office:value-type="float" office:value="0.0101609230041504" calcext:value-type="float">
            <text:p>0.01016092300415</text:p>
          </table:table-cell>
          <table:table-cell office:value-type="float" office:value="0.00838620662689209" calcext:value-type="float">
            <text:p>0.0083862066268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771236419677734" calcext:value-type="float">
            <text:p>0.007712364196777</text:p>
          </table:table-cell>
          <table:table-cell office:value-type="float" office:value="0.0103633403778076" calcext:value-type="float">
            <text:p>0.010363340377808</text:p>
          </table:table-cell>
          <table:table-cell office:value-type="float" office:value="0.00831276178359986" calcext:value-type="float">
            <text:p>0.00831276178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786066055297852" calcext:value-type="float">
            <text:p>0.007860660552979</text:p>
          </table:table-cell>
          <table:table-cell office:value-type="float" office:value="0.0105953216552734" calcext:value-type="float">
            <text:p>0.010595321655274</text:p>
          </table:table-cell>
          <table:table-cell office:value-type="float" office:value="0.00827064514160156" calcext:value-type="float">
            <text:p>0.0082706451416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778532028198242" calcext:value-type="float">
            <text:p>0.007785320281982</text:p>
          </table:table-cell>
          <table:table-cell office:value-type="float" office:value="0.0105605125427246" calcext:value-type="float">
            <text:p>0.010560512542725</text:p>
          </table:table-cell>
          <table:table-cell office:value-type="float" office:value="0.00837030410766602" calcext:value-type="float">
            <text:p>0.008370304107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767850875854492" calcext:value-type="float">
            <text:p>0.007678508758545</text:p>
          </table:table-cell>
          <table:table-cell office:value-type="float" office:value="0.0106170177459717" calcext:value-type="float">
            <text:p>0.010617017745972</text:p>
          </table:table-cell>
          <table:table-cell office:value-type="float" office:value="0.00834982395172119" calcext:value-type="float">
            <text:p>0.0083498239517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771069526672363" calcext:value-type="float">
            <text:p>0.007710695266724</text:p>
          </table:table-cell>
          <table:table-cell office:value-type="float" office:value="0.0102107524871826" calcext:value-type="float">
            <text:p>0.010210752487183</text:p>
          </table:table-cell>
          <table:table-cell office:value-type="float" office:value="0.00834774971008301" calcext:value-type="float">
            <text:p>0.0083477497100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783252716064453" calcext:value-type="float">
            <text:p>0.007832527160645</text:p>
          </table:table-cell>
          <table:table-cell office:value-type="float" office:value="0.0102884769439697" calcext:value-type="float">
            <text:p>0.01028847694397</text:p>
          </table:table-cell>
          <table:table-cell office:value-type="float" office:value="0.00833494663238526" calcext:value-type="float">
            <text:p>0.0083349466323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785899162292481" calcext:value-type="float">
            <text:p>0.007858991622925</text:p>
          </table:table-cell>
          <table:table-cell office:value-type="float" office:value="0.0102808475494385" calcext:value-type="float">
            <text:p>0.010280847549439</text:p>
          </table:table-cell>
          <table:table-cell office:value-type="float" office:value="0.00840061902999878" calcext:value-type="float">
            <text:p>0.008400619029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774264335632324" calcext:value-type="float">
            <text:p>0.007742643356323</text:p>
          </table:table-cell>
          <table:table-cell office:value-type="float" office:value="0.00967860221862793" calcext:value-type="float">
            <text:p>0.009678602218628</text:p>
          </table:table-cell>
          <table:table-cell office:value-type="float" office:value="0.0083911657333374" calcext:value-type="float">
            <text:p>0.0083911657333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789189338684082" calcext:value-type="float">
            <text:p>0.007891893386841</text:p>
          </table:table-cell>
          <table:table-cell office:value-type="float" office:value="0.00956153869628906" calcext:value-type="float">
            <text:p>0.009561538696289</text:p>
          </table:table-cell>
          <table:table-cell office:value-type="float" office:value="0.00851171016693115" calcext:value-type="float">
            <text:p>0.0085117101669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784039497375488" calcext:value-type="float">
            <text:p>0.007840394973755</text:p>
          </table:table-cell>
          <table:table-cell office:value-type="float" office:value="0.00972509384155273" calcext:value-type="float">
            <text:p>0.009725093841553</text:p>
          </table:table-cell>
          <table:table-cell office:value-type="float" office:value="0.00847649574279785" calcext:value-type="float">
            <text:p>0.0084764957427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773954391479492" calcext:value-type="float">
            <text:p>0.007739543914795</text:p>
          </table:table-cell>
          <table:table-cell office:value-type="float" office:value="0.0101253986358643" calcext:value-type="float">
            <text:p>0.010125398635864</text:p>
          </table:table-cell>
          <table:table-cell office:value-type="float" office:value="0.0083163857460022" calcext:value-type="float">
            <text:p>0.0083163857460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780010223388672" calcext:value-type="float">
            <text:p>0.007800102233887</text:p>
          </table:table-cell>
          <table:table-cell office:value-type="float" office:value="0.0100433826446533" calcext:value-type="float">
            <text:p>0.010043382644653</text:p>
          </table:table-cell>
          <table:table-cell office:value-type="float" office:value="0.00824292898178101" calcext:value-type="float">
            <text:p>0.0082429289817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774049758911133" calcext:value-type="float">
            <text:p>0.007740497589111</text:p>
          </table:table-cell>
          <table:table-cell office:value-type="float" office:value="0.00995564460754395" calcext:value-type="float">
            <text:p>0.009955644607544</text:p>
          </table:table-cell>
          <table:table-cell office:value-type="float" office:value="0.00841497182846069" calcext:value-type="float">
            <text:p>0.0084149718284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79197883605957" calcext:value-type="float">
            <text:p>0.007919788360596</text:p>
          </table:table-cell>
          <table:table-cell office:value-type="float" office:value="0.0100827217102051" calcext:value-type="float">
            <text:p>0.010082721710205</text:p>
          </table:table-cell>
          <table:table-cell office:value-type="float" office:value="0.00842766761779785" calcext:value-type="float">
            <text:p>0.0084276676177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785732269287109" calcext:value-type="float">
            <text:p>0.007857322692871</text:p>
          </table:table-cell>
          <table:table-cell office:value-type="float" office:value="0.00962495803833008" calcext:value-type="float">
            <text:p>0.00962495803833</text:p>
          </table:table-cell>
          <table:table-cell office:value-type="float" office:value="0.00840833187103272" calcext:value-type="float">
            <text:p>0.0084083318710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811028480529785" calcext:value-type="float">
            <text:p>0.008110284805298</text:p>
          </table:table-cell>
          <table:table-cell office:value-type="float" office:value="0.0100111961364746" calcext:value-type="float">
            <text:p>0.010011196136475</text:p>
          </table:table-cell>
          <table:table-cell office:value-type="float" office:value="0.00856889486312866" calcext:value-type="float">
            <text:p>0.0085688948631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78272819519043" calcext:value-type="float">
            <text:p>0.007827281951904</text:p>
          </table:table-cell>
          <table:table-cell office:value-type="float" office:value="0.00976896286010742" calcext:value-type="float">
            <text:p>0.009768962860107</text:p>
          </table:table-cell>
          <table:table-cell office:value-type="float" office:value="0.00840108394622803" calcext:value-type="float">
            <text:p>0.008401083946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797009468078613" calcext:value-type="float">
            <text:p>0.007970094680786</text:p>
          </table:table-cell>
          <table:table-cell office:value-type="float" office:value="0.0095665454864502" calcext:value-type="float">
            <text:p>0.00956654548645</text:p>
          </table:table-cell>
          <table:table-cell office:value-type="float" office:value="0.00842519998550415" calcext:value-type="float">
            <text:p>0.0084251999855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794267654418945" calcext:value-type="float">
            <text:p>0.007942676544189</text:p>
          </table:table-cell>
          <table:table-cell office:value-type="float" office:value="0.00979900360107422" calcext:value-type="float">
            <text:p>0.009799003601074</text:p>
          </table:table-cell>
          <table:table-cell office:value-type="float" office:value="0.00831212997436523" calcext:value-type="float">
            <text:p>0.0083121299743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800347328186035" calcext:value-type="float">
            <text:p>0.00800347328186</text:p>
          </table:table-cell>
          <table:table-cell office:value-type="float" office:value="0.00973057746887207" calcext:value-type="float">
            <text:p>0.009730577468872</text:p>
          </table:table-cell>
          <table:table-cell office:value-type="float" office:value="0.00832613706588745" calcext:value-type="float">
            <text:p>0.0083261370658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778079032897949" calcext:value-type="float">
            <text:p>0.00778079032898</text:p>
          </table:table-cell>
          <table:table-cell office:value-type="float" office:value="0.00968742370605469" calcext:value-type="float">
            <text:p>0.009687423706055</text:p>
          </table:table-cell>
          <table:table-cell office:value-type="float" office:value="0.00834435224533081" calcext:value-type="float">
            <text:p>0.0083443522453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797128677368164" calcext:value-type="float">
            <text:p>0.007971286773682</text:p>
          </table:table-cell>
          <table:table-cell office:value-type="float" office:value="0.0104484558105469" calcext:value-type="float">
            <text:p>0.010448455810547</text:p>
          </table:table-cell>
          <table:table-cell office:value-type="float" office:value="0.00857541561126709" calcext:value-type="float">
            <text:p>0.0085754156112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794386863708496" calcext:value-type="float">
            <text:p>0.007943868637085</text:p>
          </table:table-cell>
          <table:table-cell office:value-type="float" office:value="0.0101642608642578" calcext:value-type="float">
            <text:p>0.010164260864258</text:p>
          </table:table-cell>
          <table:table-cell office:value-type="float" office:value="0.00854967832565308" calcext:value-type="float">
            <text:p>0.0085496783256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795149803161621" calcext:value-type="float">
            <text:p>0.007951498031616</text:p>
          </table:table-cell>
          <table:table-cell office:value-type="float" office:value="0.00976610183715821" calcext:value-type="float">
            <text:p>0.009766101837158</text:p>
          </table:table-cell>
          <table:table-cell office:value-type="float" office:value="0.00844624042510986" calcext:value-type="float">
            <text:p>0.008446240425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779128074645996" calcext:value-type="float">
            <text:p>0.00779128074646</text:p>
          </table:table-cell>
          <table:table-cell office:value-type="float" office:value="0.00942444801330566" calcext:value-type="float">
            <text:p>0.009424448013306</text:p>
          </table:table-cell>
          <table:table-cell office:value-type="float" office:value="0.00824580192565918" calcext:value-type="float">
            <text:p>0.0082458019256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779795646667481" calcext:value-type="float">
            <text:p>0.007797956466675</text:p>
          </table:table-cell>
          <table:table-cell office:value-type="float" office:value="0.00975584983825684" calcext:value-type="float">
            <text:p>0.009755849838257</text:p>
          </table:table-cell>
          <table:table-cell office:value-type="float" office:value="0.00834020376205444" calcext:value-type="float">
            <text:p>0.0083402037620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778555870056152" calcext:value-type="float">
            <text:p>0.007785558700562</text:p>
          </table:table-cell>
          <table:table-cell office:value-type="float" office:value="0.0100135803222656" calcext:value-type="float">
            <text:p>0.010013580322266</text:p>
          </table:table-cell>
          <table:table-cell office:value-type="float" office:value="0.00841728448867798" calcext:value-type="float">
            <text:p>0.0084172844886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783729553222656" calcext:value-type="float">
            <text:p>0.007837295532227</text:p>
          </table:table-cell>
          <table:table-cell office:value-type="float" office:value="0.00970506668090821" calcext:value-type="float">
            <text:p>0.009705066680908</text:p>
          </table:table-cell>
          <table:table-cell office:value-type="float" office:value="0.00833638906478882" calcext:value-type="float">
            <text:p>0.008336389064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811624526977539" calcext:value-type="float">
            <text:p>0.008116245269775</text:p>
          </table:table-cell>
          <table:table-cell office:value-type="float" office:value="0.00972485542297363" calcext:value-type="float">
            <text:p>0.009724855422974</text:p>
          </table:table-cell>
          <table:table-cell office:value-type="float" office:value="0.00861054658889771" calcext:value-type="float">
            <text:p>0.0086105465888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885653495788574" calcext:value-type="float">
            <text:p>0.008856534957886</text:p>
          </table:table-cell>
          <table:table-cell office:value-type="float" office:value="0.0114808082580566" calcext:value-type="float">
            <text:p>0.011480808258057</text:p>
          </table:table-cell>
          <table:table-cell office:value-type="float" office:value="0.00950034856796265" calcext:value-type="float">
            <text:p>0.0095003485679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853419303894043" calcext:value-type="float">
            <text:p>0.00853419303894</text:p>
          </table:table-cell>
          <table:table-cell office:value-type="float" office:value="0.0115702152252197" calcext:value-type="float">
            <text:p>0.01157021522522</text:p>
          </table:table-cell>
          <table:table-cell office:value-type="float" office:value="0.00921694040298462" calcext:value-type="float">
            <text:p>0.0092169404029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87122917175293" calcext:value-type="float">
            <text:p>0.008712291717529</text:p>
          </table:table-cell>
          <table:table-cell office:value-type="float" office:value="0.0112173557281494" calcext:value-type="float">
            <text:p>0.01121735572815</text:p>
          </table:table-cell>
          <table:table-cell office:value-type="float" office:value="0.00919984579086304" calcext:value-type="float">
            <text:p>0.00919984579086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864624977111816" calcext:value-type="float">
            <text:p>0.008646249771118</text:p>
          </table:table-cell>
          <table:table-cell office:value-type="float" office:value="0.0101156234741211" calcext:value-type="float">
            <text:p>0.010115623474121</text:p>
          </table:table-cell>
          <table:table-cell office:value-type="float" office:value="0.00918667316436768" calcext:value-type="float">
            <text:p>0.0091866731643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82705020904541" calcext:value-type="float">
            <text:p>0.008270502090454</text:p>
          </table:table-cell>
          <table:table-cell office:value-type="float" office:value="0.00999069213867188" calcext:value-type="float">
            <text:p>0.009990692138672</text:p>
          </table:table-cell>
          <table:table-cell office:value-type="float" office:value="0.00895316600799561" calcext:value-type="float">
            <text:p>0.0089531660079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874090194702148" calcext:value-type="float">
            <text:p>0.008740901947021</text:p>
          </table:table-cell>
          <table:table-cell office:value-type="float" office:value="0.0118441581726074" calcext:value-type="float">
            <text:p>0.011844158172608</text:p>
          </table:table-cell>
          <table:table-cell office:value-type="float" office:value="0.00984005928039551" calcext:value-type="float">
            <text:p>0.0098400592803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905108451843262" calcext:value-type="float">
            <text:p>0.009051084518433</text:p>
          </table:table-cell>
          <table:table-cell office:value-type="float" office:value="0.0111293792724609" calcext:value-type="float">
            <text:p>0.011129379272461</text:p>
          </table:table-cell>
          <table:table-cell office:value-type="float" office:value="0.00986025333404541" calcext:value-type="float">
            <text:p>0.0098602533340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89869499206543" calcext:value-type="float">
            <text:p>0.008986949920654</text:p>
          </table:table-cell>
          <table:table-cell office:value-type="float" office:value="0.0113887786865234" calcext:value-type="float">
            <text:p>0.011388778686524</text:p>
          </table:table-cell>
          <table:table-cell office:value-type="float" office:value="0.00971317291259766" calcext:value-type="float">
            <text:p>0.0097131729125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885868072509766" calcext:value-type="float">
            <text:p>0.008858680725098</text:p>
          </table:table-cell>
          <table:table-cell office:value-type="float" office:value="0.0105633735656738" calcext:value-type="float">
            <text:p>0.010563373565674</text:p>
          </table:table-cell>
          <table:table-cell office:value-type="float" office:value="0.00980544090270996" calcext:value-type="float">
            <text:p>0.009805440902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839948654174805" calcext:value-type="float">
            <text:p>0.008399486541748</text:p>
          </table:table-cell>
          <table:table-cell office:value-type="float" office:value="0.0121438503265381" calcext:value-type="float">
            <text:p>0.012143850326538</text:p>
          </table:table-cell>
          <table:table-cell office:value-type="float" office:value="0.00951948165893555" calcext:value-type="float">
            <text:p>0.0095194816589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806975364685059" calcext:value-type="float">
            <text:p>0.008069753646851</text:p>
          </table:table-cell>
          <table:table-cell office:value-type="float" office:value="0.0101749897003174" calcext:value-type="float">
            <text:p>0.010174989700317</text:p>
          </table:table-cell>
          <table:table-cell office:value-type="float" office:value="0.00870969295501709" calcext:value-type="float">
            <text:p>0.0087096929550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809097290039063" calcext:value-type="float">
            <text:p>0.008090972900391</text:p>
          </table:table-cell>
          <table:table-cell office:value-type="float" office:value="0.0103213787078857" calcext:value-type="float">
            <text:p>0.010321378707886</text:p>
          </table:table-cell>
          <table:table-cell office:value-type="float" office:value="0.00859377384185791" calcext:value-type="float">
            <text:p>0.0085937738418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796365737915039" calcext:value-type="float">
            <text:p>0.00796365737915</text:p>
          </table:table-cell>
          <table:table-cell office:value-type="float" office:value="0.00991868972778321" calcext:value-type="float">
            <text:p>0.009918689727783</text:p>
          </table:table-cell>
          <table:table-cell office:value-type="float" office:value="0.00855427980422974" calcext:value-type="float">
            <text:p>0.008554279804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808238983154297" calcext:value-type="float">
            <text:p>0.008082389831543</text:p>
          </table:table-cell>
          <table:table-cell office:value-type="float" office:value="0.0102736949920654" calcext:value-type="float">
            <text:p>0.010273694992066</text:p>
          </table:table-cell>
          <table:table-cell office:value-type="float" office:value="0.00874743461608887" calcext:value-type="float">
            <text:p>0.0087474346160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794076919555664" calcext:value-type="float">
            <text:p>0.007940769195557</text:p>
          </table:table-cell>
          <table:table-cell office:value-type="float" office:value="0.00953769683837891" calcext:value-type="float">
            <text:p>0.009537696838379</text:p>
          </table:table-cell>
          <table:table-cell office:value-type="float" office:value="0.00848152637481689" calcext:value-type="float">
            <text:p>0.0084815263748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806355476379395" calcext:value-type="float">
            <text:p>0.008063554763794</text:p>
          </table:table-cell>
          <table:table-cell office:value-type="float" office:value="0.00971484184265137" calcext:value-type="float">
            <text:p>0.009714841842651</text:p>
          </table:table-cell>
          <table:table-cell office:value-type="float" office:value="0.00857064723968506" calcext:value-type="float">
            <text:p>0.0085706472396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816130638122559" calcext:value-type="float">
            <text:p>0.008161306381226</text:p>
          </table:table-cell>
          <table:table-cell office:value-type="float" office:value="0.0136539936065674" calcext:value-type="float">
            <text:p>0.013653993606567</text:p>
          </table:table-cell>
          <table:table-cell office:value-type="float" office:value="0.00900163650512695" calcext:value-type="float">
            <text:p>0.0090016365051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796627998352051" calcext:value-type="float">
            <text:p>0.007966279983521</text:p>
          </table:table-cell>
          <table:table-cell office:value-type="float" office:value="0.0111944675445557" calcext:value-type="float">
            <text:p>0.011194467544556</text:p>
          </table:table-cell>
          <table:table-cell office:value-type="float" office:value="0.00871943235397339" calcext:value-type="float">
            <text:p>0.0087194323539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01610946655273" calcext:value-type="float">
            <text:p>0.008016109466553</text:p>
          </table:table-cell>
          <table:table-cell office:value-type="float" office:value="0.0113358497619629" calcext:value-type="float">
            <text:p>0.011335849761963</text:p>
          </table:table-cell>
          <table:table-cell office:value-type="float" office:value="0.00858418941497803" calcext:value-type="float">
            <text:p>0.0085841894149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80258846282959" calcext:value-type="float">
            <text:p>0.008025884628296</text:p>
          </table:table-cell>
          <table:table-cell office:value-type="float" office:value="0.0154874324798584" calcext:value-type="float">
            <text:p>0.015487432479858</text:p>
          </table:table-cell>
          <table:table-cell office:value-type="float" office:value="0.00913089513778687" calcext:value-type="float">
            <text:p>0.0091308951377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811100006103516" calcext:value-type="float">
            <text:p>0.008111000061035</text:p>
          </table:table-cell>
          <table:table-cell office:value-type="float" office:value="0.00998640060424805" calcext:value-type="float">
            <text:p>0.009986400604248</text:p>
          </table:table-cell>
          <table:table-cell office:value-type="float" office:value="0.00862419605255127" calcext:value-type="float">
            <text:p>0.0086241960525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827836990356445" calcext:value-type="float">
            <text:p>0.008278369903564</text:p>
          </table:table-cell>
          <table:table-cell office:value-type="float" office:value="0.00976276397705078" calcext:value-type="float">
            <text:p>0.009762763977051</text:p>
          </table:table-cell>
          <table:table-cell office:value-type="float" office:value="0.00865359306335449" calcext:value-type="float">
            <text:p>0.0086535930633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805091857910156" calcext:value-type="float">
            <text:p>0.008050918579102</text:p>
          </table:table-cell>
          <table:table-cell office:value-type="float" office:value="0.00986623764038086" calcext:value-type="float">
            <text:p>0.009866237640381</text:p>
          </table:table-cell>
          <table:table-cell office:value-type="float" office:value="0.00881540775299072" calcext:value-type="float">
            <text:p>0.00881540775299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814342498779297" calcext:value-type="float">
            <text:p>0.008143424987793</text:p>
          </table:table-cell>
          <table:table-cell office:value-type="float" office:value="0.00973773002624512" calcext:value-type="float">
            <text:p>0.009737730026245</text:p>
          </table:table-cell>
          <table:table-cell office:value-type="float" office:value="0.00872257947921753" calcext:value-type="float">
            <text:p>0.0087225794792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802993774414063" calcext:value-type="float">
            <text:p>0.008029937744141</text:p>
          </table:table-cell>
          <table:table-cell office:value-type="float" office:value="0.0100550651550293" calcext:value-type="float">
            <text:p>0.010055065155029</text:p>
          </table:table-cell>
          <table:table-cell office:value-type="float" office:value="0.00871684551239014" calcext:value-type="float">
            <text:p>0.008716845512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805950164794922" calcext:value-type="float">
            <text:p>0.008059501647949</text:p>
          </table:table-cell>
          <table:table-cell office:value-type="float" office:value="0.0113115310668945" calcext:value-type="float">
            <text:p>0.011311531066895</text:p>
          </table:table-cell>
          <table:table-cell office:value-type="float" office:value="0.00882083177566528" calcext:value-type="float">
            <text:p>0.0088208317756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814509391784668" calcext:value-type="float">
            <text:p>0.008145093917847</text:p>
          </table:table-cell>
          <table:table-cell office:value-type="float" office:value="0.0100955963134766" calcext:value-type="float">
            <text:p>0.010095596313477</text:p>
          </table:table-cell>
          <table:table-cell office:value-type="float" office:value="0.0086795449256897" calcext:value-type="float">
            <text:p>0.008679544925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803852081298828" calcext:value-type="float">
            <text:p>0.008038520812988</text:p>
          </table:table-cell>
          <table:table-cell office:value-type="float" office:value="0.0123183727264404" calcext:value-type="float">
            <text:p>0.012318372726441</text:p>
          </table:table-cell>
          <table:table-cell office:value-type="float" office:value="0.00872935056686401" calcext:value-type="float">
            <text:p>0.0087293505668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806689262390137" calcext:value-type="float">
            <text:p>0.008066892623901</text:p>
          </table:table-cell>
          <table:table-cell office:value-type="float" office:value="0.0114328861236572" calcext:value-type="float">
            <text:p>0.011432886123657</text:p>
          </table:table-cell>
          <table:table-cell office:value-type="float" office:value="0.00881133079528809" calcext:value-type="float">
            <text:p>0.0088113307952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817036628723145" calcext:value-type="float">
            <text:p>0.008170366287231</text:p>
          </table:table-cell>
          <table:table-cell office:value-type="float" office:value="0.0099337100982666" calcext:value-type="float">
            <text:p>0.009933710098267</text:p>
          </table:table-cell>
          <table:table-cell office:value-type="float" office:value="0.00860021114349365" calcext:value-type="float">
            <text:p>0.0086002111434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841999053955078" calcext:value-type="float">
            <text:p>0.008419990539551</text:p>
          </table:table-cell>
          <table:table-cell office:value-type="float" office:value="0.0102624893188477" calcext:value-type="float">
            <text:p>0.010262489318848</text:p>
          </table:table-cell>
          <table:table-cell office:value-type="float" office:value="0.00884982347488403" calcext:value-type="float">
            <text:p>0.0088498234748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814342498779297" calcext:value-type="float">
            <text:p>0.008143424987793</text:p>
          </table:table-cell>
          <table:table-cell office:value-type="float" office:value="0.00972580909729004" calcext:value-type="float">
            <text:p>0.00972580909729</text:p>
          </table:table-cell>
          <table:table-cell office:value-type="float" office:value="0.00884602069854737" calcext:value-type="float">
            <text:p>0.0088460206985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823044776916504" calcext:value-type="float">
            <text:p>0.008230447769165</text:p>
          </table:table-cell>
          <table:table-cell office:value-type="float" office:value="0.0100481510162354" calcext:value-type="float">
            <text:p>0.010048151016235</text:p>
          </table:table-cell>
          <table:table-cell office:value-type="float" office:value="0.00870887041091919" calcext:value-type="float">
            <text:p>0.0087088704109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831174850463867" calcext:value-type="float">
            <text:p>0.008311748504639</text:p>
          </table:table-cell>
          <table:table-cell office:value-type="float" office:value="0.00993013381958008" calcext:value-type="float">
            <text:p>0.00993013381958</text:p>
          </table:table-cell>
          <table:table-cell office:value-type="float" office:value="0.00876837968826294" calcext:value-type="float">
            <text:p>0.0087683796882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810694694519043" calcext:value-type="float">
            <text:p>0.00810694694519</text:p>
          </table:table-cell>
          <table:table-cell office:value-type="float" office:value="0.0103168487548828" calcext:value-type="float">
            <text:p>0.010316848754883</text:p>
          </table:table-cell>
          <table:table-cell office:value-type="float" office:value="0.00860790014266968" calcext:value-type="float">
            <text:p>0.008607900142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806379318237305" calcext:value-type="float">
            <text:p>0.008063793182373</text:p>
          </table:table-cell>
          <table:table-cell office:value-type="float" office:value="0.0100488662719727" calcext:value-type="float">
            <text:p>0.010048866271973</text:p>
          </table:table-cell>
          <table:table-cell office:value-type="float" office:value="0.00867716073989868" calcext:value-type="float">
            <text:p>0.0086771607398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81017017364502" calcext:value-type="float">
            <text:p>0.00810170173645</text:p>
          </table:table-cell>
          <table:table-cell office:value-type="float" office:value="0.00981998443603516" calcext:value-type="float">
            <text:p>0.009819984436035</text:p>
          </table:table-cell>
          <table:table-cell office:value-type="float" office:value="0.00875816345214844" calcext:value-type="float">
            <text:p>0.0087581634521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815558433532715" calcext:value-type="float">
            <text:p>0.008155584335327</text:p>
          </table:table-cell>
          <table:table-cell office:value-type="float" office:value="0.0107381343841553" calcext:value-type="float">
            <text:p>0.010738134384155</text:p>
          </table:table-cell>
          <table:table-cell office:value-type="float" office:value="0.00878894329071045" calcext:value-type="float">
            <text:p>0.008788943290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840592384338379" calcext:value-type="float">
            <text:p>0.008405923843384</text:p>
          </table:table-cell>
          <table:table-cell office:value-type="float" office:value="0.0112755298614502" calcext:value-type="float">
            <text:p>0.01127552986145</text:p>
          </table:table-cell>
          <table:table-cell office:value-type="float" office:value="0.00904767513275147" calcext:value-type="float">
            <text:p>0.0090476751327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806164741516113" calcext:value-type="float">
            <text:p>0.008061647415161</text:p>
          </table:table-cell>
          <table:table-cell office:value-type="float" office:value="0.0124261379241943" calcext:value-type="float">
            <text:p>0.012426137924194</text:p>
          </table:table-cell>
          <table:table-cell office:value-type="float" office:value="0.00902249813079834" calcext:value-type="float">
            <text:p>0.0090224981307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834870338439941" calcext:value-type="float">
            <text:p>0.008348703384399</text:p>
          </table:table-cell>
          <table:table-cell office:value-type="float" office:value="0.0100693702697754" calcext:value-type="float">
            <text:p>0.010069370269775</text:p>
          </table:table-cell>
          <table:table-cell office:value-type="float" office:value="0.00875437259674072" calcext:value-type="float">
            <text:p>0.0087543725967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817155838012695" calcext:value-type="float">
            <text:p>0.008171558380127</text:p>
          </table:table-cell>
          <table:table-cell office:value-type="float" office:value="0.0105855464935303" calcext:value-type="float">
            <text:p>0.01058554649353</text:p>
          </table:table-cell>
          <table:table-cell office:value-type="float" office:value="0.0088320255279541" calcext:value-type="float">
            <text:p>0.0088320255279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08382034301758" calcext:value-type="float">
            <text:p>0.008083820343018</text:p>
          </table:table-cell>
          <table:table-cell office:value-type="float" office:value="0.00986194610595703" calcext:value-type="float">
            <text:p>0.009861946105957</text:p>
          </table:table-cell>
          <table:table-cell office:value-type="float" office:value="0.00861009359359741" calcext:value-type="float">
            <text:p>0.0086100935935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809645652770996" calcext:value-type="float">
            <text:p>0.00809645652771</text:p>
          </table:table-cell>
          <table:table-cell office:value-type="float" office:value="0.0101454257965088" calcext:value-type="float">
            <text:p>0.010145425796509</text:p>
          </table:table-cell>
          <table:table-cell office:value-type="float" office:value="0.00871937274932861" calcext:value-type="float">
            <text:p>0.0087193727493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819087028503418" calcext:value-type="float">
            <text:p>0.008190870285034</text:p>
          </table:table-cell>
          <table:table-cell office:value-type="float" office:value="0.00978159904479981" calcext:value-type="float">
            <text:p>0.0097815990448</text:p>
          </table:table-cell>
          <table:table-cell office:value-type="float" office:value="0.00887528657913208" calcext:value-type="float">
            <text:p>0.0088752865791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84688663482666" calcext:value-type="float">
            <text:p>0.008468866348267</text:p>
          </table:table-cell>
          <table:table-cell office:value-type="float" office:value="0.011833667755127" calcext:value-type="float">
            <text:p>0.011833667755127</text:p>
          </table:table-cell>
          <table:table-cell office:value-type="float" office:value="0.00903195142745972" calcext:value-type="float">
            <text:p>0.009031951427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819206237792969" calcext:value-type="float">
            <text:p>0.00819206237793</text:p>
          </table:table-cell>
          <table:table-cell office:value-type="float" office:value="0.0146698951721191" calcext:value-type="float">
            <text:p>0.014669895172119</text:p>
          </table:table-cell>
          <table:table-cell office:value-type="float" office:value="0.0089773416519165" calcext:value-type="float">
            <text:p>0.0089773416519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814628601074219" calcext:value-type="float">
            <text:p>0.008146286010742</text:p>
          </table:table-cell>
          <table:table-cell office:value-type="float" office:value="0.0114955902099609" calcext:value-type="float">
            <text:p>0.011495590209961</text:p>
          </table:table-cell>
          <table:table-cell office:value-type="float" office:value="0.00876094102859497" calcext:value-type="float">
            <text:p>0.0087609410285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845551490783691" calcext:value-type="float">
            <text:p>0.008455514907837</text:p>
          </table:table-cell>
          <table:table-cell office:value-type="float" office:value="0.0119698047637939" calcext:value-type="float">
            <text:p>0.011969804763794</text:p>
          </table:table-cell>
          <table:table-cell office:value-type="float" office:value="0.00905468463897705" calcext:value-type="float">
            <text:p>0.0090546846389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814008712768555" calcext:value-type="float">
            <text:p>0.008140087127686</text:p>
          </table:table-cell>
          <table:table-cell office:value-type="float" office:value="0.0115747451782227" calcext:value-type="float">
            <text:p>0.011574745178223</text:p>
          </table:table-cell>
          <table:table-cell office:value-type="float" office:value="0.00889904499053955" calcext:value-type="float">
            <text:p>0.0088990449905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868678092956543" calcext:value-type="float">
            <text:p>0.008686780929565</text:p>
          </table:table-cell>
          <table:table-cell office:value-type="float" office:value="0.0112984180450439" calcext:value-type="float">
            <text:p>0.011298418045044</text:p>
          </table:table-cell>
          <table:table-cell office:value-type="float" office:value="0.0091488242149353" calcext:value-type="float">
            <text:p>0.0091488242149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821232795715332" calcext:value-type="float">
            <text:p>0.008212327957153</text:p>
          </table:table-cell>
          <table:table-cell office:value-type="float" office:value="0.011716365814209" calcext:value-type="float">
            <text:p>0.011716365814209</text:p>
          </table:table-cell>
          <table:table-cell office:value-type="float" office:value="0.00899442434310913" calcext:value-type="float">
            <text:p>0.0089944243431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872111320495606" calcext:value-type="float">
            <text:p>0.008721113204956</text:p>
          </table:table-cell>
          <table:table-cell office:value-type="float" office:value="0.0112082958221436" calcext:value-type="float">
            <text:p>0.011208295822144</text:p>
          </table:table-cell>
          <table:table-cell office:value-type="float" office:value="0.00914926528930664" calcext:value-type="float">
            <text:p>0.0091492652893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835084915161133" calcext:value-type="float">
            <text:p>0.008350849151611</text:p>
          </table:table-cell>
          <table:table-cell office:value-type="float" office:value="0.0104029178619385" calcext:value-type="float">
            <text:p>0.010402917861939</text:p>
          </table:table-cell>
          <table:table-cell office:value-type="float" office:value="0.00899488925933838" calcext:value-type="float">
            <text:p>0.0089948892593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847673416137695" calcext:value-type="float">
            <text:p>0.008476734161377</text:p>
          </table:table-cell>
          <table:table-cell office:value-type="float" office:value="0.0101859569549561" calcext:value-type="float">
            <text:p>0.010185956954956</text:p>
          </table:table-cell>
          <table:table-cell office:value-type="float" office:value="0.0089430570602417" calcext:value-type="float">
            <text:p>0.0089430570602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820088386535645" calcext:value-type="float">
            <text:p>0.008200883865356</text:p>
          </table:table-cell>
          <table:table-cell office:value-type="float" office:value="0.00988078117370606" calcext:value-type="float">
            <text:p>0.009880781173706</text:p>
          </table:table-cell>
          <table:table-cell office:value-type="float" office:value="0.00879241228103638" calcext:value-type="float">
            <text:p>0.0087924122810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84528923034668" calcext:value-type="float">
            <text:p>0.008452892303467</text:p>
          </table:table-cell>
          <table:table-cell office:value-type="float" office:value="0.0101268291473389" calcext:value-type="float">
            <text:p>0.010126829147339</text:p>
          </table:table-cell>
          <table:table-cell office:value-type="float" office:value="0.00884932279586792" calcext:value-type="float">
            <text:p>0.0088493227958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829482078552246" calcext:value-type="float">
            <text:p>0.008294820785522</text:p>
          </table:table-cell>
          <table:table-cell office:value-type="float" office:value="0.0102448463439941" calcext:value-type="float">
            <text:p>0.010244846343994</text:p>
          </table:table-cell>
          <table:table-cell office:value-type="float" office:value="0.00904655456542969" calcext:value-type="float">
            <text:p>0.009046554565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833535194396973" calcext:value-type="float">
            <text:p>0.00833535194397</text:p>
          </table:table-cell>
          <table:table-cell office:value-type="float" office:value="0.0116524696350098" calcext:value-type="float">
            <text:p>0.01165246963501</text:p>
          </table:table-cell>
          <table:table-cell office:value-type="float" office:value="0.00903186798095703" calcext:value-type="float">
            <text:p>0.0090318679809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863504409790039" calcext:value-type="float">
            <text:p>0.0086350440979</text:p>
          </table:table-cell>
          <table:table-cell office:value-type="float" office:value="0.0119326114654541" calcext:value-type="float">
            <text:p>0.011932611465454</text:p>
          </table:table-cell>
          <table:table-cell office:value-type="float" office:value="0.00922204256057739" calcext:value-type="float">
            <text:p>0.0092220425605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829291343688965" calcext:value-type="float">
            <text:p>0.00829291343689</text:p>
          </table:table-cell>
          <table:table-cell office:value-type="float" office:value="0.0118355751037598" calcext:value-type="float">
            <text:p>0.01183557510376</text:p>
          </table:table-cell>
          <table:table-cell office:value-type="float" office:value="0.00909792184829712" calcext:value-type="float">
            <text:p>0.0090979218482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855827331542969" calcext:value-type="float">
            <text:p>0.00855827331543</text:p>
          </table:table-cell>
          <table:table-cell office:value-type="float" office:value="0.0117101669311523" calcext:value-type="float">
            <text:p>0.011710166931152</text:p>
          </table:table-cell>
          <table:table-cell office:value-type="float" office:value="0.00913010835647583" calcext:value-type="float">
            <text:p>0.0091301083564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850415229797363" calcext:value-type="float">
            <text:p>0.008504152297974</text:p>
          </table:table-cell>
          <table:table-cell office:value-type="float" office:value="0.0119211673736572" calcext:value-type="float">
            <text:p>0.011921167373657</text:p>
          </table:table-cell>
          <table:table-cell office:value-type="float" office:value="0.00899169445037842" calcext:value-type="float">
            <text:p>0.0089916944503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824928283691406" calcext:value-type="float">
            <text:p>0.008249282836914</text:p>
          </table:table-cell>
          <table:table-cell office:value-type="float" office:value="0.0118377208709717" calcext:value-type="float">
            <text:p>0.011837720870972</text:p>
          </table:table-cell>
          <table:table-cell office:value-type="float" office:value="0.00894540548324585" calcext:value-type="float">
            <text:p>0.0089454054832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857639312744141" calcext:value-type="float">
            <text:p>0.008576393127441</text:p>
          </table:table-cell>
          <table:table-cell office:value-type="float" office:value="0.0116031169891357" calcext:value-type="float">
            <text:p>0.011603116989136</text:p>
          </table:table-cell>
          <table:table-cell office:value-type="float" office:value="0.00899379253387451" calcext:value-type="float">
            <text:p>0.008993792533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851035118103027" calcext:value-type="float">
            <text:p>0.00851035118103</text:p>
          </table:table-cell>
          <table:table-cell office:value-type="float" office:value="0.0117301940917969" calcext:value-type="float">
            <text:p>0.011730194091797</text:p>
          </table:table-cell>
          <table:table-cell office:value-type="float" office:value="0.00910202264785767" calcext:value-type="float">
            <text:p>0.0091020226478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843214988708496" calcext:value-type="float">
            <text:p>0.008432149887085</text:p>
          </table:table-cell>
          <table:table-cell office:value-type="float" office:value="0.0103673934936523" calcext:value-type="float">
            <text:p>0.010367393493652</text:p>
          </table:table-cell>
          <table:table-cell office:value-type="float" office:value="0.00888772010803223" calcext:value-type="float">
            <text:p>0.0088877201080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829768180847168" calcext:value-type="float">
            <text:p>0.008297681808472</text:p>
          </table:table-cell>
          <table:table-cell office:value-type="float" office:value="0.00992584228515625" calcext:value-type="float">
            <text:p>0.009925842285156</text:p>
          </table:table-cell>
          <table:table-cell office:value-type="float" office:value="0.00871838331222534" calcext:value-type="float">
            <text:p>0.008718383312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842976570129395" calcext:value-type="float">
            <text:p>0.008429765701294</text:p>
          </table:table-cell>
          <table:table-cell office:value-type="float" office:value="0.0100553035736084" calcext:value-type="float">
            <text:p>0.010055303573608</text:p>
          </table:table-cell>
          <table:table-cell office:value-type="float" office:value="0.00882686376571655" calcext:value-type="float">
            <text:p>0.0088268637657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840163230895996" calcext:value-type="float">
            <text:p>0.00840163230896</text:p>
          </table:table-cell>
          <table:table-cell office:value-type="float" office:value="0.0104598999023438" calcext:value-type="float">
            <text:p>0.010459899902344</text:p>
          </table:table-cell>
          <table:table-cell office:value-type="float" office:value="0.00888446569442749" calcext:value-type="float">
            <text:p>0.0088844656944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883316993713379" calcext:value-type="float">
            <text:p>0.008833169937134</text:p>
          </table:table-cell>
          <table:table-cell office:value-type="float" office:value="0.0100061893463135" calcext:value-type="float">
            <text:p>0.010006189346314</text:p>
          </table:table-cell>
          <table:table-cell office:value-type="float" office:value="0.00921769142150879" calcext:value-type="float">
            <text:p>0.00921769142150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834560394287109" calcext:value-type="float">
            <text:p>0.008345603942871</text:p>
          </table:table-cell>
          <table:table-cell office:value-type="float" office:value="0.0102560520172119" calcext:value-type="float">
            <text:p>0.010256052017212</text:p>
          </table:table-cell>
          <table:table-cell office:value-type="float" office:value="0.00895403623580933" calcext:value-type="float">
            <text:p>0.00895403623580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855064392089844" calcext:value-type="float">
            <text:p>0.008550643920898</text:p>
          </table:table-cell>
          <table:table-cell office:value-type="float" office:value="0.0102953910827637" calcext:value-type="float">
            <text:p>0.010295391082764</text:p>
          </table:table-cell>
          <table:table-cell office:value-type="float" office:value="0.00899494886398315" calcext:value-type="float">
            <text:p>0.0089949488639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851178169250488" calcext:value-type="float">
            <text:p>0.008511781692505</text:p>
          </table:table-cell>
          <table:table-cell office:value-type="float" office:value="0.0103292465209961" calcext:value-type="float">
            <text:p>0.010329246520996</text:p>
          </table:table-cell>
          <table:table-cell office:value-type="float" office:value="0.009070885181427" calcext:value-type="float">
            <text:p>0.0090708851814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32605361938477" calcext:value-type="float">
            <text:p>0.008326053619385</text:p>
          </table:table-cell>
          <table:table-cell office:value-type="float" office:value="0.0103969573974609" calcext:value-type="float">
            <text:p>0.010396957397461</text:p>
          </table:table-cell>
          <table:table-cell office:value-type="float" office:value="0.00876595973968506" calcext:value-type="float">
            <text:p>0.0087659597396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830197334289551" calcext:value-type="float">
            <text:p>0.008301973342896</text:p>
          </table:table-cell>
          <table:table-cell office:value-type="float" office:value="0.0103557109832764" calcext:value-type="float">
            <text:p>0.010355710983276</text:p>
          </table:table-cell>
          <table:table-cell office:value-type="float" office:value="0.00878703594207764" calcext:value-type="float">
            <text:p>0.00878703594207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875687599182129" calcext:value-type="float">
            <text:p>0.008756875991821</text:p>
          </table:table-cell>
          <table:table-cell office:value-type="float" office:value="0.0108277797698975" calcext:value-type="float">
            <text:p>0.010827779769898</text:p>
          </table:table-cell>
          <table:table-cell office:value-type="float" office:value="0.00939769744873047" calcext:value-type="float">
            <text:p>0.0093976974487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913405418395996" calcext:value-type="float">
            <text:p>0.00913405418396</text:p>
          </table:table-cell>
          <table:table-cell office:value-type="float" office:value="0.0108883380889893" calcext:value-type="float">
            <text:p>0.010888338088989</text:p>
          </table:table-cell>
          <table:table-cell office:value-type="float" office:value="0.00961518287658691" calcext:value-type="float">
            <text:p>0.00961518287658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925087928771973" calcext:value-type="float">
            <text:p>0.00925087928772</text:p>
          </table:table-cell>
          <table:table-cell office:value-type="float" office:value="0.0111496448516846" calcext:value-type="float">
            <text:p>0.011149644851685</text:p>
          </table:table-cell>
          <table:table-cell office:value-type="float" office:value="0.009591543674469" calcext:value-type="float">
            <text:p>0.0095915436744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934553146362305" calcext:value-type="float">
            <text:p>0.009345531463623</text:p>
          </table:table-cell>
          <table:table-cell office:value-type="float" office:value="0.0109434127807617" calcext:value-type="float">
            <text:p>0.010943412780762</text:p>
          </table:table-cell>
          <table:table-cell office:value-type="float" office:value="0.00975110530853272" calcext:value-type="float">
            <text:p>0.0097511053085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899887084960938" calcext:value-type="float">
            <text:p>0.008998870849609</text:p>
          </table:table-cell>
          <table:table-cell office:value-type="float" office:value="0.0107159614562988" calcext:value-type="float">
            <text:p>0.010715961456299</text:p>
          </table:table-cell>
          <table:table-cell office:value-type="float" office:value="0.00944393873214722" calcext:value-type="float">
            <text:p>0.0094439387321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872325897216797" calcext:value-type="float">
            <text:p>0.008723258972168</text:p>
          </table:table-cell>
          <table:table-cell office:value-type="float" office:value="0.0109164714813232" calcext:value-type="float">
            <text:p>0.010916471481323</text:p>
          </table:table-cell>
          <table:table-cell office:value-type="float" office:value="0.00941991806030273" calcext:value-type="float">
            <text:p>0.0094199180603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859880447387695" calcext:value-type="float">
            <text:p>0.008598804473877</text:p>
          </table:table-cell>
          <table:table-cell office:value-type="float" office:value="0.0106182098388672" calcext:value-type="float">
            <text:p>0.010618209838867</text:p>
          </table:table-cell>
          <table:table-cell office:value-type="float" office:value="0.00909949541091919" calcext:value-type="float">
            <text:p>0.0090994954109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871706008911133" calcext:value-type="float">
            <text:p>0.008717060089111</text:p>
          </table:table-cell>
          <table:table-cell office:value-type="float" office:value="0.010577917098999" calcext:value-type="float">
            <text:p>0.010577917098999</text:p>
          </table:table-cell>
          <table:table-cell office:value-type="float" office:value="0.00944031476974488" calcext:value-type="float">
            <text:p>0.0094403147697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889277458190918" calcext:value-type="float">
            <text:p>0.008892774581909</text:p>
          </table:table-cell>
          <table:table-cell office:value-type="float" office:value="0.0105283260345459" calcext:value-type="float">
            <text:p>0.010528326034546</text:p>
          </table:table-cell>
          <table:table-cell office:value-type="float" office:value="0.00930248498916626" calcext:value-type="float">
            <text:p>0.0093024849891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882458686828613" calcext:value-type="float">
            <text:p>0.008824586868286</text:p>
          </table:table-cell>
          <table:table-cell office:value-type="float" office:value="0.010441780090332" calcext:value-type="float">
            <text:p>0.010441780090332</text:p>
          </table:table-cell>
          <table:table-cell office:value-type="float" office:value="0.00937304496765137" calcext:value-type="float">
            <text:p>0.0093730449676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889134407043457" calcext:value-type="float">
            <text:p>0.008891344070435</text:p>
          </table:table-cell>
          <table:table-cell office:value-type="float" office:value="0.0105643272399902" calcext:value-type="float">
            <text:p>0.01056432723999</text:p>
          </table:table-cell>
          <table:table-cell office:value-type="float" office:value="0.00926375389099121" calcext:value-type="float">
            <text:p>0.00926375389099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883150100708008" calcext:value-type="float">
            <text:p>0.00883150100708</text:p>
          </table:table-cell>
          <table:table-cell office:value-type="float" office:value="0.0110020637512207" calcext:value-type="float">
            <text:p>0.011002063751221</text:p>
          </table:table-cell>
          <table:table-cell office:value-type="float" office:value="0.00931556224822998" calcext:value-type="float">
            <text:p>0.009315562248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850057601928711" calcext:value-type="float">
            <text:p>0.008500576019287</text:p>
          </table:table-cell>
          <table:table-cell office:value-type="float" office:value="0.0112185478210449" calcext:value-type="float">
            <text:p>0.011218547821045</text:p>
          </table:table-cell>
          <table:table-cell office:value-type="float" office:value="0.00915166139602661" calcext:value-type="float">
            <text:p>0.0091516613960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834798812866211" calcext:value-type="float">
            <text:p>0.008347988128662</text:p>
          </table:table-cell>
          <table:table-cell office:value-type="float" office:value="0.011075496673584" calcext:value-type="float">
            <text:p>0.011075496673584</text:p>
          </table:table-cell>
          <table:table-cell office:value-type="float" office:value="0.00904608964920044" calcext:value-type="float">
            <text:p>0.009046089649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832486152648926" calcext:value-type="float">
            <text:p>0.008324861526489</text:p>
          </table:table-cell>
          <table:table-cell office:value-type="float" office:value="0.0112645626068115" calcext:value-type="float">
            <text:p>0.011264562606812</text:p>
          </table:table-cell>
          <table:table-cell office:value-type="float" office:value="0.00901287794113159" calcext:value-type="float">
            <text:p>0.0090128779411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85136890411377" calcext:value-type="float">
            <text:p>0.008513689041138</text:p>
          </table:table-cell>
          <table:table-cell office:value-type="float" office:value="0.0108451843261719" calcext:value-type="float">
            <text:p>0.010845184326172</text:p>
          </table:table-cell>
          <table:table-cell office:value-type="float" office:value="0.00902587175369263" calcext:value-type="float">
            <text:p>0.00902587175369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850963592529297" calcext:value-type="float">
            <text:p>0.008509635925293</text:p>
          </table:table-cell>
          <table:table-cell office:value-type="float" office:value="0.0108282566070557" calcext:value-type="float">
            <text:p>0.010828256607056</text:p>
          </table:table-cell>
          <table:table-cell office:value-type="float" office:value="0.00903955698013306" calcext:value-type="float">
            <text:p>0.0090395569801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860691070556641" calcext:value-type="float">
            <text:p>0.008606910705566</text:p>
          </table:table-cell>
          <table:table-cell office:value-type="float" office:value="0.0108644962310791" calcext:value-type="float">
            <text:p>0.010864496231079</text:p>
          </table:table-cell>
          <table:table-cell office:value-type="float" office:value="0.00908409357070923" calcext:value-type="float">
            <text:p>0.00908409357070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850582122802734" calcext:value-type="float">
            <text:p>0.008505821228027</text:p>
          </table:table-cell>
          <table:table-cell office:value-type="float" office:value="0.0110256671905518" calcext:value-type="float">
            <text:p>0.011025667190552</text:p>
          </table:table-cell>
          <table:table-cell office:value-type="float" office:value="0.00920584201812744" calcext:value-type="float">
            <text:p>0.0092058420181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850415229797363" calcext:value-type="float">
            <text:p>0.008504152297974</text:p>
          </table:table-cell>
          <table:table-cell office:value-type="float" office:value="0.0108850002288818" calcext:value-type="float">
            <text:p>0.010885000228882</text:p>
          </table:table-cell>
          <table:table-cell office:value-type="float" office:value="0.00904433727264404" calcext:value-type="float">
            <text:p>0.0090443372726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854706764221191" calcext:value-type="float">
            <text:p>0.008547067642212</text:p>
          </table:table-cell>
          <table:table-cell office:value-type="float" office:value="0.0106291770935059" calcext:value-type="float">
            <text:p>0.010629177093506</text:p>
          </table:table-cell>
          <table:table-cell office:value-type="float" office:value="0.00906205177307129" calcext:value-type="float">
            <text:p>0.0090620517730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849556922912598" calcext:value-type="float">
            <text:p>0.008495569229126</text:p>
          </table:table-cell>
          <table:table-cell office:value-type="float" office:value="0.0108258724212646" calcext:value-type="float">
            <text:p>0.010825872421265</text:p>
          </table:table-cell>
          <table:table-cell office:value-type="float" office:value="0.00912835597991943" calcext:value-type="float">
            <text:p>0.0091283559799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862932205200195" calcext:value-type="float">
            <text:p>0.008629322052002</text:p>
          </table:table-cell>
          <table:table-cell office:value-type="float" office:value="0.0106842517852783" calcext:value-type="float">
            <text:p>0.010684251785278</text:p>
          </table:table-cell>
          <table:table-cell office:value-type="float" office:value="0.00892724990844727" calcext:value-type="float">
            <text:p>0.0089272499084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857234001159668" calcext:value-type="float">
            <text:p>0.008572340011597</text:p>
          </table:table-cell>
          <table:table-cell office:value-type="float" office:value="0.0105969905853271" calcext:value-type="float">
            <text:p>0.010596990585327</text:p>
          </table:table-cell>
          <table:table-cell office:value-type="float" office:value="0.00886764526367188" calcext:value-type="float">
            <text:p>0.00886764526367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867843627929688" calcext:value-type="float">
            <text:p>0.008678436279297</text:p>
          </table:table-cell>
          <table:table-cell office:value-type="float" office:value="0.0105710029602051" calcext:value-type="float">
            <text:p>0.010571002960205</text:p>
          </table:table-cell>
          <table:table-cell office:value-type="float" office:value="0.00923677682876587" calcext:value-type="float">
            <text:p>0.0092367768287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852441787719727" calcext:value-type="float">
            <text:p>0.008524417877197</text:p>
          </table:table-cell>
          <table:table-cell office:value-type="float" office:value="0.0109572410583496" calcext:value-type="float">
            <text:p>0.01095724105835</text:p>
          </table:table-cell>
          <table:table-cell office:value-type="float" office:value="0.00909683704376221" calcext:value-type="float">
            <text:p>0.0090968370437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886106491088867" calcext:value-type="float">
            <text:p>0.008861064910889</text:p>
          </table:table-cell>
          <table:table-cell office:value-type="float" office:value="0.010979175567627" calcext:value-type="float">
            <text:p>0.010979175567627</text:p>
          </table:table-cell>
          <table:table-cell office:value-type="float" office:value="0.00942033529281616" calcext:value-type="float">
            <text:p>0.0094203352928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862693786621094" calcext:value-type="float">
            <text:p>0.008626937866211</text:p>
          </table:table-cell>
          <table:table-cell office:value-type="float" office:value="0.0111069679260254" calcext:value-type="float">
            <text:p>0.011106967926025</text:p>
          </table:table-cell>
          <table:table-cell office:value-type="float" office:value="0.00913788080215454" calcext:value-type="float">
            <text:p>0.0091378808021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847959518432617" calcext:value-type="float">
            <text:p>0.008479595184326</text:p>
          </table:table-cell>
          <table:table-cell office:value-type="float" office:value="0.0104589462280273" calcext:value-type="float">
            <text:p>0.010458946228027</text:p>
          </table:table-cell>
          <table:table-cell office:value-type="float" office:value="0.00906697511672974" calcext:value-type="float">
            <text:p>0.009066975116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892281532287598" calcext:value-type="float">
            <text:p>0.008922815322876</text:p>
          </table:table-cell>
          <table:table-cell office:value-type="float" office:value="0.0106356143951416" calcext:value-type="float">
            <text:p>0.010635614395142</text:p>
          </table:table-cell>
          <table:table-cell office:value-type="float" office:value="0.00944982767105102" calcext:value-type="float">
            <text:p>0.0094498276710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847387313842773" calcext:value-type="float">
            <text:p>0.008473873138428</text:p>
          </table:table-cell>
          <table:table-cell office:value-type="float" office:value="0.0106437206268311" calcext:value-type="float">
            <text:p>0.010643720626831</text:p>
          </table:table-cell>
          <table:table-cell office:value-type="float" office:value="0.00934337377548218" calcext:value-type="float">
            <text:p>0.0093433737754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857400894165039" calcext:value-type="float">
            <text:p>0.00857400894165</text:p>
          </table:table-cell>
          <table:table-cell office:value-type="float" office:value="0.010462760925293" calcext:value-type="float">
            <text:p>0.010462760925293</text:p>
          </table:table-cell>
          <table:table-cell office:value-type="float" office:value="0.00912381410598755" calcext:value-type="float">
            <text:p>0.00912381410598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877523422241211" calcext:value-type="float">
            <text:p>0.008775234222412</text:p>
          </table:table-cell>
          <table:table-cell office:value-type="float" office:value="0.0103621482849121" calcext:value-type="float">
            <text:p>0.010362148284912</text:p>
          </table:table-cell>
          <table:table-cell office:value-type="float" office:value="0.00935336351394653" calcext:value-type="float">
            <text:p>0.0093533635139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874543190002441" calcext:value-type="float">
            <text:p>0.008745431900024</text:p>
          </table:table-cell>
          <table:table-cell office:value-type="float" office:value="0.0107722282409668" calcext:value-type="float">
            <text:p>0.010772228240967</text:p>
          </table:table-cell>
          <table:table-cell office:value-type="float" office:value="0.00929416418075562" calcext:value-type="float">
            <text:p>0.0092941641807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864696502685547" calcext:value-type="float">
            <text:p>0.008646965026855</text:p>
          </table:table-cell>
          <table:table-cell office:value-type="float" office:value="0.0104961395263672" calcext:value-type="float">
            <text:p>0.010496139526367</text:p>
          </table:table-cell>
          <table:table-cell office:value-type="float" office:value="0.00929319858551025" calcext:value-type="float">
            <text:p>0.009293198585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854611396789551" calcext:value-type="float">
            <text:p>0.008546113967896</text:p>
          </table:table-cell>
          <table:table-cell office:value-type="float" office:value="0.0105230808258057" calcext:value-type="float">
            <text:p>0.010523080825806</text:p>
          </table:table-cell>
          <table:table-cell office:value-type="float" office:value="0.00918982028961182" calcext:value-type="float">
            <text:p>0.0091898202896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856637954711914" calcext:value-type="float">
            <text:p>0.008566379547119</text:p>
          </table:table-cell>
          <table:table-cell office:value-type="float" office:value="0.0117597579956055" calcext:value-type="float">
            <text:p>0.011759757995606</text:p>
          </table:table-cell>
          <table:table-cell office:value-type="float" office:value="0.0092694878578186" calcext:value-type="float">
            <text:p>0.0092694878578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878190994262695" calcext:value-type="float">
            <text:p>0.008781909942627</text:p>
          </table:table-cell>
          <table:table-cell office:value-type="float" office:value="0.0111238956451416" calcext:value-type="float">
            <text:p>0.011123895645142</text:p>
          </table:table-cell>
          <table:table-cell office:value-type="float" office:value="0.00930526256561279" calcext:value-type="float">
            <text:p>0.0093052625656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889897346496582" calcext:value-type="float">
            <text:p>0.008898973464966</text:p>
          </table:table-cell>
          <table:table-cell office:value-type="float" office:value="0.0115840435028076" calcext:value-type="float">
            <text:p>0.011584043502808</text:p>
          </table:table-cell>
          <table:table-cell office:value-type="float" office:value="0.00936634540557861" calcext:value-type="float">
            <text:p>0.00936634540557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890374183654785" calcext:value-type="float">
            <text:p>0.008903741836548</text:p>
          </table:table-cell>
          <table:table-cell office:value-type="float" office:value="0.012467622756958" calcext:value-type="float">
            <text:p>0.012467622756958</text:p>
          </table:table-cell>
          <table:table-cell office:value-type="float" office:value="0.00967216491699219" calcext:value-type="float">
            <text:p>0.00967216491699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895500183105469" calcext:value-type="float">
            <text:p>0.008955001831055</text:p>
          </table:table-cell>
          <table:table-cell office:value-type="float" office:value="0.0123791694641113" calcext:value-type="float">
            <text:p>0.012379169464111</text:p>
          </table:table-cell>
          <table:table-cell office:value-type="float" office:value="0.00964592695236206" calcext:value-type="float">
            <text:p>0.00964592695236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909042358398438" calcext:value-type="float">
            <text:p>0.009090423583984</text:p>
          </table:table-cell>
          <table:table-cell office:value-type="float" office:value="0.0110089778900146" calcext:value-type="float">
            <text:p>0.011008977890015</text:p>
          </table:table-cell>
          <table:table-cell office:value-type="float" office:value="0.00959900617599487" calcext:value-type="float">
            <text:p>0.0095990061759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904607772827148" calcext:value-type="float">
            <text:p>0.009046077728271</text:p>
          </table:table-cell>
          <table:table-cell office:value-type="float" office:value="0.0123434066772461" calcext:value-type="float">
            <text:p>0.012343406677246</text:p>
          </table:table-cell>
          <table:table-cell office:value-type="float" office:value="0.0095016360282898" calcext:value-type="float">
            <text:p>0.009501636028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94597339630127" calcext:value-type="float">
            <text:p>0.009459733963013</text:p>
          </table:table-cell>
          <table:table-cell office:value-type="float" office:value="0.0112063884735107" calcext:value-type="float">
            <text:p>0.011206388473511</text:p>
          </table:table-cell>
          <table:table-cell office:value-type="float" office:value="0.00986741781234741" calcext:value-type="float">
            <text:p>0.0098674178123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912761688232422" calcext:value-type="float">
            <text:p>0.009127616882324</text:p>
          </table:table-cell>
          <table:table-cell office:value-type="float" office:value="0.0116310119628906" calcext:value-type="float">
            <text:p>0.011631011962891</text:p>
          </table:table-cell>
          <table:table-cell office:value-type="float" office:value="0.0096551775932312" calcext:value-type="float">
            <text:p>0.0096551775932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886821746826172" calcext:value-type="float">
            <text:p>0.008868217468262</text:p>
          </table:table-cell>
          <table:table-cell office:value-type="float" office:value="0.0119059085845947" calcext:value-type="float">
            <text:p>0.011905908584595</text:p>
          </table:table-cell>
          <table:table-cell office:value-type="float" office:value="0.00954891443252564" calcext:value-type="float">
            <text:p>0.0095489144325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908899307250977" calcext:value-type="float">
            <text:p>0.00908899307251</text:p>
          </table:table-cell>
          <table:table-cell office:value-type="float" office:value="0.0110359191894531" calcext:value-type="float">
            <text:p>0.011035919189453</text:p>
          </table:table-cell>
          <table:table-cell office:value-type="float" office:value="0.00953800678253174" calcext:value-type="float">
            <text:p>0.0095380067825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863075256347656" calcext:value-type="float">
            <text:p>0.008630752563477</text:p>
          </table:table-cell>
          <table:table-cell office:value-type="float" office:value="0.0108554363250732" calcext:value-type="float">
            <text:p>0.010855436325073</text:p>
          </table:table-cell>
          <table:table-cell office:value-type="float" office:value="0.00928486585617066" calcext:value-type="float">
            <text:p>0.0092848658561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881171226501465" calcext:value-type="float">
            <text:p>0.008811712265015</text:p>
          </table:table-cell>
          <table:table-cell office:value-type="float" office:value="0.0111944675445557" calcext:value-type="float">
            <text:p>0.011194467544556</text:p>
          </table:table-cell>
          <table:table-cell office:value-type="float" office:value="0.00913314819335938" calcext:value-type="float">
            <text:p>0.0091331481933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869417190551758" calcext:value-type="float">
            <text:p>0.008694171905518</text:p>
          </table:table-cell>
          <table:table-cell office:value-type="float" office:value="0.0107707977294922" calcext:value-type="float">
            <text:p>0.010770797729492</text:p>
          </table:table-cell>
          <table:table-cell office:value-type="float" office:value="0.00931729078292847" calcext:value-type="float">
            <text:p>0.0093172907829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922846794128418" calcext:value-type="float">
            <text:p>0.009228467941284</text:p>
          </table:table-cell>
          <table:table-cell office:value-type="float" office:value="0.0114474296569824" calcext:value-type="float">
            <text:p>0.011447429656983</text:p>
          </table:table-cell>
          <table:table-cell office:value-type="float" office:value="0.0095542311668396" calcext:value-type="float">
            <text:p>0.009554231166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891923904418945" calcext:value-type="float">
            <text:p>0.008919239044189</text:p>
          </table:table-cell>
          <table:table-cell office:value-type="float" office:value="0.0109925270080566" calcext:value-type="float">
            <text:p>0.010992527008057</text:p>
          </table:table-cell>
          <table:table-cell office:value-type="float" office:value="0.00945707559585571" calcext:value-type="float">
            <text:p>0.0094570755958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862360000610352" calcext:value-type="float">
            <text:p>0.008623600006104</text:p>
          </table:table-cell>
          <table:table-cell office:value-type="float" office:value="0.0108983516693115" calcext:value-type="float">
            <text:p>0.010898351669312</text:p>
          </table:table-cell>
          <table:table-cell office:value-type="float" office:value="0.00928080081939697" calcext:value-type="float">
            <text:p>0.00928080081939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887584686279297" calcext:value-type="float">
            <text:p>0.008875846862793</text:p>
          </table:table-cell>
          <table:table-cell office:value-type="float" office:value="0.0105910301208496" calcext:value-type="float">
            <text:p>0.01059103012085</text:p>
          </table:table-cell>
          <table:table-cell office:value-type="float" office:value="0.0092756986618042" calcext:value-type="float">
            <text:p>0.0092756986618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879096984863281" calcext:value-type="float">
            <text:p>0.008790969848633</text:p>
          </table:table-cell>
          <table:table-cell office:value-type="float" office:value="0.0112652778625488" calcext:value-type="float">
            <text:p>0.011265277862549</text:p>
          </table:table-cell>
          <table:table-cell office:value-type="float" office:value="0.00946714878082276" calcext:value-type="float">
            <text:p>0.00946714878082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890803337097168" calcext:value-type="float">
            <text:p>0.008908033370972</text:p>
          </table:table-cell>
          <table:table-cell office:value-type="float" office:value="0.0113329887390137" calcext:value-type="float">
            <text:p>0.011332988739014</text:p>
          </table:table-cell>
          <table:table-cell office:value-type="float" office:value="0.00935012102127075" calcext:value-type="float">
            <text:p>0.00935012102127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915026664733887" calcext:value-type="float">
            <text:p>0.009150266647339</text:p>
          </table:table-cell>
          <table:table-cell office:value-type="float" office:value="0.0107383728027344" calcext:value-type="float">
            <text:p>0.010738372802734</text:p>
          </table:table-cell>
          <table:table-cell office:value-type="float" office:value="0.00949782133102417" calcext:value-type="float">
            <text:p>0.0094978213310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898289680480957" calcext:value-type="float">
            <text:p>0.00898289680481</text:p>
          </table:table-cell>
          <table:table-cell office:value-type="float" office:value="0.0107805728912354" calcext:value-type="float">
            <text:p>0.010780572891235</text:p>
          </table:table-cell>
          <table:table-cell office:value-type="float" office:value="0.00941225290298462" calcext:value-type="float">
            <text:p>0.00941225290298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884318351745606" calcext:value-type="float">
            <text:p>0.008843183517456</text:p>
          </table:table-cell>
          <table:table-cell office:value-type="float" office:value="0.0104942321777344" calcext:value-type="float">
            <text:p>0.010494232177734</text:p>
          </table:table-cell>
          <table:table-cell office:value-type="float" office:value="0.00940656661987305" calcext:value-type="float">
            <text:p>0.0094065666198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917196273803711" calcext:value-type="float">
            <text:p>0.009171962738037</text:p>
          </table:table-cell>
          <table:table-cell office:value-type="float" office:value="0.0108635425567627" calcext:value-type="float">
            <text:p>0.010863542556763</text:p>
          </table:table-cell>
          <table:table-cell office:value-type="float" office:value="0.00946440696716309" calcext:value-type="float">
            <text:p>0.0094644069671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963616371154785" calcext:value-type="float">
            <text:p>0.009636163711548</text:p>
          </table:table-cell>
          <table:table-cell office:value-type="float" office:value="0.011544942855835" calcext:value-type="float">
            <text:p>0.011544942855835</text:p>
          </table:table-cell>
          <table:table-cell office:value-type="float" office:value="0.00998139381408691" calcext:value-type="float">
            <text:p>0.00998139381408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963139533996582" calcext:value-type="float">
            <text:p>0.009631395339966</text:p>
          </table:table-cell>
          <table:table-cell office:value-type="float" office:value="0.0114026069641113" calcext:value-type="float">
            <text:p>0.011402606964111</text:p>
          </table:table-cell>
          <table:table-cell office:value-type="float" office:value="0.0100892782211304" calcext:value-type="float">
            <text:p>0.010089278221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975751876831055" calcext:value-type="float">
            <text:p>0.009757518768311</text:p>
          </table:table-cell>
          <table:table-cell office:value-type="float" office:value="0.0116970539093018" calcext:value-type="float">
            <text:p>0.011697053909302</text:p>
          </table:table-cell>
          <table:table-cell office:value-type="float" office:value="0.0102139472961426" calcext:value-type="float">
            <text:p>0.0102139472961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987005233764648" calcext:value-type="float">
            <text:p>0.009870052337646</text:p>
          </table:table-cell>
          <table:table-cell office:value-type="float" office:value="0.0109708309173584" calcext:value-type="float">
            <text:p>0.010970830917358</text:p>
          </table:table-cell>
          <table:table-cell office:value-type="float" office:value="0.0102190017700195" calcext:value-type="float">
            <text:p>0.010219001770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929427146911621" calcext:value-type="float">
            <text:p>0.009294271469116</text:p>
          </table:table-cell>
          <table:table-cell office:value-type="float" office:value="0.0114786624908447" calcext:value-type="float">
            <text:p>0.011478662490845</text:p>
          </table:table-cell>
          <table:table-cell office:value-type="float" office:value="0.00989365577697754" calcext:value-type="float">
            <text:p>0.0098936557769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914216041564941" calcext:value-type="float">
            <text:p>0.009142160415649</text:p>
          </table:table-cell>
          <table:table-cell office:value-type="float" office:value="0.0108311176300049" calcext:value-type="float">
            <text:p>0.010831117630005</text:p>
          </table:table-cell>
          <table:table-cell office:value-type="float" office:value="0.00946967601776123" calcext:value-type="float">
            <text:p>0.0094696760177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88963508605957" calcext:value-type="float">
            <text:p>0.008896350860596</text:p>
          </table:table-cell>
          <table:table-cell office:value-type="float" office:value="0.0122184753417969" calcext:value-type="float">
            <text:p>0.012218475341797</text:p>
          </table:table-cell>
          <table:table-cell office:value-type="float" office:value="0.00994608402252197" calcext:value-type="float">
            <text:p>0.0099460840225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915288925170898" calcext:value-type="float">
            <text:p>0.009152889251709</text:p>
          </table:table-cell>
          <table:table-cell office:value-type="float" office:value="0.0145502090454102" calcext:value-type="float">
            <text:p>0.01455020904541</text:p>
          </table:table-cell>
          <table:table-cell office:value-type="float" office:value="0.0102349638938904" calcext:value-type="float">
            <text:p>0.0102349638938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959563255310059" calcext:value-type="float">
            <text:p>0.009595632553101</text:p>
          </table:table-cell>
          <table:table-cell office:value-type="float" office:value="0.0113134384155273" calcext:value-type="float">
            <text:p>0.011313438415527</text:p>
          </table:table-cell>
          <table:table-cell office:value-type="float" office:value="0.0101183652877808" calcext:value-type="float">
            <text:p>0.0101183652877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9063720703125" calcext:value-type="float">
            <text:p>0.009063720703125</text:p>
          </table:table-cell>
          <table:table-cell office:value-type="float" office:value="0.0110588073730469" calcext:value-type="float">
            <text:p>0.011058807373047</text:p>
          </table:table-cell>
          <table:table-cell office:value-type="float" office:value="0.00986566543579102" calcext:value-type="float">
            <text:p>0.0098656654357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906801223754883" calcext:value-type="float">
            <text:p>0.009068012237549</text:p>
          </table:table-cell>
          <table:table-cell office:value-type="float" office:value="0.0112013816833496" calcext:value-type="float">
            <text:p>0.01120138168335</text:p>
          </table:table-cell>
          <table:table-cell office:value-type="float" office:value="0.00952422618865967" calcext:value-type="float">
            <text:p>0.0095242261886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893640518188477" calcext:value-type="float">
            <text:p>0.008936405181885</text:p>
          </table:table-cell>
          <table:table-cell office:value-type="float" office:value="0.0109367370605469" calcext:value-type="float">
            <text:p>0.010936737060547</text:p>
          </table:table-cell>
          <table:table-cell office:value-type="float" office:value="0.0093773365020752" calcext:value-type="float">
            <text:p>0.0093773365020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900983810424805" calcext:value-type="float">
            <text:p>0.009009838104248</text:p>
          </table:table-cell>
          <table:table-cell office:value-type="float" office:value="0.0116057395935059" calcext:value-type="float">
            <text:p>0.011605739593506</text:p>
          </table:table-cell>
          <table:table-cell office:value-type="float" office:value="0.0095488429069519" calcext:value-type="float">
            <text:p>0.0095488429069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895166397094727" calcext:value-type="float">
            <text:p>0.008951663970947</text:p>
          </table:table-cell>
          <table:table-cell office:value-type="float" office:value="0.0109937191009521" calcext:value-type="float">
            <text:p>0.010993719100952</text:p>
          </table:table-cell>
          <table:table-cell office:value-type="float" office:value="0.00957386493682861" calcext:value-type="float">
            <text:p>0.0095738649368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922346115112305" calcext:value-type="float">
            <text:p>0.009223461151123</text:p>
          </table:table-cell>
          <table:table-cell office:value-type="float" office:value="0.0120861530303955" calcext:value-type="float">
            <text:p>0.012086153030396</text:p>
          </table:table-cell>
          <table:table-cell office:value-type="float" office:value="0.0101000070571899" calcext:value-type="float">
            <text:p>0.010100007057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962424278259277" calcext:value-type="float">
            <text:p>0.009624242782593</text:p>
          </table:table-cell>
          <table:table-cell office:value-type="float" office:value="0.0112106800079346" calcext:value-type="float">
            <text:p>0.011210680007935</text:p>
          </table:table-cell>
          <table:table-cell office:value-type="float" office:value="0.0104398846626282" calcext:value-type="float">
            <text:p>0.0104398846626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99024772644043" calcext:value-type="float">
            <text:p>0.009902477264404</text:p>
          </table:table-cell>
          <table:table-cell office:value-type="float" office:value="0.0110688209533691" calcext:value-type="float">
            <text:p>0.011068820953369</text:p>
          </table:table-cell>
          <table:table-cell office:value-type="float" office:value="0.0103601694107056" calcext:value-type="float">
            <text:p>0.0103601694107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944256782531738" calcext:value-type="float">
            <text:p>0.009442567825317</text:p>
          </table:table-cell>
          <table:table-cell office:value-type="float" office:value="0.0109379291534424" calcext:value-type="float">
            <text:p>0.010937929153442</text:p>
          </table:table-cell>
          <table:table-cell office:value-type="float" office:value="0.00997762680053711" calcext:value-type="float">
            <text:p>0.0099776268005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943136215209961" calcext:value-type="float">
            <text:p>0.0094313621521</text:p>
          </table:table-cell>
          <table:table-cell office:value-type="float" office:value="0.0108785629272461" calcext:value-type="float">
            <text:p>0.010878562927246</text:p>
          </table:table-cell>
          <table:table-cell office:value-type="float" office:value="0.0100399732589722" calcext:value-type="float">
            <text:p>0.01003997325897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925350189208985" calcext:value-type="float">
            <text:p>0.00925350189209</text:p>
          </table:table-cell>
          <table:table-cell office:value-type="float" office:value="0.0113229751586914" calcext:value-type="float">
            <text:p>0.011322975158691</text:p>
          </table:table-cell>
          <table:table-cell office:value-type="float" office:value="0.00981557369232178" calcext:value-type="float">
            <text:p>0.0098155736923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918674468994141" calcext:value-type="float">
            <text:p>0.009186744689941</text:p>
          </table:table-cell>
          <table:table-cell office:value-type="float" office:value="0.0127799510955811" calcext:value-type="float">
            <text:p>0.012779951095581</text:p>
          </table:table-cell>
          <table:table-cell office:value-type="float" office:value="0.0100758194923401" calcext:value-type="float">
            <text:p>0.010075819492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93691349029541" calcext:value-type="float">
            <text:p>0.009369134902954</text:p>
          </table:table-cell>
          <table:table-cell office:value-type="float" office:value="0.0133113861083984" calcext:value-type="float">
            <text:p>0.013311386108399</text:p>
          </table:table-cell>
          <table:table-cell office:value-type="float" office:value="0.0101219892501831" calcext:value-type="float">
            <text:p>0.0101219892501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944066047668457" calcext:value-type="float">
            <text:p>0.009440660476685</text:p>
          </table:table-cell>
          <table:table-cell office:value-type="float" office:value="0.0119748115539551" calcext:value-type="float">
            <text:p>0.011974811553955</text:p>
          </table:table-cell>
          <table:table-cell office:value-type="float" office:value="0.0101836800575256" calcext:value-type="float">
            <text:p>0.01018368005752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923013687133789" calcext:value-type="float">
            <text:p>0.009230136871338</text:p>
          </table:table-cell>
          <table:table-cell office:value-type="float" office:value="0.0111441612243652" calcext:value-type="float">
            <text:p>0.011144161224365</text:p>
          </table:table-cell>
          <table:table-cell office:value-type="float" office:value="0.00981699228286743" calcext:value-type="float">
            <text:p>0.0098169922828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909519195556641" calcext:value-type="float">
            <text:p>0.009095191955566</text:p>
          </table:table-cell>
          <table:table-cell office:value-type="float" office:value="0.0110104084014893" calcext:value-type="float">
            <text:p>0.011010408401489</text:p>
          </table:table-cell>
          <table:table-cell office:value-type="float" office:value="0.00948219299316406" calcext:value-type="float">
            <text:p>0.00948219299316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925350189208985" calcext:value-type="float">
            <text:p>0.00925350189209</text:p>
          </table:table-cell>
          <table:table-cell office:value-type="float" office:value="0.0105242729187012" calcext:value-type="float">
            <text:p>0.010524272918701</text:p>
          </table:table-cell>
          <table:table-cell office:value-type="float" office:value="0.00969061851501465" calcext:value-type="float">
            <text:p>0.0096906185150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901508331298828" calcext:value-type="float">
            <text:p>0.009015083312988</text:p>
          </table:table-cell>
          <table:table-cell office:value-type="float" office:value="0.0107142925262451" calcext:value-type="float">
            <text:p>0.010714292526245</text:p>
          </table:table-cell>
          <table:table-cell office:value-type="float" office:value="0.00963038206100464" calcext:value-type="float">
            <text:p>0.0096303820610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905084609985352" calcext:value-type="float">
            <text:p>0.009050846099854</text:p>
          </table:table-cell>
          <table:table-cell office:value-type="float" office:value="0.0109095573425293" calcext:value-type="float">
            <text:p>0.010909557342529</text:p>
          </table:table-cell>
          <table:table-cell office:value-type="float" office:value="0.00981316566467285" calcext:value-type="float">
            <text:p>0.0098131656646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917887687683106" calcext:value-type="float">
            <text:p>0.009178876876831</text:p>
          </table:table-cell>
          <table:table-cell office:value-type="float" office:value="0.0112829208374023" calcext:value-type="float">
            <text:p>0.011282920837402</text:p>
          </table:table-cell>
          <table:table-cell office:value-type="float" office:value="0.00972856283187866" calcext:value-type="float">
            <text:p>0.0097285628318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913596153259277" calcext:value-type="float">
            <text:p>0.009135961532593</text:p>
          </table:table-cell>
          <table:table-cell office:value-type="float" office:value="0.0113499164581299" calcext:value-type="float">
            <text:p>0.01134991645813</text:p>
          </table:table-cell>
          <table:table-cell office:value-type="float" office:value="0.0095971941947937" calcext:value-type="float">
            <text:p>0.0095971941947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920271873474121" calcext:value-type="float">
            <text:p>0.009202718734741</text:p>
          </table:table-cell>
          <table:table-cell office:value-type="float" office:value="0.0111227035522461" calcext:value-type="float">
            <text:p>0.011122703552246</text:p>
          </table:table-cell>
          <table:table-cell office:value-type="float" office:value="0.00966846942901611" calcext:value-type="float">
            <text:p>0.0096684694290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925660133361816" calcext:value-type="float">
            <text:p>0.009256601333618</text:p>
          </table:table-cell>
          <table:table-cell office:value-type="float" office:value="0.0111544132232666" calcext:value-type="float">
            <text:p>0.011154413223267</text:p>
          </table:table-cell>
          <table:table-cell office:value-type="float" office:value="0.00965282917022705" calcext:value-type="float">
            <text:p>0.0096528291702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919365882873535" calcext:value-type="float">
            <text:p>0.009193658828735</text:p>
          </table:table-cell>
          <table:table-cell office:value-type="float" office:value="0.0111303329467773" calcext:value-type="float">
            <text:p>0.011130332946777</text:p>
          </table:table-cell>
          <table:table-cell office:value-type="float" office:value="0.00976498126983643" calcext:value-type="float">
            <text:p>0.0097649812698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941681861877441" calcext:value-type="float">
            <text:p>0.009416818618774</text:p>
          </table:table-cell>
          <table:table-cell office:value-type="float" office:value="0.0110256671905518" calcext:value-type="float">
            <text:p>0.011025667190552</text:p>
          </table:table-cell>
          <table:table-cell office:value-type="float" office:value="0.00963175296783447" calcext:value-type="float">
            <text:p>0.0096317529678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935721397399903" calcext:value-type="float">
            <text:p>0.009357213973999</text:p>
          </table:table-cell>
          <table:table-cell office:value-type="float" office:value="0.0110421180725098" calcext:value-type="float">
            <text:p>0.01104211807251</text:p>
          </table:table-cell>
          <table:table-cell office:value-type="float" office:value="0.00969501733779907" calcext:value-type="float">
            <text:p>0.0096950173377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933361053466797" calcext:value-type="float">
            <text:p>0.009333610534668</text:p>
          </table:table-cell>
          <table:table-cell office:value-type="float" office:value="0.0117685794830322" calcext:value-type="float">
            <text:p>0.011768579483032</text:p>
          </table:table-cell>
          <table:table-cell office:value-type="float" office:value="0.00993351936340332" calcext:value-type="float">
            <text:p>0.0099335193634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961160659790039" calcext:value-type="float">
            <text:p>0.0096116065979</text:p>
          </table:table-cell>
          <table:table-cell office:value-type="float" office:value="0.0122995376586914" calcext:value-type="float">
            <text:p>0.012299537658691</text:p>
          </table:table-cell>
          <table:table-cell office:value-type="float" office:value="0.0101733565330505" calcext:value-type="float">
            <text:p>0.0101733565330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952887535095215" calcext:value-type="float">
            <text:p>0.009528875350952</text:p>
          </table:table-cell>
          <table:table-cell office:value-type="float" office:value="0.0112693309783936" calcext:value-type="float">
            <text:p>0.011269330978394</text:p>
          </table:table-cell>
          <table:table-cell office:value-type="float" office:value="0.00992875099182129" calcext:value-type="float">
            <text:p>0.0099287509918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931715965270996" calcext:value-type="float">
            <text:p>0.00931715965271</text:p>
          </table:table-cell>
          <table:table-cell office:value-type="float" office:value="0.0116944313049316" calcext:value-type="float">
            <text:p>0.011694431304932</text:p>
          </table:table-cell>
          <table:table-cell office:value-type="float" office:value="0.00995750427246094" calcext:value-type="float">
            <text:p>0.0099575042724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954818725585938" calcext:value-type="float">
            <text:p>0.009548187255859</text:p>
          </table:table-cell>
          <table:table-cell office:value-type="float" office:value="0.0114212036132813" calcext:value-type="float">
            <text:p>0.011421203613281</text:p>
          </table:table-cell>
          <table:table-cell office:value-type="float" office:value="0.0100127816200256" calcext:value-type="float">
            <text:p>0.0100127816200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916743278503418" calcext:value-type="float">
            <text:p>0.009167432785034</text:p>
          </table:table-cell>
          <table:table-cell office:value-type="float" office:value="0.0128984451293945" calcext:value-type="float">
            <text:p>0.012898445129395</text:p>
          </table:table-cell>
          <table:table-cell office:value-type="float" office:value="0.00970875024795532" calcext:value-type="float">
            <text:p>0.0097087502479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953793525695801" calcext:value-type="float">
            <text:p>0.009537935256958</text:p>
          </table:table-cell>
          <table:table-cell office:value-type="float" office:value="0.0110011100769043" calcext:value-type="float">
            <text:p>0.011001110076904</text:p>
          </table:table-cell>
          <table:table-cell office:value-type="float" office:value="0.00977029800415039" calcext:value-type="float">
            <text:p>0.009770298004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930953025817871" calcext:value-type="float">
            <text:p>0.009309530258179</text:p>
          </table:table-cell>
          <table:table-cell office:value-type="float" office:value="0.0110085010528564" calcext:value-type="float">
            <text:p>0.011008501052857</text:p>
          </table:table-cell>
          <table:table-cell office:value-type="float" office:value="0.00978130102157593" calcext:value-type="float">
            <text:p>0.0097813010215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935745239257813" calcext:value-type="float">
            <text:p>0.009357452392578</text:p>
          </table:table-cell>
          <table:table-cell office:value-type="float" office:value="0.0114266872406006" calcext:value-type="float">
            <text:p>0.011426687240601</text:p>
          </table:table-cell>
          <table:table-cell office:value-type="float" office:value="0.00975894927978516" calcext:value-type="float">
            <text:p>0.0097589492797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940632820129395" calcext:value-type="float">
            <text:p>0.009406328201294</text:p>
          </table:table-cell>
          <table:table-cell office:value-type="float" office:value="0.0112721920013428" calcext:value-type="float">
            <text:p>0.011272192001343</text:p>
          </table:table-cell>
          <table:table-cell office:value-type="float" office:value="0.0098967432975769" calcext:value-type="float">
            <text:p>0.00989674329757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944614410400391" calcext:value-type="float">
            <text:p>0.009446144104004</text:p>
          </table:table-cell>
          <table:table-cell office:value-type="float" office:value="0.0121231079101563" calcext:value-type="float">
            <text:p>0.012123107910156</text:p>
          </table:table-cell>
          <table:table-cell office:value-type="float" office:value="0.0104217886924744" calcext:value-type="float">
            <text:p>0.01042178869247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100324153900146" calcext:value-type="float">
            <text:p>0.010032415390015</text:p>
          </table:table-cell>
          <table:table-cell office:value-type="float" office:value="0.0112228393554688" calcext:value-type="float">
            <text:p>0.011222839355469</text:p>
          </table:table-cell>
          <table:table-cell office:value-type="float" office:value="0.0103933691978455" calcext:value-type="float">
            <text:p>0.01039336919784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951004028320313" calcext:value-type="float">
            <text:p>0.009510040283203</text:p>
          </table:table-cell>
          <table:table-cell office:value-type="float" office:value="0.0113265514373779" calcext:value-type="float">
            <text:p>0.011326551437378</text:p>
          </table:table-cell>
          <table:table-cell office:value-type="float" office:value="0.0101253628730774" calcext:value-type="float">
            <text:p>0.01012536287307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922894477844238" calcext:value-type="float">
            <text:p>0.009228944778442</text:p>
          </table:table-cell>
          <table:table-cell office:value-type="float" office:value="0.0109500885009766" calcext:value-type="float">
            <text:p>0.010950088500977</text:p>
          </table:table-cell>
          <table:table-cell office:value-type="float" office:value="0.00989950895309448" calcext:value-type="float">
            <text:p>0.0098995089530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941300392150879" calcext:value-type="float">
            <text:p>0.009413003921509</text:p>
          </table:table-cell>
          <table:table-cell office:value-type="float" office:value="0.0111241340637207" calcext:value-type="float">
            <text:p>0.011124134063721</text:p>
          </table:table-cell>
          <table:table-cell office:value-type="float" office:value="0.00981897115707398" calcext:value-type="float">
            <text:p>0.0098189711570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951886177062988" calcext:value-type="float">
            <text:p>0.00951886177063</text:p>
          </table:table-cell>
          <table:table-cell office:value-type="float" office:value="0.0111722946166992" calcext:value-type="float">
            <text:p>0.011172294616699</text:p>
          </table:table-cell>
          <table:table-cell office:value-type="float" office:value="0.0100428700447083" calcext:value-type="float">
            <text:p>0.0100428700447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960707664489746" calcext:value-type="float">
            <text:p>0.009607076644897</text:p>
          </table:table-cell>
          <table:table-cell office:value-type="float" office:value="0.0110948085784912" calcext:value-type="float">
            <text:p>0.011094808578491</text:p>
          </table:table-cell>
          <table:table-cell office:value-type="float" office:value="0.0100032925605774" calcext:value-type="float">
            <text:p>0.0100032925605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955390930175781" calcext:value-type="float">
            <text:p>0.009553909301758</text:p>
          </table:table-cell>
          <table:table-cell office:value-type="float" office:value="0.011955738067627" calcext:value-type="float">
            <text:p>0.011955738067627</text:p>
          </table:table-cell>
          <table:table-cell office:value-type="float" office:value="0.00998401641845703" calcext:value-type="float">
            <text:p>0.00998401641845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966119766235352" calcext:value-type="float">
            <text:p>0.009661197662354</text:p>
          </table:table-cell>
          <table:table-cell office:value-type="float" office:value="0.0120491981506348" calcext:value-type="float">
            <text:p>0.012049198150635</text:p>
          </table:table-cell>
          <table:table-cell office:value-type="float" office:value="0.00994994640350342" calcext:value-type="float">
            <text:p>0.0099499464035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928902626037598" calcext:value-type="float">
            <text:p>0.009289026260376</text:p>
          </table:table-cell>
          <table:table-cell office:value-type="float" office:value="0.0114638805389404" calcext:value-type="float">
            <text:p>0.011463880538941</text:p>
          </table:table-cell>
          <table:table-cell office:value-type="float" office:value="0.00993366241455078" calcext:value-type="float">
            <text:p>0.0099336624145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947928428649903" calcext:value-type="float">
            <text:p>0.009479284286499</text:p>
          </table:table-cell>
          <table:table-cell office:value-type="float" office:value="0.0114033222198486" calcext:value-type="float">
            <text:p>0.011403322219849</text:p>
          </table:table-cell>
          <table:table-cell office:value-type="float" office:value="0.00986477136611939" calcext:value-type="float">
            <text:p>0.0098647713661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970983505249023" calcext:value-type="float">
            <text:p>0.00970983505249</text:p>
          </table:table-cell>
          <table:table-cell office:value-type="float" office:value="0.0117194652557373" calcext:value-type="float">
            <text:p>0.011719465255737</text:p>
          </table:table-cell>
          <table:table-cell office:value-type="float" office:value="0.0100852727890015" calcext:value-type="float">
            <text:p>0.0100852727890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992155075073242" calcext:value-type="float">
            <text:p>0.009921550750732</text:p>
          </table:table-cell>
          <table:table-cell office:value-type="float" office:value="0.0120773315429688" calcext:value-type="float">
            <text:p>0.012077331542969</text:p>
          </table:table-cell>
          <table:table-cell office:value-type="float" office:value="0.0104127526283264" calcext:value-type="float">
            <text:p>0.0104127526283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970816612243653" calcext:value-type="float">
            <text:p>0.009708166122437</text:p>
          </table:table-cell>
          <table:table-cell office:value-type="float" office:value="0.0117409229278564" calcext:value-type="float">
            <text:p>0.011740922927857</text:p>
          </table:table-cell>
          <table:table-cell office:value-type="float" office:value="0.0102572679519653" calcext:value-type="float">
            <text:p>0.01025726795196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981569290161133" calcext:value-type="float">
            <text:p>0.009815692901611</text:p>
          </table:table-cell>
          <table:table-cell office:value-type="float" office:value="0.0116055011749268" calcext:value-type="float">
            <text:p>0.011605501174927</text:p>
          </table:table-cell>
          <table:table-cell office:value-type="float" office:value="0.0102632403373718" calcext:value-type="float">
            <text:p>0.0102632403373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951552391052246" calcext:value-type="float">
            <text:p>0.009515523910522</text:p>
          </table:table-cell>
          <table:table-cell office:value-type="float" office:value="0.0112543106079102" calcext:value-type="float">
            <text:p>0.01125431060791</text:p>
          </table:table-cell>
          <table:table-cell office:value-type="float" office:value="0.00983620882034302" calcext:value-type="float">
            <text:p>0.0098362088203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955772399902344" calcext:value-type="float">
            <text:p>0.009557723999023</text:p>
          </table:table-cell>
          <table:table-cell office:value-type="float" office:value="0.0115320682525635" calcext:value-type="float">
            <text:p>0.011532068252564</text:p>
          </table:table-cell>
          <table:table-cell office:value-type="float" office:value="0.010031795501709" calcext:value-type="float">
            <text:p>0.0100317955017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957727432250977" calcext:value-type="float">
            <text:p>0.00957727432251</text:p>
          </table:table-cell>
          <table:table-cell office:value-type="float" office:value="0.0114364624023438" calcext:value-type="float">
            <text:p>0.011436462402344</text:p>
          </table:table-cell>
          <table:table-cell office:value-type="float" office:value="0.0100338339805603" calcext:value-type="float">
            <text:p>0.0100338339805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958943367004395" calcext:value-type="float">
            <text:p>0.009589433670044</text:p>
          </table:table-cell>
          <table:table-cell office:value-type="float" office:value="0.0114331245422363" calcext:value-type="float">
            <text:p>0.011433124542236</text:p>
          </table:table-cell>
          <table:table-cell office:value-type="float" office:value="0.00994809865951538" calcext:value-type="float">
            <text:p>0.0099480986595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96890926361084" calcext:value-type="float">
            <text:p>0.009689092636108</text:p>
          </table:table-cell>
          <table:table-cell office:value-type="float" office:value="0.0109908580780029" calcext:value-type="float">
            <text:p>0.010990858078003</text:p>
          </table:table-cell>
          <table:table-cell office:value-type="float" office:value="0.00995836257934571" calcext:value-type="float">
            <text:p>0.0099583625793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954127311706543" calcext:value-type="float">
            <text:p>0.009541273117065</text:p>
          </table:table-cell>
          <table:table-cell office:value-type="float" office:value="0.0118293762207031" calcext:value-type="float">
            <text:p>0.011829376220703</text:p>
          </table:table-cell>
          <table:table-cell office:value-type="float" office:value="0.00996332168579102" calcext:value-type="float">
            <text:p>0.0099633216857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955581665039063" calcext:value-type="float">
            <text:p>0.009555816650391</text:p>
          </table:table-cell>
          <table:table-cell office:value-type="float" office:value="0.011415958404541" calcext:value-type="float">
            <text:p>0.011415958404541</text:p>
          </table:table-cell>
          <table:table-cell office:value-type="float" office:value="0.0098682165145874" calcext:value-type="float">
            <text:p>0.0098682165145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971627235412598" calcext:value-type="float">
            <text:p>0.009716272354126</text:p>
          </table:table-cell>
          <table:table-cell office:value-type="float" office:value="0.0116243362426758" calcext:value-type="float">
            <text:p>0.011624336242676</text:p>
          </table:table-cell>
          <table:table-cell office:value-type="float" office:value="0.0100750088691711" calcext:value-type="float">
            <text:p>0.0100750088691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958347320556641" calcext:value-type="float">
            <text:p>0.009583473205566</text:p>
          </table:table-cell>
          <table:table-cell office:value-type="float" office:value="0.0115177631378174" calcext:value-type="float">
            <text:p>0.011517763137817</text:p>
          </table:table-cell>
          <table:table-cell office:value-type="float" office:value="0.0101748585700989" calcext:value-type="float">
            <text:p>0.01017485857009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959515571594238" calcext:value-type="float">
            <text:p>0.009595155715942</text:p>
          </table:table-cell>
          <table:table-cell office:value-type="float" office:value="0.0113413333892822" calcext:value-type="float">
            <text:p>0.011341333389282</text:p>
          </table:table-cell>
          <table:table-cell office:value-type="float" office:value="0.0100143074989319" calcext:value-type="float">
            <text:p>0.01001430749893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956583023071289" calcext:value-type="float">
            <text:p>0.009565830230713</text:p>
          </table:table-cell>
          <table:table-cell office:value-type="float" office:value="0.0116019248962402" calcext:value-type="float">
            <text:p>0.01160192489624</text:p>
          </table:table-cell>
          <table:table-cell office:value-type="float" office:value="0.01011643409729" calcext:value-type="float">
            <text:p>0.010116434097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971794128417969" calcext:value-type="float">
            <text:p>0.00971794128418</text:p>
          </table:table-cell>
          <table:table-cell office:value-type="float" office:value="0.0112512111663818" calcext:value-type="float">
            <text:p>0.011251211166382</text:p>
          </table:table-cell>
          <table:table-cell office:value-type="float" office:value="0.0100405812263489" calcext:value-type="float">
            <text:p>0.0100405812263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970172882080078" calcext:value-type="float">
            <text:p>0.009701728820801</text:p>
          </table:table-cell>
          <table:table-cell office:value-type="float" office:value="0.0116207599639893" calcext:value-type="float">
            <text:p>0.011620759963989</text:p>
          </table:table-cell>
          <table:table-cell office:value-type="float" office:value="0.0100943803787231" calcext:value-type="float">
            <text:p>0.0100943803787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96275806427002" calcext:value-type="float">
            <text:p>0.0096275806427</text:p>
          </table:table-cell>
          <table:table-cell office:value-type="float" office:value="0.0118241310119629" calcext:value-type="float">
            <text:p>0.011824131011963</text:p>
          </table:table-cell>
          <table:table-cell office:value-type="float" office:value="0.010001277923584" calcext:value-type="float">
            <text:p>0.01000127792358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970983505249023" calcext:value-type="float">
            <text:p>0.00970983505249</text:p>
          </table:table-cell>
          <table:table-cell office:value-type="float" office:value="0.0111620426177979" calcext:value-type="float">
            <text:p>0.011162042617798</text:p>
          </table:table-cell>
          <table:table-cell office:value-type="float" office:value="0.00999095439910889" calcext:value-type="float">
            <text:p>0.0099909543991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971269607543945" calcext:value-type="float">
            <text:p>0.009712696075439</text:p>
          </table:table-cell>
          <table:table-cell office:value-type="float" office:value="0.0132162570953369" calcext:value-type="float">
            <text:p>0.013216257095337</text:p>
          </table:table-cell>
          <table:table-cell office:value-type="float" office:value="0.0101752400398254" calcext:value-type="float">
            <text:p>0.01017524003982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960206985473633" calcext:value-type="float">
            <text:p>0.009602069854736</text:p>
          </table:table-cell>
          <table:table-cell office:value-type="float" office:value="0.0127017498016357" calcext:value-type="float">
            <text:p>0.012701749801636</text:p>
          </table:table-cell>
          <table:table-cell office:value-type="float" office:value="0.00998042821884155" calcext:value-type="float">
            <text:p>0.0099804282188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957751274108887" calcext:value-type="float">
            <text:p>0.009577512741089</text:p>
          </table:table-cell>
          <table:table-cell office:value-type="float" office:value="0.0123181343078613" calcext:value-type="float">
            <text:p>0.012318134307861</text:p>
          </table:table-cell>
          <table:table-cell office:value-type="float" office:value="0.0101648688316345" calcext:value-type="float">
            <text:p>0.01016486883163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96125602722168" calcext:value-type="float">
            <text:p>0.009612560272217</text:p>
          </table:table-cell>
          <table:table-cell office:value-type="float" office:value="0.0125527381896973" calcext:value-type="float">
            <text:p>0.012552738189697</text:p>
          </table:table-cell>
          <table:table-cell office:value-type="float" office:value="0.00999147891998291" calcext:value-type="float">
            <text:p>0.00999147891998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958752632141113" calcext:value-type="float">
            <text:p>0.009587526321411</text:p>
          </table:table-cell>
          <table:table-cell office:value-type="float" office:value="0.0122935771942139" calcext:value-type="float">
            <text:p>0.012293577194214</text:p>
          </table:table-cell>
          <table:table-cell office:value-type="float" office:value="0.0100391864776611" calcext:value-type="float">
            <text:p>0.0100391864776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01494789123535" calcext:value-type="float">
            <text:p>0.010149478912354</text:p>
          </table:table-cell>
          <table:table-cell office:value-type="float" office:value="0.0133736133575439" calcext:value-type="float">
            <text:p>0.013373613357544</text:p>
          </table:table-cell>
          <table:table-cell office:value-type="float" office:value="0.0109069347381592" calcext:value-type="float">
            <text:p>0.0109069347381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976324081420898" calcext:value-type="float">
            <text:p>0.009763240814209</text:p>
          </table:table-cell>
          <table:table-cell office:value-type="float" office:value="0.0125608444213867" calcext:value-type="float">
            <text:p>0.012560844421387</text:p>
          </table:table-cell>
          <table:table-cell office:value-type="float" office:value="0.0102643370628357" calcext:value-type="float">
            <text:p>0.0102643370628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00696086883545" calcext:value-type="float">
            <text:p>0.010069608688355</text:p>
          </table:table-cell>
          <table:table-cell office:value-type="float" office:value="0.0120100975036621" calcext:value-type="float">
            <text:p>0.012010097503662</text:p>
          </table:table-cell>
          <table:table-cell office:value-type="float" office:value="0.0104686498641968" calcext:value-type="float">
            <text:p>0.0104686498641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991392135620117" calcext:value-type="float">
            <text:p>0.009913921356201</text:p>
          </table:table-cell>
          <table:table-cell office:value-type="float" office:value="0.0121300220489502" calcext:value-type="float">
            <text:p>0.01213002204895</text:p>
          </table:table-cell>
          <table:table-cell office:value-type="float" office:value="0.0104584455490112" calcext:value-type="float">
            <text:p>0.0104584455490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978350639343262" calcext:value-type="float">
            <text:p>0.009783506393433</text:p>
          </table:table-cell>
          <table:table-cell office:value-type="float" office:value="0.0124318599700928" calcext:value-type="float">
            <text:p>0.012431859970093</text:p>
          </table:table-cell>
          <table:table-cell office:value-type="float" office:value="0.0102499961853027" calcext:value-type="float">
            <text:p>0.0102499961853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979042053222656" calcext:value-type="float">
            <text:p>0.009790420532227</text:p>
          </table:table-cell>
          <table:table-cell office:value-type="float" office:value="0.0139937400817871" calcext:value-type="float">
            <text:p>0.013993740081787</text:p>
          </table:table-cell>
          <table:table-cell office:value-type="float" office:value="0.010570502281189" calcext:value-type="float">
            <text:p>0.01057050228118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983738899230957" calcext:value-type="float">
            <text:p>0.00983738899231</text:p>
          </table:table-cell>
          <table:table-cell office:value-type="float" office:value="0.0127596855163574" calcext:value-type="float">
            <text:p>0.012759685516358</text:p>
          </table:table-cell>
          <table:table-cell office:value-type="float" office:value="0.010486626625061" calcext:value-type="float">
            <text:p>0.0104866266250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973153114318848" calcext:value-type="float">
            <text:p>0.009731531143188</text:p>
          </table:table-cell>
          <table:table-cell office:value-type="float" office:value="0.0124368667602539" calcext:value-type="float">
            <text:p>0.012436866760254</text:p>
          </table:table-cell>
          <table:table-cell office:value-type="float" office:value="0.0103462696075439" calcext:value-type="float">
            <text:p>0.01034626960754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972199440002441" calcext:value-type="float">
            <text:p>0.009721994400024</text:p>
          </table:table-cell>
          <table:table-cell office:value-type="float" office:value="0.0123019218444824" calcext:value-type="float">
            <text:p>0.012301921844483</text:p>
          </table:table-cell>
          <table:table-cell office:value-type="float" office:value="0.0103047370910645" calcext:value-type="float">
            <text:p>0.0103047370910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984811782836914" calcext:value-type="float">
            <text:p>0.009848117828369</text:p>
          </table:table-cell>
          <table:table-cell office:value-type="float" office:value="0.0123600959777832" calcext:value-type="float">
            <text:p>0.012360095977783</text:p>
          </table:table-cell>
          <table:table-cell office:value-type="float" office:value="0.0102697014808655" calcext:value-type="float">
            <text:p>0.01026970148086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985193252563477" calcext:value-type="float">
            <text:p>0.009851932525635</text:p>
          </table:table-cell>
          <table:table-cell office:value-type="float" office:value="0.0117533206939697" calcext:value-type="float">
            <text:p>0.01175332069397</text:p>
          </table:table-cell>
          <table:table-cell office:value-type="float" office:value="0.0101772785186768" calcext:value-type="float">
            <text:p>0.01017727851867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979065895080566" calcext:value-type="float">
            <text:p>0.009790658950806</text:p>
          </table:table-cell>
          <table:table-cell office:value-type="float" office:value="0.0120155811309814" calcext:value-type="float">
            <text:p>0.012015581130982</text:p>
          </table:table-cell>
          <table:table-cell office:value-type="float" office:value="0.0102648854255676" calcext:value-type="float">
            <text:p>0.01026488542556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994157791137695" calcext:value-type="float">
            <text:p>0.009941577911377</text:p>
          </table:table-cell>
          <table:table-cell office:value-type="float" office:value="0.0120079517364502" calcext:value-type="float">
            <text:p>0.01200795173645</text:p>
          </table:table-cell>
          <table:table-cell office:value-type="float" office:value="0.0104930281639099" calcext:value-type="float">
            <text:p>0.0104930281639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98268985748291" calcext:value-type="float">
            <text:p>0.009826898574829</text:p>
          </table:table-cell>
          <table:table-cell office:value-type="float" office:value="0.0119519233703613" calcext:value-type="float">
            <text:p>0.011951923370361</text:p>
          </table:table-cell>
          <table:table-cell office:value-type="float" office:value="0.0103025197982788" calcext:value-type="float">
            <text:p>0.01030251979827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982117652893066" calcext:value-type="float">
            <text:p>0.009821176528931</text:p>
          </table:table-cell>
          <table:table-cell office:value-type="float" office:value="0.0120174884796143" calcext:value-type="float">
            <text:p>0.012017488479614</text:p>
          </table:table-cell>
          <table:table-cell office:value-type="float" office:value="0.0102876543998718" calcext:value-type="float">
            <text:p>0.01028765439987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992989540100098" calcext:value-type="float">
            <text:p>0.009929895401001</text:p>
          </table:table-cell>
          <table:table-cell office:value-type="float" office:value="0.0118587017059326" calcext:value-type="float">
            <text:p>0.011858701705933</text:p>
          </table:table-cell>
          <table:table-cell office:value-type="float" office:value="0.0104996800422668" calcext:value-type="float">
            <text:p>0.01049968004226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100440979003906" calcext:value-type="float">
            <text:p>0.010044097900391</text:p>
          </table:table-cell>
          <table:table-cell office:value-type="float" office:value="0.0124423503875732" calcext:value-type="float">
            <text:p>0.012442350387573</text:p>
          </table:table-cell>
          <table:table-cell office:value-type="float" office:value="0.0104774475097656" calcext:value-type="float">
            <text:p>0.01047744750976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973868370056153" calcext:value-type="float">
            <text:p>0.009738683700562</text:p>
          </table:table-cell>
          <table:table-cell office:value-type="float" office:value="0.0114254951477051" calcext:value-type="float">
            <text:p>0.011425495147705</text:p>
          </table:table-cell>
          <table:table-cell office:value-type="float" office:value="0.0102576971054077" calcext:value-type="float">
            <text:p>0.0102576971054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99630355834961" calcext:value-type="float">
            <text:p>0.009963035583496</text:p>
          </table:table-cell>
          <table:table-cell office:value-type="float" office:value="0.0118892192840576" calcext:value-type="float">
            <text:p>0.011889219284058</text:p>
          </table:table-cell>
          <table:table-cell office:value-type="float" office:value="0.0104154944419861" calcext:value-type="float">
            <text:p>0.01041549444198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991249084472656" calcext:value-type="float">
            <text:p>0.009912490844727</text:p>
          </table:table-cell>
          <table:table-cell office:value-type="float" office:value="0.0117528438568115" calcext:value-type="float">
            <text:p>0.011752843856812</text:p>
          </table:table-cell>
          <table:table-cell office:value-type="float" office:value="0.0102560520172119" calcext:value-type="float">
            <text:p>0.0102560520172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101630687713623" calcext:value-type="float">
            <text:p>0.010163068771362</text:p>
          </table:table-cell>
          <table:table-cell office:value-type="float" office:value="0.0118803977966309" calcext:value-type="float">
            <text:p>0.011880397796631</text:p>
          </table:table-cell>
          <table:table-cell office:value-type="float" office:value="0.0105273723602295" calcext:value-type="float">
            <text:p>0.010527372360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992083549499512" calcext:value-type="float">
            <text:p>0.009920835494995</text:p>
          </table:table-cell>
          <table:table-cell office:value-type="float" office:value="0.0119309425354004" calcext:value-type="float">
            <text:p>0.0119309425354</text:p>
          </table:table-cell>
          <table:table-cell office:value-type="float" office:value="0.0105084776878357" calcext:value-type="float">
            <text:p>0.01050847768783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992488861083985" calcext:value-type="float">
            <text:p>0.00992488861084</text:p>
          </table:table-cell>
          <table:table-cell office:value-type="float" office:value="0.0120117664337158" calcext:value-type="float">
            <text:p>0.012011766433716</text:p>
          </table:table-cell>
          <table:table-cell office:value-type="float" office:value="0.0104092478752136" calcext:value-type="float">
            <text:p>0.0104092478752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101220607757568" calcext:value-type="float">
            <text:p>0.010122060775757</text:p>
          </table:table-cell>
          <table:table-cell office:value-type="float" office:value="0.0118210315704346" calcext:value-type="float">
            <text:p>0.011821031570435</text:p>
          </table:table-cell>
          <table:table-cell office:value-type="float" office:value="0.0104259252548218" calcext:value-type="float">
            <text:p>0.0104259252548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102334022521973" calcext:value-type="float">
            <text:p>0.010233402252197</text:p>
          </table:table-cell>
          <table:table-cell office:value-type="float" office:value="0.0124597549438477" calcext:value-type="float">
            <text:p>0.012459754943848</text:p>
          </table:table-cell>
          <table:table-cell office:value-type="float" office:value="0.0107155680656433" calcext:value-type="float">
            <text:p>0.01071556806564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100038051605225" calcext:value-type="float">
            <text:p>0.010003805160523</text:p>
          </table:table-cell>
          <table:table-cell office:value-type="float" office:value="0.0118162631988525" calcext:value-type="float">
            <text:p>0.011816263198853</text:p>
          </table:table-cell>
          <table:table-cell office:value-type="float" office:value="0.0105050325393677" calcext:value-type="float">
            <text:p>0.0105050325393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100772380828857" calcext:value-type="float">
            <text:p>0.010077238082886</text:p>
          </table:table-cell>
          <table:table-cell office:value-type="float" office:value="0.0122876167297363" calcext:value-type="float">
            <text:p>0.012287616729736</text:p>
          </table:table-cell>
          <table:table-cell office:value-type="float" office:value="0.0104865193367004" calcext:value-type="float">
            <text:p>0.0104865193367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00700855255127" calcext:value-type="float">
            <text:p>0.010070085525513</text:p>
          </table:table-cell>
          <table:table-cell office:value-type="float" office:value="0.0118205547332764" calcext:value-type="float">
            <text:p>0.011820554733276</text:p>
          </table:table-cell>
          <table:table-cell office:value-type="float" office:value="0.0105783462524414" calcext:value-type="float">
            <text:p>0.0105783462524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100898742675781" calcext:value-type="float">
            <text:p>0.010089874267578</text:p>
          </table:table-cell>
          <table:table-cell office:value-type="float" office:value="0.0138776302337646" calcext:value-type="float">
            <text:p>0.013877630233765</text:p>
          </table:table-cell>
          <table:table-cell office:value-type="float" office:value="0.0105377316474915" calcext:value-type="float">
            <text:p>0.0105377316474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999855995178223" calcext:value-type="float">
            <text:p>0.009998559951782</text:p>
          </table:table-cell>
          <table:table-cell office:value-type="float" office:value="0.0132942199707031" calcext:value-type="float">
            <text:p>0.013294219970703</text:p>
          </table:table-cell>
          <table:table-cell office:value-type="float" office:value="0.0107969880104065" calcext:value-type="float">
            <text:p>0.0107969880104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999641418457031" calcext:value-type="float">
            <text:p>0.00999641418457</text:p>
          </table:table-cell>
          <table:table-cell office:value-type="float" office:value="0.0138623714447021" calcext:value-type="float">
            <text:p>0.013862371444702</text:p>
          </table:table-cell>
          <table:table-cell office:value-type="float" office:value="0.0105628132820129" calcext:value-type="float">
            <text:p>0.0105628132820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10096549987793" calcext:value-type="float">
            <text:p>0.010096549987793</text:p>
          </table:table-cell>
          <table:table-cell office:value-type="float" office:value="0.0199334621429443" calcext:value-type="float">
            <text:p>0.019933462142944</text:p>
          </table:table-cell>
          <table:table-cell office:value-type="float" office:value="0.0111711382865906" calcext:value-type="float">
            <text:p>0.01117113828659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995898246765137" calcext:value-type="float">
            <text:p>0.009958982467651</text:p>
          </table:table-cell>
          <table:table-cell office:value-type="float" office:value="0.0127410888671875" calcext:value-type="float">
            <text:p>0.012741088867188</text:p>
          </table:table-cell>
          <table:table-cell office:value-type="float" office:value="0.010701060295105" calcext:value-type="float">
            <text:p>0.01070106029510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999808311462403" calcext:value-type="float">
            <text:p>0.009998083114624</text:p>
          </table:table-cell>
          <table:table-cell office:value-type="float" office:value="0.0128810405731201" calcext:value-type="float">
            <text:p>0.01288104057312</text:p>
          </table:table-cell>
          <table:table-cell office:value-type="float" office:value="0.0106403112411499" calcext:value-type="float">
            <text:p>0.010640311241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10216236114502" calcext:value-type="float">
            <text:p>0.010216236114502</text:p>
          </table:table-cell>
          <table:table-cell office:value-type="float" office:value="0.012765645980835" calcext:value-type="float">
            <text:p>0.012765645980835</text:p>
          </table:table-cell>
          <table:table-cell office:value-type="float" office:value="0.0105892658233643" calcext:value-type="float">
            <text:p>0.0105892658233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10178804397583" calcext:value-type="float">
            <text:p>0.010178804397583</text:p>
          </table:table-cell>
          <table:table-cell office:value-type="float" office:value="0.0195202827453613" calcext:value-type="float">
            <text:p>0.019520282745361</text:p>
          </table:table-cell>
          <table:table-cell office:value-type="float" office:value="0.0112493276596069" calcext:value-type="float">
            <text:p>0.0112493276596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10235071182251" calcext:value-type="float">
            <text:p>0.010235071182251</text:p>
          </table:table-cell>
          <table:table-cell office:value-type="float" office:value="0.0146529674530029" calcext:value-type="float">
            <text:p>0.014652967453003</text:p>
          </table:table-cell>
          <table:table-cell office:value-type="float" office:value="0.0108381032943726" calcext:value-type="float">
            <text:p>0.01083810329437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101895332336426" calcext:value-type="float">
            <text:p>0.010189533233643</text:p>
          </table:table-cell>
          <table:table-cell office:value-type="float" office:value="0.0128278732299805" calcext:value-type="float">
            <text:p>0.012827873229981</text:p>
          </table:table-cell>
          <table:table-cell office:value-type="float" office:value="0.0107518553733826" calcext:value-type="float">
            <text:p>0.0107518553733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101923942565918" calcext:value-type="float">
            <text:p>0.010192394256592</text:p>
          </table:table-cell>
          <table:table-cell office:value-type="float" office:value="0.0121445655822754" calcext:value-type="float">
            <text:p>0.012144565582275</text:p>
          </table:table-cell>
          <table:table-cell office:value-type="float" office:value="0.0106312990188599" calcext:value-type="float">
            <text:p>0.0106312990188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995254516601563" calcext:value-type="float">
            <text:p>0.009952545166016</text:p>
          </table:table-cell>
          <table:table-cell office:value-type="float" office:value="0.012310266494751" calcext:value-type="float">
            <text:p>0.012310266494751</text:p>
          </table:table-cell>
          <table:table-cell office:value-type="float" office:value="0.0105783581733704" calcext:value-type="float">
            <text:p>0.010578358173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102002620697021" calcext:value-type="float">
            <text:p>0.010200262069702</text:p>
          </table:table-cell>
          <table:table-cell office:value-type="float" office:value="0.0122032165527344" calcext:value-type="float">
            <text:p>0.012203216552734</text:p>
          </table:table-cell>
          <table:table-cell office:value-type="float" office:value="0.0105668425559998" calcext:value-type="float">
            <text:p>0.01056684255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100772380828857" calcext:value-type="float">
            <text:p>0.010077238082886</text:p>
          </table:table-cell>
          <table:table-cell office:value-type="float" office:value="0.0119762420654297" calcext:value-type="float">
            <text:p>0.01197624206543</text:p>
          </table:table-cell>
          <table:table-cell office:value-type="float" office:value="0.0106707334518433" calcext:value-type="float">
            <text:p>0.0106707334518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01907253265381" calcext:value-type="float">
            <text:p>0.010190725326538</text:p>
          </table:table-cell>
          <table:table-cell office:value-type="float" office:value="0.0121870040893555" calcext:value-type="float">
            <text:p>0.012187004089356</text:p>
          </table:table-cell>
          <table:table-cell office:value-type="float" office:value="0.0106197118759155" calcext:value-type="float">
            <text:p>0.0106197118759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103497505187988" calcext:value-type="float">
            <text:p>0.010349750518799</text:p>
          </table:table-cell>
          <table:table-cell office:value-type="float" office:value="0.012059211730957" calcext:value-type="float">
            <text:p>0.012059211730957</text:p>
          </table:table-cell>
          <table:table-cell office:value-type="float" office:value="0.0107939720153809" calcext:value-type="float">
            <text:p>0.01079397201538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01723670959473" calcext:value-type="float">
            <text:p>0.010172367095947</text:p>
          </table:table-cell>
          <table:table-cell office:value-type="float" office:value="0.0118370056152344" calcext:value-type="float">
            <text:p>0.011837005615234</text:p>
          </table:table-cell>
          <table:table-cell office:value-type="float" office:value="0.0105904340744019" calcext:value-type="float">
            <text:p>0.01059043407440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102965831756592" calcext:value-type="float">
            <text:p>0.010296583175659</text:p>
          </table:table-cell>
          <table:table-cell office:value-type="float" office:value="0.0121383666992188" calcext:value-type="float">
            <text:p>0.012138366699219</text:p>
          </table:table-cell>
          <table:table-cell office:value-type="float" office:value="0.0107536554336548" calcext:value-type="float">
            <text:p>0.0107536554336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0298490524292" calcext:value-type="float">
            <text:p>0.010298490524292</text:p>
          </table:table-cell>
          <table:table-cell office:value-type="float" office:value="0.0118253231048584" calcext:value-type="float">
            <text:p>0.011825323104858</text:p>
          </table:table-cell>
          <table:table-cell office:value-type="float" office:value="0.0108737230300903" calcext:value-type="float">
            <text:p>0.0108737230300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102734565734863" calcext:value-type="float">
            <text:p>0.010273456573486</text:p>
          </table:table-cell>
          <table:table-cell office:value-type="float" office:value="0.0123403072357178" calcext:value-type="float">
            <text:p>0.012340307235718</text:p>
          </table:table-cell>
          <table:table-cell office:value-type="float" office:value="0.0106458187103271" calcext:value-type="float">
            <text:p>0.0106458187103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104260444641113" calcext:value-type="float">
            <text:p>0.010426044464111</text:p>
          </table:table-cell>
          <table:table-cell office:value-type="float" office:value="0.0118160247802734" calcext:value-type="float">
            <text:p>0.011816024780274</text:p>
          </table:table-cell>
          <table:table-cell office:value-type="float" office:value="0.0107347011566162" calcext:value-type="float">
            <text:p>0.0107347011566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03805065155029" calcext:value-type="float">
            <text:p>0.010380506515503</text:p>
          </table:table-cell>
          <table:table-cell office:value-type="float" office:value="0.0129649639129639" calcext:value-type="float">
            <text:p>0.012964963912964</text:p>
          </table:table-cell>
          <table:table-cell office:value-type="float" office:value="0.0106991171836853" calcext:value-type="float">
            <text:p>0.0106991171836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02570056915283" calcext:value-type="float">
            <text:p>0.010257005691528</text:p>
          </table:table-cell>
          <table:table-cell office:value-type="float" office:value="0.0120434761047363" calcext:value-type="float">
            <text:p>0.012043476104736</text:p>
          </table:table-cell>
          <table:table-cell office:value-type="float" office:value="0.0106022000312805" calcext:value-type="float">
            <text:p>0.01060220003128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102865695953369" calcext:value-type="float">
            <text:p>0.010286569595337</text:p>
          </table:table-cell>
          <table:table-cell office:value-type="float" office:value="0.0125730037689209" calcext:value-type="float">
            <text:p>0.012573003768921</text:p>
          </table:table-cell>
          <table:table-cell office:value-type="float" office:value="0.0108207702636719" calcext:value-type="float">
            <text:p>0.01082077026367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02975368499756" calcext:value-type="float">
            <text:p>0.010297536849976</text:p>
          </table:table-cell>
          <table:table-cell office:value-type="float" office:value="0.0129435062408447" calcext:value-type="float">
            <text:p>0.012943506240845</text:p>
          </table:table-cell>
          <table:table-cell office:value-type="float" office:value="0.0107150077819824" calcext:value-type="float">
            <text:p>0.01071500778198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06256008148193" calcext:value-type="float">
            <text:p>0.010625600814819</text:p>
          </table:table-cell>
          <table:table-cell office:value-type="float" office:value="0.0118153095245361" calcext:value-type="float">
            <text:p>0.011815309524536</text:p>
          </table:table-cell>
          <table:table-cell office:value-type="float" office:value="0.0110279560089111" calcext:value-type="float">
            <text:p>0.0110279560089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104238986968994" calcext:value-type="float">
            <text:p>0.0104238986969</text:p>
          </table:table-cell>
          <table:table-cell office:value-type="float" office:value="0.0127232074737549" calcext:value-type="float">
            <text:p>0.012723207473755</text:p>
          </table:table-cell>
          <table:table-cell office:value-type="float" office:value="0.0108695030212402" calcext:value-type="float">
            <text:p>0.010869503021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103647708892822" calcext:value-type="float">
            <text:p>0.010364770889282</text:p>
          </table:table-cell>
          <table:table-cell office:value-type="float" office:value="0.0122406482696533" calcext:value-type="float">
            <text:p>0.012240648269653</text:p>
          </table:table-cell>
          <table:table-cell office:value-type="float" office:value="0.0107801079750061" calcext:value-type="float">
            <text:p>0.0107801079750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104985237121582" calcext:value-type="float">
            <text:p>0.010498523712158</text:p>
          </table:table-cell>
          <table:table-cell office:value-type="float" office:value="0.0124919414520264" calcext:value-type="float">
            <text:p>0.012491941452026</text:p>
          </table:table-cell>
          <table:table-cell office:value-type="float" office:value="0.0109177350997925" calcext:value-type="float">
            <text:p>0.01091773509979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04506015777588" calcext:value-type="float">
            <text:p>0.010450601577759</text:p>
          </table:table-cell>
          <table:table-cell office:value-type="float" office:value="0.0123584270477295" calcext:value-type="float">
            <text:p>0.01235842704773</text:p>
          </table:table-cell>
          <table:table-cell office:value-type="float" office:value="0.0108187556266785" calcext:value-type="float">
            <text:p>0.01081875562667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10310173034668" calcext:value-type="float">
            <text:p>0.010310173034668</text:p>
          </table:table-cell>
          <table:table-cell office:value-type="float" office:value="0.01224684715271" calcext:value-type="float">
            <text:p>0.01224684715271</text:p>
          </table:table-cell>
          <table:table-cell office:value-type="float" office:value="0.0107162237167358" calcext:value-type="float">
            <text:p>0.0107162237167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104341506958008" calcext:value-type="float">
            <text:p>0.010434150695801</text:p>
          </table:table-cell>
          <table:table-cell office:value-type="float" office:value="0.0121345520019531" calcext:value-type="float">
            <text:p>0.012134552001953</text:p>
          </table:table-cell>
          <table:table-cell office:value-type="float" office:value="0.0107986450195313" calcext:value-type="float">
            <text:p>0.01079864501953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103356838226318" calcext:value-type="float">
            <text:p>0.010335683822632</text:p>
          </table:table-cell>
          <table:table-cell office:value-type="float" office:value="0.0128560066223145" calcext:value-type="float">
            <text:p>0.012856006622315</text:p>
          </table:table-cell>
          <table:table-cell office:value-type="float" office:value="0.0107623100280762" calcext:value-type="float">
            <text:p>0.0107623100280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103423595428467" calcext:value-type="float">
            <text:p>0.010342359542847</text:p>
          </table:table-cell>
          <table:table-cell office:value-type="float" office:value="0.0124976634979248" calcext:value-type="float">
            <text:p>0.012497663497925</text:p>
          </table:table-cell>
          <table:table-cell office:value-type="float" office:value="0.0107734560966492" calcext:value-type="float">
            <text:p>0.0107734560966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03535652160645" calcext:value-type="float">
            <text:p>0.010353565216065</text:p>
          </table:table-cell>
          <table:table-cell office:value-type="float" office:value="0.0123822689056396" calcext:value-type="float">
            <text:p>0.01238226890564</text:p>
          </table:table-cell>
          <table:table-cell office:value-type="float" office:value="0.0107879757881165" calcext:value-type="float">
            <text:p>0.0107879757881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104382038116455" calcext:value-type="float">
            <text:p>0.010438203811646</text:p>
          </table:table-cell>
          <table:table-cell office:value-type="float" office:value="0.0124413967132568" calcext:value-type="float">
            <text:p>0.012441396713257</text:p>
          </table:table-cell>
          <table:table-cell office:value-type="float" office:value="0.0109772920608521" calcext:value-type="float">
            <text:p>0.0109772920608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104744434356689" calcext:value-type="float">
            <text:p>0.010474443435669</text:p>
          </table:table-cell>
          <table:table-cell office:value-type="float" office:value="0.0126514434814453" calcext:value-type="float">
            <text:p>0.012651443481445</text:p>
          </table:table-cell>
          <table:table-cell office:value-type="float" office:value="0.0108878135681152" calcext:value-type="float">
            <text:p>0.0108878135681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04725360870361" calcext:value-type="float">
            <text:p>0.010472536087036</text:p>
          </table:table-cell>
          <table:table-cell office:value-type="float" office:value="0.0124664306640625" calcext:value-type="float">
            <text:p>0.012466430664063</text:p>
          </table:table-cell>
          <table:table-cell office:value-type="float" office:value="0.0109126210212708" calcext:value-type="float">
            <text:p>0.01091262102127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0507345199585" calcext:value-type="float">
            <text:p>0.010507345199585</text:p>
          </table:table-cell>
          <table:table-cell office:value-type="float" office:value="0.01263427734375" calcext:value-type="float">
            <text:p>0.01263427734375</text:p>
          </table:table-cell>
          <table:table-cell office:value-type="float" office:value="0.0108197212219238" calcext:value-type="float">
            <text:p>0.0108197212219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0495662689209" calcext:value-type="float">
            <text:p>0.010495662689209</text:p>
          </table:table-cell>
          <table:table-cell office:value-type="float" office:value="0.0124857425689697" calcext:value-type="float">
            <text:p>0.01248574256897</text:p>
          </table:table-cell>
          <table:table-cell office:value-type="float" office:value="0.0109010457992554" calcext:value-type="float">
            <text:p>0.0109010457992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04818344116211" calcext:value-type="float">
            <text:p>0.010481834411621</text:p>
          </table:table-cell>
          <table:table-cell office:value-type="float" office:value="0.0120699405670166" calcext:value-type="float">
            <text:p>0.012069940567017</text:p>
          </table:table-cell>
          <table:table-cell office:value-type="float" office:value="0.0108897089958191" calcext:value-type="float">
            <text:p>0.01088970899581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04577541351318" calcext:value-type="float">
            <text:p>0.010457754135132</text:p>
          </table:table-cell>
          <table:table-cell office:value-type="float" office:value="0.0133743286132813" calcext:value-type="float">
            <text:p>0.013374328613281</text:p>
          </table:table-cell>
          <table:table-cell office:value-type="float" office:value="0.0109603047370911" calcext:value-type="float">
            <text:p>0.0109603047370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05047225952148" calcext:value-type="float">
            <text:p>0.010504722595215</text:p>
          </table:table-cell>
          <table:table-cell office:value-type="float" office:value="0.0139226913452148" calcext:value-type="float">
            <text:p>0.013922691345215</text:p>
          </table:table-cell>
          <table:table-cell office:value-type="float" office:value="0.0110892772674561" calcext:value-type="float">
            <text:p>0.0110892772674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04429721832275" calcext:value-type="float">
            <text:p>0.010442972183228</text:p>
          </table:table-cell>
          <table:table-cell office:value-type="float" office:value="0.0138764381408691" calcext:value-type="float">
            <text:p>0.013876438140869</text:p>
          </table:table-cell>
          <table:table-cell office:value-type="float" office:value="0.0109584212303162" calcext:value-type="float">
            <text:p>0.0109584212303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04858875274658" calcext:value-type="float">
            <text:p>0.010485887527466</text:p>
          </table:table-cell>
          <table:table-cell office:value-type="float" office:value="0.0139002799987793" calcext:value-type="float">
            <text:p>0.013900279998779</text:p>
          </table:table-cell>
          <table:table-cell office:value-type="float" office:value="0.01083163022995" calcext:value-type="float">
            <text:p>0.0108316302299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04844570159912" calcext:value-type="float">
            <text:p>0.010484457015991</text:p>
          </table:table-cell>
          <table:table-cell office:value-type="float" office:value="0.0136091709136963" calcext:value-type="float">
            <text:p>0.013609170913696</text:p>
          </table:table-cell>
          <table:table-cell office:value-type="float" office:value="0.0109022617340088" calcext:value-type="float">
            <text:p>0.01090226173400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03869438171387" calcext:value-type="float">
            <text:p>0.010386943817139</text:p>
          </table:table-cell>
          <table:table-cell office:value-type="float" office:value="0.0138125419616699" calcext:value-type="float">
            <text:p>0.01381254196167</text:p>
          </table:table-cell>
          <table:table-cell office:value-type="float" office:value="0.010975968837738" calcext:value-type="float">
            <text:p>0.0109759688377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05934143066406" calcext:value-type="float">
            <text:p>0.010593414306641</text:p>
          </table:table-cell>
          <table:table-cell office:value-type="float" office:value="0.0123653411865234" calcext:value-type="float">
            <text:p>0.012365341186524</text:p>
          </table:table-cell>
          <table:table-cell office:value-type="float" office:value="0.0110004782676697" calcext:value-type="float">
            <text:p>0.011000478267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106019973754883" calcext:value-type="float">
            <text:p>0.010601997375488</text:p>
          </table:table-cell>
          <table:table-cell office:value-type="float" office:value="0.0123600959777832" calcext:value-type="float">
            <text:p>0.012360095977783</text:p>
          </table:table-cell>
          <table:table-cell office:value-type="float" office:value="0.0110525131225586" calcext:value-type="float">
            <text:p>0.01105251312255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0507345199585" calcext:value-type="float">
            <text:p>0.010507345199585</text:p>
          </table:table-cell>
          <table:table-cell office:value-type="float" office:value="0.0123567581176758" calcext:value-type="float">
            <text:p>0.012356758117676</text:p>
          </table:table-cell>
          <table:table-cell office:value-type="float" office:value="0.0108821392059326" calcext:value-type="float">
            <text:p>0.0108821392059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03995800018311" calcext:value-type="float">
            <text:p>0.010399580001831</text:p>
          </table:table-cell>
          <table:table-cell office:value-type="float" office:value="0.0122127532958984" calcext:value-type="float">
            <text:p>0.012212753295899</text:p>
          </table:table-cell>
          <table:table-cell office:value-type="float" office:value="0.010849940776825" calcext:value-type="float">
            <text:p>0.0108499407768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06582641601563" calcext:value-type="float">
            <text:p>0.010658264160156</text:p>
          </table:table-cell>
          <table:table-cell office:value-type="float" office:value="0.0121872425079346" calcext:value-type="float">
            <text:p>0.012187242507935</text:p>
          </table:table-cell>
          <table:table-cell office:value-type="float" office:value="0.0112636566162109" calcext:value-type="float">
            <text:p>0.0112636566162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107107162475586" calcext:value-type="float">
            <text:p>0.010710716247559</text:p>
          </table:table-cell>
          <table:table-cell office:value-type="float" office:value="0.0125234127044678" calcext:value-type="float">
            <text:p>0.012523412704468</text:p>
          </table:table-cell>
          <table:table-cell office:value-type="float" office:value="0.0110895276069641" calcext:value-type="float">
            <text:p>0.0110895276069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05884075164795" calcext:value-type="float">
            <text:p>0.01058840751648</text:p>
          </table:table-cell>
          <table:table-cell office:value-type="float" office:value="0.0123133659362793" calcext:value-type="float">
            <text:p>0.012313365936279</text:p>
          </table:table-cell>
          <table:table-cell office:value-type="float" office:value="0.0110790610313416" calcext:value-type="float">
            <text:p>0.0110790610313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05936527252197" calcext:value-type="float">
            <text:p>0.01059365272522</text:p>
          </table:table-cell>
          <table:table-cell office:value-type="float" office:value="0.0125644207000732" calcext:value-type="float">
            <text:p>0.012564420700073</text:p>
          </table:table-cell>
          <table:table-cell office:value-type="float" office:value="0.0111440777778626" calcext:value-type="float">
            <text:p>0.0111440777778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06809139251709" calcext:value-type="float">
            <text:p>0.010680913925171</text:p>
          </table:table-cell>
          <table:table-cell office:value-type="float" office:value="0.0122997760772705" calcext:value-type="float">
            <text:p>0.012299776077271</text:p>
          </table:table-cell>
          <table:table-cell office:value-type="float" office:value="0.0111469864845276" calcext:value-type="float">
            <text:p>0.0111469864845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06275081634521" calcext:value-type="float">
            <text:p>0.010627508163452</text:p>
          </table:table-cell>
          <table:table-cell office:value-type="float" office:value="0.0125362873077393" calcext:value-type="float">
            <text:p>0.012536287307739</text:p>
          </table:table-cell>
          <table:table-cell office:value-type="float" office:value="0.0111282348632813" calcext:value-type="float">
            <text:p>0.0111282348632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05991363525391" calcext:value-type="float">
            <text:p>0.010599136352539</text:p>
          </table:table-cell>
          <table:table-cell office:value-type="float" office:value="0.012718677520752" calcext:value-type="float">
            <text:p>0.012718677520752</text:p>
          </table:table-cell>
          <table:table-cell office:value-type="float" office:value="0.0110328435897827" calcext:value-type="float">
            <text:p>0.0110328435897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07364654541016" calcext:value-type="float">
            <text:p>0.010736465454102</text:p>
          </table:table-cell>
          <table:table-cell office:value-type="float" office:value="0.0127885341644287" calcext:value-type="float">
            <text:p>0.012788534164429</text:p>
          </table:table-cell>
          <table:table-cell office:value-type="float" office:value="0.0112078070640564" calcext:value-type="float">
            <text:p>0.01120780706405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08377933502197" calcext:value-type="float">
            <text:p>0.01083779335022</text:p>
          </table:table-cell>
          <table:table-cell office:value-type="float" office:value="0.0128171443939209" calcext:value-type="float">
            <text:p>0.012817144393921</text:p>
          </table:table-cell>
          <table:table-cell office:value-type="float" office:value="0.0113121390342712" calcext:value-type="float">
            <text:p>0.01131213903427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09617710113525" calcext:value-type="float">
            <text:p>0.010961771011353</text:p>
          </table:table-cell>
          <table:table-cell office:value-type="float" office:value="0.0124228000640869" calcext:value-type="float">
            <text:p>0.012422800064087</text:p>
          </table:table-cell>
          <table:table-cell office:value-type="float" office:value="0.0114603519439697" calcext:value-type="float">
            <text:p>0.011460351943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05404853820801" calcext:value-type="float">
            <text:p>0.01054048538208</text:p>
          </table:table-cell>
          <table:table-cell office:value-type="float" office:value="0.0130677223205566" calcext:value-type="float">
            <text:p>0.013067722320557</text:p>
          </table:table-cell>
          <table:table-cell office:value-type="float" office:value="0.0112111806869507" calcext:value-type="float">
            <text:p>0.0112111806869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07772350311279" calcext:value-type="float">
            <text:p>0.010777235031128</text:p>
          </table:table-cell>
          <table:table-cell office:value-type="float" office:value="0.0129506587982178" calcext:value-type="float">
            <text:p>0.012950658798218</text:p>
          </table:table-cell>
          <table:table-cell office:value-type="float" office:value="0.0111500859260559" calcext:value-type="float">
            <text:p>0.01115008592605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08826160430908" calcext:value-type="float">
            <text:p>0.010882616043091</text:p>
          </table:table-cell>
          <table:table-cell office:value-type="float" office:value="0.0125992298126221" calcext:value-type="float">
            <text:p>0.012599229812622</text:p>
          </table:table-cell>
          <table:table-cell office:value-type="float" office:value="0.0112653851509094" calcext:value-type="float">
            <text:p>0.011265385150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11243724822998" calcext:value-type="float">
            <text:p>0.0111243724823</text:p>
          </table:table-cell>
          <table:table-cell office:value-type="float" office:value="0.0127749443054199" calcext:value-type="float">
            <text:p>0.01277494430542</text:p>
          </table:table-cell>
          <table:table-cell office:value-type="float" office:value="0.0115087389945984" calcext:value-type="float">
            <text:p>0.0115087389945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10344886779785" calcext:value-type="float">
            <text:p>0.011034488677979</text:p>
          </table:table-cell>
          <table:table-cell office:value-type="float" office:value="0.0129649639129639" calcext:value-type="float">
            <text:p>0.012964963912964</text:p>
          </table:table-cell>
          <table:table-cell office:value-type="float" office:value="0.0114909768104553" calcext:value-type="float">
            <text:p>0.0114909768104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09527111053467" calcext:value-type="float">
            <text:p>0.010952711105347</text:p>
          </table:table-cell>
          <table:table-cell office:value-type="float" office:value="0.0127573013305664" calcext:value-type="float">
            <text:p>0.012757301330566</text:p>
          </table:table-cell>
          <table:table-cell office:value-type="float" office:value="0.0113694071769714" calcext:value-type="float">
            <text:p>0.0113694071769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08895301818848" calcext:value-type="float">
            <text:p>0.010889530181885</text:p>
          </table:table-cell>
          <table:table-cell office:value-type="float" office:value="0.0131218433380127" calcext:value-type="float">
            <text:p>0.013121843338013</text:p>
          </table:table-cell>
          <table:table-cell office:value-type="float" office:value="0.0115474820137024" calcext:value-type="float">
            <text:p>0.0115474820137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11284255981445" calcext:value-type="float">
            <text:p>0.011128425598145</text:p>
          </table:table-cell>
          <table:table-cell office:value-type="float" office:value="0.0128200054168701" calcext:value-type="float">
            <text:p>0.01282000541687</text:p>
          </table:table-cell>
          <table:table-cell office:value-type="float" office:value="0.0115854382514954" calcext:value-type="float">
            <text:p>0.011585438251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08864307403564" calcext:value-type="float">
            <text:p>0.010886430740357</text:p>
          </table:table-cell>
          <table:table-cell office:value-type="float" office:value="0.0131921768188477" calcext:value-type="float">
            <text:p>0.013192176818848</text:p>
          </table:table-cell>
          <table:table-cell office:value-type="float" office:value="0.0114209651947021" calcext:value-type="float">
            <text:p>0.01142096519470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08754634857178" calcext:value-type="float">
            <text:p>0.010875463485718</text:p>
          </table:table-cell>
          <table:table-cell office:value-type="float" office:value="0.0132780075073242" calcext:value-type="float">
            <text:p>0.013278007507324</text:p>
          </table:table-cell>
          <table:table-cell office:value-type="float" office:value="0.0116132974624634" calcext:value-type="float">
            <text:p>0.0116132974624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08883380889893" calcext:value-type="float">
            <text:p>0.010888338088989</text:p>
          </table:table-cell>
          <table:table-cell office:value-type="float" office:value="0.0126070976257324" calcext:value-type="float">
            <text:p>0.012607097625733</text:p>
          </table:table-cell>
          <table:table-cell office:value-type="float" office:value="0.0113682866096497" calcext:value-type="float">
            <text:p>0.011368286609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11575126647949" calcext:value-type="float">
            <text:p>0.011157512664795</text:p>
          </table:table-cell>
          <table:table-cell office:value-type="float" office:value="0.0134203433990479" calcext:value-type="float">
            <text:p>0.013420343399048</text:p>
          </table:table-cell>
          <table:table-cell office:value-type="float" office:value="0.0116659283638" calcext:value-type="float">
            <text:p>0.011665928363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09400749206543" calcext:value-type="float">
            <text:p>0.010940074920654</text:p>
          </table:table-cell>
          <table:table-cell office:value-type="float" office:value="0.0132997035980225" calcext:value-type="float">
            <text:p>0.013299703598023</text:p>
          </table:table-cell>
          <table:table-cell office:value-type="float" office:value="0.0115623950958252" calcext:value-type="float">
            <text:p>0.011562395095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9632015228271" calcext:value-type="float">
            <text:p>0.010963201522827</text:p>
          </table:table-cell>
          <table:table-cell office:value-type="float" office:value="0.014390230178833" calcext:value-type="float">
            <text:p>0.014390230178833</text:p>
          </table:table-cell>
          <table:table-cell office:value-type="float" office:value="0.0116934299468994" calcext:value-type="float">
            <text:p>0.0116934299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5-06T15:30:01.415909053</dc:date>
    <meta:editing-duration>PT45S</meta:editing-duration>
    <meta:editing-cycles>1</meta:editing-cycles>
    <meta:document-statistic meta:table-count="1" meta:cell-count="19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329cm" svg:height="17.639cm" xlink:href=".." xlink:type="simple" chart:class="chart:line" chart:style-name="ch1">
        <chart:legend chart:legend-position="end" svg:x="33.477cm" svg:y="8.022cm" style:legend-expansion="high" chart:style-name="ch2"/>
        <chart:plot-area chart:style-name="ch3" table:cell-range-address="3sum_results_means.B1:3sum_results_means.D498" svg:x="0.726cm" svg:y="0.352cm" svg:width="32.025cm" svg:height="16.935cm">
          <chartooo:coordinate-region svg:x="1.824cm" svg:y="0.473cm" svg:width="30.927cm" svg:height="15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3sum_results_means.B1:3sum_results_means.B498" chart:class="chart:line">
            <chart:data-point chart:repeated="498"/>
          </chart:series>
          <chart:series chart:style-name="ch7" chart:values-cell-range-address="3sum_results_means.C1:3sum_results_means.C498" chart:class="chart:line">
            <chart:data-point chart:repeated="498"/>
          </chart:series>
          <chart:series chart:style-name="ch8" chart:values-cell-range-address="3sum_results_means.D1:3sum_results_means.D498" chart:class="chart:line">
            <chart:data-point chart:repeated="4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71141052246094">
                <text:p>0.00771141052246094</text:p>
                <draw:g>
                  <svg:desc>3sum_results_means.B1:3sum_results_means.B498</svg:desc>
                </draw:g>
              </table:table-cell>
              <table:table-cell office:value-type="float" office:value="0.0156283378601074">
                <text:p>0.0156283378601074</text:p>
                <draw:g>
                  <svg:desc>3sum_results_means.C1:3sum_results_means.C498</svg:desc>
                </draw:g>
              </table:table-cell>
              <table:table-cell office:value-type="float" office:value="0.00883663892745972">
                <text:p>0.00883663892745972</text:p>
                <draw:g>
                  <svg:desc>3sum_results_means.D1:3sum_results_means.D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49301910400391">
                <text:p>0.00749301910400391</text:p>
              </table:table-cell>
              <table:table-cell office:value-type="float" office:value="0.00897812843322754">
                <text:p>0.00897812843322754</text:p>
              </table:table-cell>
              <table:table-cell office:value-type="float" office:value="0.00810587406158447">
                <text:p>0.00810587406158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7359676361084">
                <text:p>0.0077359676361084</text:p>
              </table:table-cell>
              <table:table-cell office:value-type="float" office:value="0.00915598869323731">
                <text:p>0.00915598869323731</text:p>
              </table:table-cell>
              <table:table-cell office:value-type="float" office:value="0.00812035799026489">
                <text:p>0.00812035799026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5882263183594">
                <text:p>0.00755882263183594</text:p>
              </table:table-cell>
              <table:table-cell office:value-type="float" office:value="0.00980353355407715">
                <text:p>0.00980353355407715</text:p>
              </table:table-cell>
              <table:table-cell office:value-type="float" office:value="0.00817027091979981">
                <text:p>0.00817027091979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4891166687012">
                <text:p>0.00744891166687012</text:p>
              </table:table-cell>
              <table:table-cell office:value-type="float" office:value="0.0102095603942871">
                <text:p>0.0102095603942871</text:p>
              </table:table-cell>
              <table:table-cell office:value-type="float" office:value="0.00825932025909424">
                <text:p>0.00825932025909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98416137695313">
                <text:p>0.00798416137695313</text:p>
              </table:table-cell>
              <table:table-cell office:value-type="float" office:value="0.0100409984588623">
                <text:p>0.0100409984588623</text:p>
              </table:table-cell>
              <table:table-cell office:value-type="float" office:value="0.0087699294090271">
                <text:p>0.0087699294090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96151161193848">
                <text:p>0.00796151161193848</text:p>
              </table:table-cell>
              <table:table-cell office:value-type="float" office:value="0.00999116897583008">
                <text:p>0.00999116897583008</text:p>
              </table:table-cell>
              <table:table-cell office:value-type="float" office:value="0.00871702432632446">
                <text:p>0.00871702432632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0078125">
                <text:p>0.00830078125</text:p>
              </table:table-cell>
              <table:table-cell office:value-type="float" office:value="0.0114622116088867">
                <text:p>0.0114622116088867</text:p>
              </table:table-cell>
              <table:table-cell office:value-type="float" office:value="0.00914436578750611">
                <text:p>0.00914436578750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6740264892578">
                <text:p>0.00826740264892578</text:p>
              </table:table-cell>
              <table:table-cell office:value-type="float" office:value="0.00949692726135254">
                <text:p>0.00949692726135254</text:p>
              </table:table-cell>
              <table:table-cell office:value-type="float" office:value="0.00873826742172241">
                <text:p>0.00873826742172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61866569519043">
                <text:p>0.00761866569519043</text:p>
              </table:table-cell>
              <table:table-cell office:value-type="float" office:value="0.00920534133911133">
                <text:p>0.00920534133911133</text:p>
              </table:table-cell>
              <table:table-cell office:value-type="float" office:value="0.00843203067779541">
                <text:p>0.00843203067779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03446769714356">
                <text:p>0.00803446769714356</text:p>
              </table:table-cell>
              <table:table-cell office:value-type="float" office:value="0.00895953178405762">
                <text:p>0.00895953178405762</text:p>
              </table:table-cell>
              <table:table-cell office:value-type="float" office:value="0.00834569931030274">
                <text:p>0.00834569931030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88402557373047">
                <text:p>0.00788402557373047</text:p>
              </table:table-cell>
              <table:table-cell office:value-type="float" office:value="0.0101802349090576">
                <text:p>0.0101802349090576</text:p>
              </table:table-cell>
              <table:table-cell office:value-type="float" office:value="0.00849838256835938">
                <text:p>0.00849838256835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1869888305664">
                <text:p>0.00781869888305664</text:p>
              </table:table-cell>
              <table:table-cell office:value-type="float" office:value="0.0106253623962402">
                <text:p>0.0106253623962402</text:p>
              </table:table-cell>
              <table:table-cell office:value-type="float" office:value="0.00848796367645264">
                <text:p>0.00848796367645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56311416625977">
                <text:p>0.00756311416625977</text:p>
              </table:table-cell>
              <table:table-cell office:value-type="float" office:value="0.009002685546875">
                <text:p>0.009002685546875</text:p>
              </table:table-cell>
              <table:table-cell office:value-type="float" office:value="0.00807504653930664">
                <text:p>0.00807504653930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40218162536621">
                <text:p>0.00740218162536621</text:p>
              </table:table-cell>
              <table:table-cell office:value-type="float" office:value="0.00895237922668457">
                <text:p>0.00895237922668457</text:p>
              </table:table-cell>
              <table:table-cell office:value-type="float" office:value="0.00786120891571045">
                <text:p>0.00786120891571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34734535217285">
                <text:p>0.00734734535217285</text:p>
              </table:table-cell>
              <table:table-cell office:value-type="float" office:value="0.00908422470092773">
                <text:p>0.00908422470092773</text:p>
              </table:table-cell>
              <table:table-cell office:value-type="float" office:value="0.0079952597618103">
                <text:p>0.0079952597618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56573677062988">
                <text:p>0.00756573677062988</text:p>
              </table:table-cell>
              <table:table-cell office:value-type="float" office:value="0.00965952873229981">
                <text:p>0.00965952873229981</text:p>
              </table:table-cell>
              <table:table-cell office:value-type="float" office:value="0.00818125009536743">
                <text:p>0.00818125009536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54690170288086">
                <text:p>0.00754690170288086</text:p>
              </table:table-cell>
              <table:table-cell office:value-type="float" office:value="0.00934481620788574">
                <text:p>0.00934481620788574</text:p>
              </table:table-cell>
              <table:table-cell office:value-type="float" office:value="0.00809692144393921">
                <text:p>0.00809692144393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55858421325684">
                <text:p>0.00755858421325684</text:p>
              </table:table-cell>
              <table:table-cell office:value-type="float" office:value="0.0111439228057861">
                <text:p>0.0111439228057861</text:p>
              </table:table-cell>
              <table:table-cell office:value-type="float" office:value="0.00805120468139648">
                <text:p>0.00805120468139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42959976196289">
                <text:p>0.00742959976196289</text:p>
              </table:table-cell>
              <table:table-cell office:value-type="float" office:value="0.0106372833251953">
                <text:p>0.0106372833251953</text:p>
              </table:table-cell>
              <table:table-cell office:value-type="float" office:value="0.00825872421264648">
                <text:p>0.00825872421264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51304626464844">
                <text:p>0.00751304626464844</text:p>
              </table:table-cell>
              <table:table-cell office:value-type="float" office:value="0.0103814601898193">
                <text:p>0.0103814601898193</text:p>
              </table:table-cell>
              <table:table-cell office:value-type="float" office:value="0.00797021389007569">
                <text:p>0.00797021389007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30800628662109">
                <text:p>0.00730800628662109</text:p>
              </table:table-cell>
              <table:table-cell office:value-type="float" office:value="0.00935101509094238">
                <text:p>0.00935101509094238</text:p>
              </table:table-cell>
              <table:table-cell office:value-type="float" office:value="0.00786269903182984">
                <text:p>0.0078626990318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756144523620606">
                <text:p>0.00756144523620606</text:p>
              </table:table-cell>
              <table:table-cell office:value-type="float" office:value="0.00932121276855469">
                <text:p>0.00932121276855469</text:p>
              </table:table-cell>
              <table:table-cell office:value-type="float" office:value="0.00793833732604981">
                <text:p>0.00793833732604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21859931945801">
                <text:p>0.00721859931945801</text:p>
              </table:table-cell>
              <table:table-cell office:value-type="float" office:value="0.00888156890869141">
                <text:p>0.00888156890869141</text:p>
              </table:table-cell>
              <table:table-cell office:value-type="float" office:value="0.00784070491790772">
                <text:p>0.00784070491790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43794441223145">
                <text:p>0.00743794441223145</text:p>
              </table:table-cell>
              <table:table-cell office:value-type="float" office:value="0.00898289680480957">
                <text:p>0.00898289680480957</text:p>
              </table:table-cell>
              <table:table-cell office:value-type="float" office:value="0.00787333250045776">
                <text:p>0.00787333250045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31396675109863">
                <text:p>0.00731396675109863</text:p>
              </table:table-cell>
              <table:table-cell office:value-type="float" office:value="0.00901389122009277">
                <text:p>0.00901389122009277</text:p>
              </table:table-cell>
              <table:table-cell office:value-type="float" office:value="0.00793545246124268">
                <text:p>0.00793545246124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43913650512695">
                <text:p>0.00743913650512695</text:p>
              </table:table-cell>
              <table:table-cell office:value-type="float" office:value="0.00926518440246582">
                <text:p>0.00926518440246582</text:p>
              </table:table-cell>
              <table:table-cell office:value-type="float" office:value="0.00786713361740112">
                <text:p>0.00786713361740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46250152587891">
                <text:p>0.00746250152587891</text:p>
              </table:table-cell>
              <table:table-cell office:value-type="float" office:value="0.0093533992767334">
                <text:p>0.0093533992767334</text:p>
              </table:table-cell>
              <table:table-cell office:value-type="float" office:value="0.00791594982147217">
                <text:p>0.00791594982147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53164291381836">
                <text:p>0.00753164291381836</text:p>
              </table:table-cell>
              <table:table-cell office:value-type="float" office:value="0.00896787643432617">
                <text:p>0.00896787643432617</text:p>
              </table:table-cell>
              <table:table-cell office:value-type="float" office:value="0.00802911520004272">
                <text:p>0.00802911520004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37428665161133">
                <text:p>0.00737428665161133</text:p>
              </table:table-cell>
              <table:table-cell office:value-type="float" office:value="0.00930500030517578">
                <text:p>0.00930500030517578</text:p>
              </table:table-cell>
              <table:table-cell office:value-type="float" office:value="0.00793775320053101">
                <text:p>0.00793775320053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53211975097656">
                <text:p>0.00753211975097656</text:p>
              </table:table-cell>
              <table:table-cell office:value-type="float" office:value="0.00916910171508789">
                <text:p>0.00916910171508789</text:p>
              </table:table-cell>
              <table:table-cell office:value-type="float" office:value="0.00795823335647583">
                <text:p>0.00795823335647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747752189636231">
                <text:p>0.00747752189636231</text:p>
              </table:table-cell>
              <table:table-cell office:value-type="float" office:value="0.00918865203857422">
                <text:p>0.00918865203857422</text:p>
              </table:table-cell>
              <table:table-cell office:value-type="float" office:value="0.00809009075164795">
                <text:p>0.00809009075164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34400749206543">
                <text:p>0.00734400749206543</text:p>
              </table:table-cell>
              <table:table-cell office:value-type="float" office:value="0.00958704948425293">
                <text:p>0.00958704948425293</text:p>
              </table:table-cell>
              <table:table-cell office:value-type="float" office:value="0.00798403024673462">
                <text:p>0.00798403024673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72881507873535">
                <text:p>0.00772881507873535</text:p>
              </table:table-cell>
              <table:table-cell office:value-type="float" office:value="0.00944137573242188">
                <text:p>0.00944137573242188</text:p>
              </table:table-cell>
              <table:table-cell office:value-type="float" office:value="0.00807204246520996">
                <text:p>0.00807204246520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74955749511719">
                <text:p>0.00774955749511719</text:p>
              </table:table-cell>
              <table:table-cell office:value-type="float" office:value="0.00924181938171387">
                <text:p>0.00924181938171387</text:p>
              </table:table-cell>
              <table:table-cell office:value-type="float" office:value="0.00820795297622681">
                <text:p>0.00820795297622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51495361328125">
                <text:p>0.00751495361328125</text:p>
              </table:table-cell>
              <table:table-cell office:value-type="float" office:value="0.00923490524291992">
                <text:p>0.00923490524291992</text:p>
              </table:table-cell>
              <table:table-cell office:value-type="float" office:value="0.00818805694580078">
                <text:p>0.00818805694580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4310302734375">
                <text:p>0.0074310302734375</text:p>
              </table:table-cell>
              <table:table-cell office:value-type="float" office:value="0.00932621955871582">
                <text:p>0.00932621955871582</text:p>
              </table:table-cell>
              <table:table-cell office:value-type="float" office:value="0.00810897350311279">
                <text:p>0.00810897350311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45177268981934">
                <text:p>0.00745177268981934</text:p>
              </table:table-cell>
              <table:table-cell office:value-type="float" office:value="0.0095064640045166">
                <text:p>0.0095064640045166</text:p>
              </table:table-cell>
              <table:table-cell office:value-type="float" office:value="0.00795986652374268">
                <text:p>0.00795986652374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45463371276856">
                <text:p>0.00745463371276856</text:p>
              </table:table-cell>
              <table:table-cell office:value-type="float" office:value="0.00927162170410156">
                <text:p>0.00927162170410156</text:p>
              </table:table-cell>
              <table:table-cell office:value-type="float" office:value="0.00793939828872681">
                <text:p>0.00793939828872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51066207885742">
                <text:p>0.00751066207885742</text:p>
              </table:table-cell>
              <table:table-cell office:value-type="float" office:value="0.0093994140625">
                <text:p>0.0093994140625</text:p>
              </table:table-cell>
              <table:table-cell office:value-type="float" office:value="0.00797942876815796">
                <text:p>0.00797942876815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58504867553711">
                <text:p>0.00758504867553711</text:p>
              </table:table-cell>
              <table:table-cell office:value-type="float" office:value="0.00994062423706055">
                <text:p>0.00994062423706055</text:p>
              </table:table-cell>
              <table:table-cell office:value-type="float" office:value="0.00804414749145508">
                <text:p>0.00804414749145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40242004394531">
                <text:p>0.00740242004394531</text:p>
              </table:table-cell>
              <table:table-cell office:value-type="float" office:value="0.0097498893737793">
                <text:p>0.0097498893737793</text:p>
              </table:table-cell>
              <table:table-cell office:value-type="float" office:value="0.00793813467025757">
                <text:p>0.00793813467025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46250152587891">
                <text:p>0.00746250152587891</text:p>
              </table:table-cell>
              <table:table-cell office:value-type="float" office:value="0.00970959663391113">
                <text:p>0.00970959663391113</text:p>
              </table:table-cell>
              <table:table-cell office:value-type="float" office:value="0.00793653726577759">
                <text:p>0.007936537265777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36308097839356">
                <text:p>0.00736308097839356</text:p>
              </table:table-cell>
              <table:table-cell office:value-type="float" office:value="0.00977325439453125">
                <text:p>0.00977325439453125</text:p>
              </table:table-cell>
              <table:table-cell office:value-type="float" office:value="0.00817027091979981">
                <text:p>0.0081702709197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68518447875977">
                <text:p>0.00768518447875977</text:p>
              </table:table-cell>
              <table:table-cell office:value-type="float" office:value="0.00973916053771973">
                <text:p>0.00973916053771973</text:p>
              </table:table-cell>
              <table:table-cell office:value-type="float" office:value="0.00813843011856079">
                <text:p>0.00813843011856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44175910949707">
                <text:p>0.00744175910949707</text:p>
              </table:table-cell>
              <table:table-cell office:value-type="float" office:value="0.00974726676940918">
                <text:p>0.00974726676940918</text:p>
              </table:table-cell>
              <table:table-cell office:value-type="float" office:value="0.0080938458442688">
                <text:p>0.0080938458442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40504264831543">
                <text:p>0.00740504264831543</text:p>
              </table:table-cell>
              <table:table-cell office:value-type="float" office:value="0.00936341285705566">
                <text:p>0.00936341285705566</text:p>
              </table:table-cell>
              <table:table-cell office:value-type="float" office:value="0.00794664621353149">
                <text:p>0.0079466462135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64274597167969">
                <text:p>0.00764274597167969</text:p>
              </table:table-cell>
              <table:table-cell office:value-type="float" office:value="0.00966763496398926">
                <text:p>0.00966763496398926</text:p>
              </table:table-cell>
              <table:table-cell office:value-type="float" office:value="0.00807451009750366">
                <text:p>0.00807451009750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9046287536621">
                <text:p>0.00789046287536621</text:p>
              </table:table-cell>
              <table:table-cell office:value-type="float" office:value="0.00966525077819824">
                <text:p>0.00966525077819824</text:p>
              </table:table-cell>
              <table:table-cell office:value-type="float" office:value="0.00824605226516724">
                <text:p>0.00824605226516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8205184936523">
                <text:p>0.00748205184936523</text:p>
              </table:table-cell>
              <table:table-cell office:value-type="float" office:value="0.00924777984619141">
                <text:p>0.00924777984619141</text:p>
              </table:table-cell>
              <table:table-cell office:value-type="float" office:value="0.00810706615447998">
                <text:p>0.00810706615447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89189338684082">
                <text:p>0.00789189338684082</text:p>
              </table:table-cell>
              <table:table-cell office:value-type="float" office:value="0.00943303108215332">
                <text:p>0.00943303108215332</text:p>
              </table:table-cell>
              <table:table-cell office:value-type="float" office:value="0.00826654434204102">
                <text:p>0.00826654434204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91788101196289">
                <text:p>0.00791788101196289</text:p>
              </table:table-cell>
              <table:table-cell office:value-type="float" office:value="0.00988149642944336">
                <text:p>0.00988149642944336</text:p>
              </table:table-cell>
              <table:table-cell office:value-type="float" office:value="0.00839089155197144">
                <text:p>0.00839089155197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83681869506836">
                <text:p>0.00783681869506836</text:p>
              </table:table-cell>
              <table:table-cell office:value-type="float" office:value="0.0096273422241211">
                <text:p>0.0096273422241211</text:p>
              </table:table-cell>
              <table:table-cell office:value-type="float" office:value="0.00827065706253052">
                <text:p>0.00827065706253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92622566223145">
                <text:p>0.00792622566223145</text:p>
              </table:table-cell>
              <table:table-cell office:value-type="float" office:value="0.00962972640991211">
                <text:p>0.00962972640991211</text:p>
              </table:table-cell>
              <table:table-cell office:value-type="float" office:value="0.00843875408172607">
                <text:p>0.00843875408172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63535499572754">
                <text:p>0.00763535499572754</text:p>
              </table:table-cell>
              <table:table-cell office:value-type="float" office:value="0.00914621353149414">
                <text:p>0.00914621353149414</text:p>
              </table:table-cell>
              <table:table-cell office:value-type="float" office:value="0.00806559324264526">
                <text:p>0.00806559324264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755929946899414">
                <text:p>0.00755929946899414</text:p>
              </table:table-cell>
              <table:table-cell office:value-type="float" office:value="0.0111346244812012">
                <text:p>0.0111346244812012</text:p>
              </table:table-cell>
              <table:table-cell office:value-type="float" office:value="0.00811991691589356">
                <text:p>0.008119916915893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53688812255859">
                <text:p>0.00753688812255859</text:p>
              </table:table-cell>
              <table:table-cell office:value-type="float" office:value="0.0116713047027588">
                <text:p>0.0116713047027588</text:p>
              </table:table-cell>
              <table:table-cell office:value-type="float" office:value="0.00829769372940064">
                <text:p>0.00829769372940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71069526672363">
                <text:p>0.00771069526672363</text:p>
              </table:table-cell>
              <table:table-cell office:value-type="float" office:value="0.0115976333618164">
                <text:p>0.0115976333618164</text:p>
              </table:table-cell>
              <table:table-cell office:value-type="float" office:value="0.00826008319854736">
                <text:p>0.00826008319854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43579864501953">
                <text:p>0.00743579864501953</text:p>
              </table:table-cell>
              <table:table-cell office:value-type="float" office:value="0.0114462375640869">
                <text:p>0.0114462375640869</text:p>
              </table:table-cell>
              <table:table-cell office:value-type="float" office:value="0.00820983648300171">
                <text:p>0.00820983648300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751304626464844">
                <text:p>0.00751304626464844</text:p>
              </table:table-cell>
              <table:table-cell office:value-type="float" office:value="0.0111765861511231">
                <text:p>0.0111765861511231</text:p>
              </table:table-cell>
              <table:table-cell office:value-type="float" office:value="0.00815800428390503">
                <text:p>0.00815800428390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54165649414063">
                <text:p>0.00754165649414063</text:p>
              </table:table-cell>
              <table:table-cell office:value-type="float" office:value="0.0110507011413574">
                <text:p>0.0110507011413574</text:p>
              </table:table-cell>
              <table:table-cell office:value-type="float" office:value="0.00809853076934814">
                <text:p>0.00809853076934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58051872253418">
                <text:p>0.00758051872253418</text:p>
              </table:table-cell>
              <table:table-cell office:value-type="float" office:value="0.0112056732177734">
                <text:p>0.0112056732177734</text:p>
              </table:table-cell>
              <table:table-cell office:value-type="float" office:value="0.00815979242324829">
                <text:p>0.00815979242324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56072998046875">
                <text:p>0.00756072998046875</text:p>
              </table:table-cell>
              <table:table-cell office:value-type="float" office:value="0.0113630294799805">
                <text:p>0.0113630294799805</text:p>
              </table:table-cell>
              <table:table-cell office:value-type="float" office:value="0.00818897485733032">
                <text:p>0.00818897485733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62796401977539">
                <text:p>0.00762796401977539</text:p>
              </table:table-cell>
              <table:table-cell office:value-type="float" office:value="0.0113706588745117">
                <text:p>0.0113706588745117</text:p>
              </table:table-cell>
              <table:table-cell office:value-type="float" office:value="0.00815806388854981">
                <text:p>0.00815806388854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45058059692383">
                <text:p>0.00745058059692383</text:p>
              </table:table-cell>
              <table:table-cell office:value-type="float" office:value="0.011465311050415">
                <text:p>0.011465311050415</text:p>
              </table:table-cell>
              <table:table-cell office:value-type="float" office:value="0.00831708908081055">
                <text:p>0.0083170890808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73811340332031">
                <text:p>0.00773811340332031</text:p>
              </table:table-cell>
              <table:table-cell office:value-type="float" office:value="0.0111422538757324">
                <text:p>0.0111422538757324</text:p>
              </table:table-cell>
              <table:table-cell office:value-type="float" office:value="0.00815958976745606">
                <text:p>0.00815958976745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761985778808594">
                <text:p>0.00761985778808594</text:p>
              </table:table-cell>
              <table:table-cell office:value-type="float" office:value="0.0114736557006836">
                <text:p>0.0114736557006836</text:p>
              </table:table-cell>
              <table:table-cell office:value-type="float" office:value="0.00830552577972412">
                <text:p>0.00830552577972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757098197937012">
                <text:p>0.00757098197937012</text:p>
              </table:table-cell>
              <table:table-cell office:value-type="float" office:value="0.0152454376220703">
                <text:p>0.0152454376220703</text:p>
              </table:table-cell>
              <table:table-cell office:value-type="float" office:value="0.00872750282287598">
                <text:p>0.00872750282287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9491138458252">
                <text:p>0.0079491138458252</text:p>
              </table:table-cell>
              <table:table-cell office:value-type="float" office:value="0.00936031341552735">
                <text:p>0.00936031341552735</text:p>
              </table:table-cell>
              <table:table-cell office:value-type="float" office:value="0.00832118988037109">
                <text:p>0.00832118988037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69805908203125">
                <text:p>0.00769805908203125</text:p>
              </table:table-cell>
              <table:table-cell office:value-type="float" office:value="0.00956320762634277">
                <text:p>0.00956320762634277</text:p>
              </table:table-cell>
              <table:table-cell office:value-type="float" office:value="0.00823975801467896">
                <text:p>0.00823975801467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73715972900391">
                <text:p>0.00773715972900391</text:p>
              </table:table-cell>
              <table:table-cell office:value-type="float" office:value="0.0097198486328125">
                <text:p>0.0097198486328125</text:p>
              </table:table-cell>
              <table:table-cell office:value-type="float" office:value="0.0082749605178833">
                <text:p>0.0082749605178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80677795410156">
                <text:p>0.00780677795410156</text:p>
              </table:table-cell>
              <table:table-cell office:value-type="float" office:value="0.00923466682434082">
                <text:p>0.00923466682434082</text:p>
              </table:table-cell>
              <table:table-cell office:value-type="float" office:value="0.00818620920181274">
                <text:p>0.008186209201812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55929946899414">
                <text:p>0.00755929946899414</text:p>
              </table:table-cell>
              <table:table-cell office:value-type="float" office:value="0.00935029983520508">
                <text:p>0.00935029983520508</text:p>
              </table:table-cell>
              <table:table-cell office:value-type="float" office:value="0.0081092119216919">
                <text:p>0.0081092119216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57026672363281">
                <text:p>0.00757026672363281</text:p>
              </table:table-cell>
              <table:table-cell office:value-type="float" office:value="0.00930261611938477">
                <text:p>0.00930261611938477</text:p>
              </table:table-cell>
              <table:table-cell office:value-type="float" office:value="0.00811806917190552">
                <text:p>0.00811806917190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68017768859863">
                <text:p>0.00768017768859863</text:p>
              </table:table-cell>
              <table:table-cell office:value-type="float" office:value="0.00962042808532715">
                <text:p>0.00962042808532715</text:p>
              </table:table-cell>
              <table:table-cell office:value-type="float" office:value="0.0081182599067688">
                <text:p>0.0081182599067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46560096740723">
                <text:p>0.00746560096740723</text:p>
              </table:table-cell>
              <table:table-cell office:value-type="float" office:value="0.0095207691192627">
                <text:p>0.0095207691192627</text:p>
              </table:table-cell>
              <table:table-cell office:value-type="float" office:value="0.008001708984375">
                <text:p>0.00800170898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60245323181152">
                <text:p>0.00760245323181152</text:p>
              </table:table-cell>
              <table:table-cell office:value-type="float" office:value="0.00939440727233887">
                <text:p>0.00939440727233887</text:p>
              </table:table-cell>
              <table:table-cell office:value-type="float" office:value="0.00810904502868652">
                <text:p>0.00810904502868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6286792755127">
                <text:p>0.0076286792755127</text:p>
              </table:table-cell>
              <table:table-cell office:value-type="float" office:value="0.00942587852478027">
                <text:p>0.00942587852478027</text:p>
              </table:table-cell>
              <table:table-cell office:value-type="float" office:value="0.0081052303314209">
                <text:p>0.0081052303314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41958618164063">
                <text:p>0.00741958618164063</text:p>
              </table:table-cell>
              <table:table-cell office:value-type="float" office:value="0.00939798355102539">
                <text:p>0.00939798355102539</text:p>
              </table:table-cell>
              <table:table-cell office:value-type="float" office:value="0.00800323486328125">
                <text:p>0.008003234863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43651390075684">
                <text:p>0.00743651390075684</text:p>
              </table:table-cell>
              <table:table-cell office:value-type="float" office:value="0.00921273231506348">
                <text:p>0.00921273231506348</text:p>
              </table:table-cell>
              <table:table-cell office:value-type="float" office:value="0.00799938440322876">
                <text:p>0.00799938440322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52997398376465">
                <text:p>0.00752997398376465</text:p>
              </table:table-cell>
              <table:table-cell office:value-type="float" office:value="0.00963926315307617">
                <text:p>0.00963926315307617</text:p>
              </table:table-cell>
              <table:table-cell office:value-type="float" office:value="0.00815424919128418">
                <text:p>0.00815424919128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789427757263184">
                <text:p>0.00789427757263184</text:p>
              </table:table-cell>
              <table:table-cell office:value-type="float" office:value="0.0098109245300293">
                <text:p>0.0098109245300293</text:p>
              </table:table-cell>
              <table:table-cell office:value-type="float" office:value="0.00824546813964844">
                <text:p>0.00824546813964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754356384277344">
                <text:p>0.00754356384277344</text:p>
              </table:table-cell>
              <table:table-cell office:value-type="float" office:value="0.00966525077819824">
                <text:p>0.00966525077819824</text:p>
              </table:table-cell>
              <table:table-cell office:value-type="float" office:value="0.00812257528305054">
                <text:p>0.0081225752830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752997398376465">
                <text:p>0.00752997398376465</text:p>
              </table:table-cell>
              <table:table-cell office:value-type="float" office:value="0.00946044921875">
                <text:p>0.00946044921875</text:p>
              </table:table-cell>
              <table:table-cell office:value-type="float" office:value="0.00800768136978149">
                <text:p>0.00800768136978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765204429626465">
                <text:p>0.00765204429626465</text:p>
              </table:table-cell>
              <table:table-cell office:value-type="float" office:value="0.00938892364501953">
                <text:p>0.00938892364501953</text:p>
              </table:table-cell>
              <table:table-cell office:value-type="float" office:value="0.00813767910003662">
                <text:p>0.008137679100036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755429267883301">
                <text:p>0.00755429267883301</text:p>
              </table:table-cell>
              <table:table-cell office:value-type="float" office:value="0.00948929786682129">
                <text:p>0.00948929786682129</text:p>
              </table:table-cell>
              <table:table-cell office:value-type="float" office:value="0.0080946683883667">
                <text:p>0.0080946683883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63082504272461">
                <text:p>0.00763082504272461</text:p>
              </table:table-cell>
              <table:table-cell office:value-type="float" office:value="0.0110130310058594">
                <text:p>0.0110130310058594</text:p>
              </table:table-cell>
              <table:table-cell office:value-type="float" office:value="0.00828694105148315">
                <text:p>0.00828694105148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744724273681641">
                <text:p>0.00744724273681641</text:p>
              </table:table-cell>
              <table:table-cell office:value-type="float" office:value="0.0108017921447754">
                <text:p>0.0108017921447754</text:p>
              </table:table-cell>
              <table:table-cell office:value-type="float" office:value="0.00804311037063599">
                <text:p>0.00804311037063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5523853302002">
                <text:p>0.0075523853302002</text:p>
              </table:table-cell>
              <table:table-cell office:value-type="float" office:value="0.0103180408477783">
                <text:p>0.0103180408477783</text:p>
              </table:table-cell>
              <table:table-cell office:value-type="float" office:value="0.00801886320114136">
                <text:p>0.00801886320114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58600234985352">
                <text:p>0.00758600234985352</text:p>
              </table:table-cell>
              <table:table-cell office:value-type="float" office:value="0.0109241008758545">
                <text:p>0.0109241008758545</text:p>
              </table:table-cell>
              <table:table-cell office:value-type="float" office:value="0.00803681612014771">
                <text:p>0.008036816120147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61961936950684">
                <text:p>0.00761961936950684</text:p>
              </table:table-cell>
              <table:table-cell office:value-type="float" office:value="0.0105602741241455">
                <text:p>0.0105602741241455</text:p>
              </table:table-cell>
              <table:table-cell office:value-type="float" office:value="0.00825750827789307">
                <text:p>0.00825750827789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60006904602051">
                <text:p>0.00760006904602051</text:p>
              </table:table-cell>
              <table:table-cell office:value-type="float" office:value="0.0105555057525635">
                <text:p>0.0105555057525635</text:p>
              </table:table-cell>
              <table:table-cell office:value-type="float" office:value="0.00803513526916504">
                <text:p>0.00803513526916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48395919799805">
                <text:p>0.00748395919799805</text:p>
              </table:table-cell>
              <table:table-cell office:value-type="float" office:value="0.0103347301483154">
                <text:p>0.0103347301483154</text:p>
              </table:table-cell>
              <table:table-cell office:value-type="float" office:value="0.00811420679092407">
                <text:p>0.008114206790924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57884979248047">
                <text:p>0.00757884979248047</text:p>
              </table:table-cell>
              <table:table-cell office:value-type="float" office:value="0.0106735229492188">
                <text:p>0.0106735229492188</text:p>
              </table:table-cell>
              <table:table-cell office:value-type="float" office:value="0.00815984010696411">
                <text:p>0.0081598401069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5678825378418">
                <text:p>0.0075678825378418</text:p>
              </table:table-cell>
              <table:table-cell office:value-type="float" office:value="0.00915384292602539">
                <text:p>0.00915384292602539</text:p>
              </table:table-cell>
              <table:table-cell office:value-type="float" office:value="0.00800014734268189">
                <text:p>0.00800014734268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55929946899414">
                <text:p>0.00755929946899414</text:p>
              </table:table-cell>
              <table:table-cell office:value-type="float" office:value="0.0108256340026856">
                <text:p>0.0108256340026856</text:p>
              </table:table-cell>
              <table:table-cell office:value-type="float" office:value="0.0082248330116272">
                <text:p>0.0082248330116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38859176635742">
                <text:p>0.00738859176635742</text:p>
              </table:table-cell>
              <table:table-cell office:value-type="float" office:value="0.0108711719512939">
                <text:p>0.0108711719512939</text:p>
              </table:table-cell>
              <table:table-cell office:value-type="float" office:value="0.00822354555130005">
                <text:p>0.00822354555130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96294212341309">
                <text:p>0.00796294212341309</text:p>
              </table:table-cell>
              <table:table-cell office:value-type="float" office:value="0.010655403137207">
                <text:p>0.010655403137207</text:p>
              </table:table-cell>
              <table:table-cell office:value-type="float" office:value="0.00845887660980225">
                <text:p>0.00845887660980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52091407775879">
                <text:p>0.00752091407775879</text:p>
              </table:table-cell>
              <table:table-cell office:value-type="float" office:value="0.0107288360595703">
                <text:p>0.0107288360595703</text:p>
              </table:table-cell>
              <table:table-cell office:value-type="float" office:value="0.00825703144073486">
                <text:p>0.00825703144073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52329826354981">
                <text:p>0.00752329826354981</text:p>
              </table:table-cell>
              <table:table-cell office:value-type="float" office:value="0.0110235214233398">
                <text:p>0.0110235214233398</text:p>
              </table:table-cell>
              <table:table-cell office:value-type="float" office:value="0.00820403099060059">
                <text:p>0.00820403099060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61318206787109">
                <text:p>0.00761318206787109</text:p>
              </table:table-cell>
              <table:table-cell office:value-type="float" office:value="0.0109109878540039">
                <text:p>0.0109109878540039</text:p>
              </table:table-cell>
              <table:table-cell office:value-type="float" office:value="0.00815622806549072">
                <text:p>0.00815622806549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87520408630371">
                <text:p>0.00787520408630371</text:p>
              </table:table-cell>
              <table:table-cell office:value-type="float" office:value="0.0109100341796875">
                <text:p>0.0109100341796875</text:p>
              </table:table-cell>
              <table:table-cell office:value-type="float" office:value="0.00829017162322998">
                <text:p>0.00829017162322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69758224487305">
                <text:p>0.00769758224487305</text:p>
              </table:table-cell>
              <table:table-cell office:value-type="float" office:value="0.0109162330627441">
                <text:p>0.0109162330627441</text:p>
              </table:table-cell>
              <table:table-cell office:value-type="float" office:value="0.00826541185379029">
                <text:p>0.008265411853790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58028030395508">
                <text:p>0.00758028030395508</text:p>
              </table:table-cell>
              <table:table-cell office:value-type="float" office:value="0.00963211059570313">
                <text:p>0.00963211059570313</text:p>
              </table:table-cell>
              <table:table-cell office:value-type="float" office:value="0.00810734033584595">
                <text:p>0.00810734033584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50160217285156">
                <text:p>0.00750160217285156</text:p>
              </table:table-cell>
              <table:table-cell office:value-type="float" office:value="0.00974845886230469">
                <text:p>0.00974845886230469</text:p>
              </table:table-cell>
              <table:table-cell office:value-type="float" office:value="0.00809926986694336">
                <text:p>0.00809926986694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766921043395996">
                <text:p>0.00766921043395996</text:p>
              </table:table-cell>
              <table:table-cell office:value-type="float" office:value="0.00973176956176758">
                <text:p>0.00973176956176758</text:p>
              </table:table-cell>
              <table:table-cell office:value-type="float" office:value="0.00825514793395996">
                <text:p>0.00825514793395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782871246337891">
                <text:p>0.00782871246337891</text:p>
              </table:table-cell>
              <table:table-cell office:value-type="float" office:value="0.00938916206359863">
                <text:p>0.00938916206359863</text:p>
              </table:table-cell>
              <table:table-cell office:value-type="float" office:value="0.00827808380126953">
                <text:p>0.008278083801269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50732421875">
                <text:p>0.00750732421875</text:p>
              </table:table-cell>
              <table:table-cell office:value-type="float" office:value="0.00962996482849121">
                <text:p>0.00962996482849121</text:p>
              </table:table-cell>
              <table:table-cell office:value-type="float" office:value="0.008091139793396">
                <text:p>0.008091139793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758457183837891">
                <text:p>0.00758457183837891</text:p>
              </table:table-cell>
              <table:table-cell office:value-type="float" office:value="0.00891757011413574">
                <text:p>0.00891757011413574</text:p>
              </table:table-cell>
              <table:table-cell office:value-type="float" office:value="0.00818108320236206">
                <text:p>0.008181083202362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764846801757813">
                <text:p>0.00764846801757813</text:p>
              </table:table-cell>
              <table:table-cell office:value-type="float" office:value="0.00909495353698731">
                <text:p>0.00909495353698731</text:p>
              </table:table-cell>
              <table:table-cell office:value-type="float" office:value="0.00811402797698975">
                <text:p>0.00811402797698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757908821105957">
                <text:p>0.00757908821105957</text:p>
              </table:table-cell>
              <table:table-cell office:value-type="float" office:value="0.00944066047668457">
                <text:p>0.00944066047668457</text:p>
              </table:table-cell>
              <table:table-cell office:value-type="float" office:value="0.00825673341751099">
                <text:p>0.00825673341751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764536857604981">
                <text:p>0.00764536857604981</text:p>
              </table:table-cell>
              <table:table-cell office:value-type="float" office:value="0.00945687294006348">
                <text:p>0.00945687294006348</text:p>
              </table:table-cell>
              <table:table-cell office:value-type="float" office:value="0.00830296277999878">
                <text:p>0.00830296277999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766897201538086">
                <text:p>0.00766897201538086</text:p>
              </table:table-cell>
              <table:table-cell office:value-type="float" office:value="0.00977754592895508">
                <text:p>0.00977754592895508</text:p>
              </table:table-cell>
              <table:table-cell office:value-type="float" office:value="0.00826231241226196">
                <text:p>0.00826231241226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766158103942871">
                <text:p>0.00766158103942871</text:p>
              </table:table-cell>
              <table:table-cell office:value-type="float" office:value="0.00929331779479981">
                <text:p>0.00929331779479981</text:p>
              </table:table-cell>
              <table:table-cell office:value-type="float" office:value="0.00829497575759888">
                <text:p>0.008294975757598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792121887207031">
                <text:p>0.00792121887207031</text:p>
              </table:table-cell>
              <table:table-cell office:value-type="float" office:value="0.00946307182312012">
                <text:p>0.00946307182312012</text:p>
              </table:table-cell>
              <table:table-cell office:value-type="float" office:value="0.00829976797103882">
                <text:p>0.008299767971038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755953788757324">
                <text:p>0.00755953788757324</text:p>
              </table:table-cell>
              <table:table-cell office:value-type="float" office:value="0.0092310905456543">
                <text:p>0.0092310905456543</text:p>
              </table:table-cell>
              <table:table-cell office:value-type="float" office:value="0.00811017751693726">
                <text:p>0.008110177516937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764775276184082">
                <text:p>0.00764775276184082</text:p>
              </table:table-cell>
              <table:table-cell office:value-type="float" office:value="0.0112016201019287">
                <text:p>0.0112016201019287</text:p>
              </table:table-cell>
              <table:table-cell office:value-type="float" office:value="0.00830222368240356">
                <text:p>0.00830222368240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765395164489746">
                <text:p>0.00765395164489746</text:p>
              </table:table-cell>
              <table:table-cell office:value-type="float" office:value="0.00940418243408203">
                <text:p>0.00940418243408203</text:p>
              </table:table-cell>
              <table:table-cell office:value-type="float" office:value="0.00817644596099854">
                <text:p>0.008176445960998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785303115844727">
                <text:p>0.00785303115844727</text:p>
              </table:table-cell>
              <table:table-cell office:value-type="float" office:value="0.00966310501098633">
                <text:p>0.00966310501098633</text:p>
              </table:table-cell>
              <table:table-cell office:value-type="float" office:value="0.0083013653755188">
                <text:p>0.0083013653755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66897201538086">
                <text:p>0.00766897201538086</text:p>
              </table:table-cell>
              <table:table-cell office:value-type="float" office:value="0.010256290435791">
                <text:p>0.010256290435791</text:p>
              </table:table-cell>
              <table:table-cell office:value-type="float" office:value="0.00829348564147949">
                <text:p>0.00829348564147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67660140991211">
                <text:p>0.00767660140991211</text:p>
              </table:table-cell>
              <table:table-cell office:value-type="float" office:value="0.0102922916412354">
                <text:p>0.0102922916412354</text:p>
              </table:table-cell>
              <table:table-cell office:value-type="float" office:value="0.00832195281982422">
                <text:p>0.00832195281982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763797760009766">
                <text:p>0.00763797760009766</text:p>
              </table:table-cell>
              <table:table-cell office:value-type="float" office:value="0.00949931144714356">
                <text:p>0.00949931144714356</text:p>
              </table:table-cell>
              <table:table-cell office:value-type="float" office:value="0.00836565494537354">
                <text:p>0.008365654945373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88736343383789">
                <text:p>0.00788736343383789</text:p>
              </table:table-cell>
              <table:table-cell office:value-type="float" office:value="0.00925540924072266">
                <text:p>0.00925540924072266</text:p>
              </table:table-cell>
              <table:table-cell office:value-type="float" office:value="0.00833413600921631">
                <text:p>0.008334136009216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59696960449219">
                <text:p>0.00759696960449219</text:p>
              </table:table-cell>
              <table:table-cell office:value-type="float" office:value="0.00936937332153321">
                <text:p>0.00936937332153321</text:p>
              </table:table-cell>
              <table:table-cell office:value-type="float" office:value="0.00831575393676758">
                <text:p>0.00831575393676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86495208740234">
                <text:p>0.00786495208740234</text:p>
              </table:table-cell>
              <table:table-cell office:value-type="float" office:value="0.00952386856079102">
                <text:p>0.00952386856079102</text:p>
              </table:table-cell>
              <table:table-cell office:value-type="float" office:value="0.00836591720581055">
                <text:p>0.00836591720581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54570960998535">
                <text:p>0.00754570960998535</text:p>
              </table:table-cell>
              <table:table-cell office:value-type="float" office:value="0.00983285903930664">
                <text:p>0.00983285903930664</text:p>
              </table:table-cell>
              <table:table-cell office:value-type="float" office:value="0.00840423107147217">
                <text:p>0.008404231071472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77101516723633">
                <text:p>0.00777101516723633</text:p>
              </table:table-cell>
              <table:table-cell office:value-type="float" office:value="0.00957751274108887">
                <text:p>0.00957751274108887</text:p>
              </table:table-cell>
              <table:table-cell office:value-type="float" office:value="0.00824615955352783">
                <text:p>0.008246159553527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75337219238281">
                <text:p>0.00775337219238281</text:p>
              </table:table-cell>
              <table:table-cell office:value-type="float" office:value="0.0097951889038086">
                <text:p>0.0097951889038086</text:p>
              </table:table-cell>
              <table:table-cell office:value-type="float" office:value="0.00821875333786011">
                <text:p>0.00821875333786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70998001098633">
                <text:p>0.00770998001098633</text:p>
              </table:table-cell>
              <table:table-cell office:value-type="float" office:value="0.00998306274414063">
                <text:p>0.00998306274414063</text:p>
              </table:table-cell>
              <table:table-cell office:value-type="float" office:value="0.00819087028503418">
                <text:p>0.00819087028503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89499282836914">
                <text:p>0.00789499282836914</text:p>
              </table:table-cell>
              <table:table-cell office:value-type="float" office:value="0.00913763046264648">
                <text:p>0.00913763046264648</text:p>
              </table:table-cell>
              <table:table-cell office:value-type="float" office:value="0.00830016136169434">
                <text:p>0.00830016136169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98344612121582">
                <text:p>0.00798344612121582</text:p>
              </table:table-cell>
              <table:table-cell office:value-type="float" office:value="0.00919699668884277">
                <text:p>0.00919699668884277</text:p>
              </table:table-cell>
              <table:table-cell office:value-type="float" office:value="0.00830329656600952">
                <text:p>0.008303296566009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72500038146973">
                <text:p>0.00772500038146973</text:p>
              </table:table-cell>
              <table:table-cell office:value-type="float" office:value="0.00984025001525879">
                <text:p>0.00984025001525879</text:p>
              </table:table-cell>
              <table:table-cell office:value-type="float" office:value="0.00829886198043823">
                <text:p>0.008298861980438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91525840759277">
                <text:p>0.00791525840759277</text:p>
              </table:table-cell>
              <table:table-cell office:value-type="float" office:value="0.00960111618041992">
                <text:p>0.00960111618041992</text:p>
              </table:table-cell>
              <table:table-cell office:value-type="float" office:value="0.00836162567138672">
                <text:p>0.008361625671386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87782669067383">
                <text:p>0.00787782669067383</text:p>
              </table:table-cell>
              <table:table-cell office:value-type="float" office:value="0.00952696800231934">
                <text:p>0.00952696800231934</text:p>
              </table:table-cell>
              <table:table-cell office:value-type="float" office:value="0.00828274488449097">
                <text:p>0.00828274488449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78651237487793">
                <text:p>0.00778651237487793</text:p>
              </table:table-cell>
              <table:table-cell office:value-type="float" office:value="0.00962924957275391">
                <text:p>0.00962924957275391</text:p>
              </table:table-cell>
              <table:table-cell office:value-type="float" office:value="0.00845359563827515">
                <text:p>0.00845359563827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95960426330566">
                <text:p>0.00795960426330566</text:p>
              </table:table-cell>
              <table:table-cell office:value-type="float" office:value="0.00899791717529297">
                <text:p>0.00899791717529297</text:p>
              </table:table-cell>
              <table:table-cell office:value-type="float" office:value="0.00840582847595215">
                <text:p>0.00840582847595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85398483276367">
                <text:p>0.00785398483276367</text:p>
              </table:table-cell>
              <table:table-cell office:value-type="float" office:value="0.00939321517944336">
                <text:p>0.00939321517944336</text:p>
              </table:table-cell>
              <table:table-cell office:value-type="float" office:value="0.00825576782226563">
                <text:p>0.008255767822265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800251960754395">
                <text:p>0.00800251960754395</text:p>
              </table:table-cell>
              <table:table-cell office:value-type="float" office:value="0.00978183746337891">
                <text:p>0.00978183746337891</text:p>
              </table:table-cell>
              <table:table-cell office:value-type="float" office:value="0.00851857662200928">
                <text:p>0.008518576622009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99655914306641">
                <text:p>0.00799655914306641</text:p>
              </table:table-cell>
              <table:table-cell office:value-type="float" office:value="0.00940442085266113">
                <text:p>0.00940442085266113</text:p>
              </table:table-cell>
              <table:table-cell office:value-type="float" office:value="0.00829508304595947">
                <text:p>0.008295083045959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66563415527344">
                <text:p>0.00766563415527344</text:p>
              </table:table-cell>
              <table:table-cell office:value-type="float" office:value="0.00958538055419922">
                <text:p>0.00958538055419922</text:p>
              </table:table-cell>
              <table:table-cell office:value-type="float" office:value="0.00824280977249146">
                <text:p>0.00824280977249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72809982299805">
                <text:p>0.00772809982299805</text:p>
              </table:table-cell>
              <table:table-cell office:value-type="float" office:value="0.00966906547546387">
                <text:p>0.00966906547546387</text:p>
              </table:table-cell>
              <table:table-cell office:value-type="float" office:value="0.00826007127761841">
                <text:p>0.008260071277618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81536102294922">
                <text:p>0.00781536102294922</text:p>
              </table:table-cell>
              <table:table-cell office:value-type="float" office:value="0.00946450233459473">
                <text:p>0.00946450233459473</text:p>
              </table:table-cell>
              <table:table-cell office:value-type="float" office:value="0.00835950374603272">
                <text:p>0.00835950374603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72809982299805">
                <text:p>0.00772809982299805</text:p>
              </table:table-cell>
              <table:table-cell office:value-type="float" office:value="0.0092613697052002">
                <text:p>0.0092613697052002</text:p>
              </table:table-cell>
              <table:table-cell office:value-type="float" office:value="0.00841817855834961">
                <text:p>0.00841817855834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64250755310059">
                <text:p>0.00764250755310059</text:p>
              </table:table-cell>
              <table:table-cell office:value-type="float" office:value="0.0100018978118896">
                <text:p>0.0100018978118896</text:p>
              </table:table-cell>
              <table:table-cell office:value-type="float" office:value="0.00837148427963257">
                <text:p>0.00837148427963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86995887756348">
                <text:p>0.00786995887756348</text:p>
              </table:table-cell>
              <table:table-cell office:value-type="float" office:value="0.00948953628540039">
                <text:p>0.00948953628540039</text:p>
              </table:table-cell>
              <table:table-cell office:value-type="float" office:value="0.00838643312454224">
                <text:p>0.008386433124542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71665573120117">
                <text:p>0.00771665573120117</text:p>
              </table:table-cell>
              <table:table-cell office:value-type="float" office:value="0.00908422470092773">
                <text:p>0.00908422470092773</text:p>
              </table:table-cell>
              <table:table-cell office:value-type="float" office:value="0.00837321281433106">
                <text:p>0.00837321281433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78555870056152">
                <text:p>0.00778555870056152</text:p>
              </table:table-cell>
              <table:table-cell office:value-type="float" office:value="0.00988030433654785">
                <text:p>0.00988030433654785</text:p>
              </table:table-cell>
              <table:table-cell office:value-type="float" office:value="0.00845263004302979">
                <text:p>0.008452630043029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74598121643067">
                <text:p>0.00774598121643067</text:p>
              </table:table-cell>
              <table:table-cell office:value-type="float" office:value="0.00947403907775879">
                <text:p>0.00947403907775879</text:p>
              </table:table-cell>
              <table:table-cell office:value-type="float" office:value="0.00843517780303955">
                <text:p>0.00843517780303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17346572875977">
                <text:p>0.00817346572875977</text:p>
              </table:table-cell>
              <table:table-cell office:value-type="float" office:value="0.00964879989624023">
                <text:p>0.00964879989624023</text:p>
              </table:table-cell>
              <table:table-cell office:value-type="float" office:value="0.00855423212051392">
                <text:p>0.00855423212051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8432559967041">
                <text:p>0.0078432559967041</text:p>
              </table:table-cell>
              <table:table-cell office:value-type="float" office:value="0.0101609230041504">
                <text:p>0.0101609230041504</text:p>
              </table:table-cell>
              <table:table-cell office:value-type="float" office:value="0.00838620662689209">
                <text:p>0.008386206626892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71236419677734">
                <text:p>0.00771236419677734</text:p>
              </table:table-cell>
              <table:table-cell office:value-type="float" office:value="0.0103633403778076">
                <text:p>0.0103633403778076</text:p>
              </table:table-cell>
              <table:table-cell office:value-type="float" office:value="0.00831276178359986">
                <text:p>0.008312761783599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86066055297852">
                <text:p>0.00786066055297852</text:p>
              </table:table-cell>
              <table:table-cell office:value-type="float" office:value="0.0105953216552734">
                <text:p>0.0105953216552734</text:p>
              </table:table-cell>
              <table:table-cell office:value-type="float" office:value="0.00827064514160156">
                <text:p>0.008270645141601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78532028198242">
                <text:p>0.00778532028198242</text:p>
              </table:table-cell>
              <table:table-cell office:value-type="float" office:value="0.0105605125427246">
                <text:p>0.0105605125427246</text:p>
              </table:table-cell>
              <table:table-cell office:value-type="float" office:value="0.00837030410766602">
                <text:p>0.00837030410766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67850875854492">
                <text:p>0.00767850875854492</text:p>
              </table:table-cell>
              <table:table-cell office:value-type="float" office:value="0.0106170177459717">
                <text:p>0.0106170177459717</text:p>
              </table:table-cell>
              <table:table-cell office:value-type="float" office:value="0.00834982395172119">
                <text:p>0.008349823951721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71069526672363">
                <text:p>0.00771069526672363</text:p>
              </table:table-cell>
              <table:table-cell office:value-type="float" office:value="0.0102107524871826">
                <text:p>0.0102107524871826</text:p>
              </table:table-cell>
              <table:table-cell office:value-type="float" office:value="0.00834774971008301">
                <text:p>0.008347749710083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783252716064453">
                <text:p>0.00783252716064453</text:p>
              </table:table-cell>
              <table:table-cell office:value-type="float" office:value="0.0102884769439697">
                <text:p>0.0102884769439697</text:p>
              </table:table-cell>
              <table:table-cell office:value-type="float" office:value="0.00833494663238526">
                <text:p>0.00833494663238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785899162292481">
                <text:p>0.00785899162292481</text:p>
              </table:table-cell>
              <table:table-cell office:value-type="float" office:value="0.0102808475494385">
                <text:p>0.0102808475494385</text:p>
              </table:table-cell>
              <table:table-cell office:value-type="float" office:value="0.00840061902999878">
                <text:p>0.00840061902999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774264335632324">
                <text:p>0.00774264335632324</text:p>
              </table:table-cell>
              <table:table-cell office:value-type="float" office:value="0.00967860221862793">
                <text:p>0.00967860221862793</text:p>
              </table:table-cell>
              <table:table-cell office:value-type="float" office:value="0.0083911657333374">
                <text:p>0.0083911657333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89189338684082">
                <text:p>0.00789189338684082</text:p>
              </table:table-cell>
              <table:table-cell office:value-type="float" office:value="0.00956153869628906">
                <text:p>0.00956153869628906</text:p>
              </table:table-cell>
              <table:table-cell office:value-type="float" office:value="0.00851171016693115">
                <text:p>0.008511710166931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84039497375488">
                <text:p>0.00784039497375488</text:p>
              </table:table-cell>
              <table:table-cell office:value-type="float" office:value="0.00972509384155273">
                <text:p>0.00972509384155273</text:p>
              </table:table-cell>
              <table:table-cell office:value-type="float" office:value="0.00847649574279785">
                <text:p>0.00847649574279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73954391479492">
                <text:p>0.00773954391479492</text:p>
              </table:table-cell>
              <table:table-cell office:value-type="float" office:value="0.0101253986358643">
                <text:p>0.0101253986358643</text:p>
              </table:table-cell>
              <table:table-cell office:value-type="float" office:value="0.0083163857460022">
                <text:p>0.0083163857460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80010223388672">
                <text:p>0.00780010223388672</text:p>
              </table:table-cell>
              <table:table-cell office:value-type="float" office:value="0.0100433826446533">
                <text:p>0.0100433826446533</text:p>
              </table:table-cell>
              <table:table-cell office:value-type="float" office:value="0.00824292898178101">
                <text:p>0.00824292898178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774049758911133">
                <text:p>0.00774049758911133</text:p>
              </table:table-cell>
              <table:table-cell office:value-type="float" office:value="0.00995564460754395">
                <text:p>0.00995564460754395</text:p>
              </table:table-cell>
              <table:table-cell office:value-type="float" office:value="0.00841497182846069">
                <text:p>0.008414971828460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9197883605957">
                <text:p>0.0079197883605957</text:p>
              </table:table-cell>
              <table:table-cell office:value-type="float" office:value="0.0100827217102051">
                <text:p>0.0100827217102051</text:p>
              </table:table-cell>
              <table:table-cell office:value-type="float" office:value="0.00842766761779785">
                <text:p>0.008427667617797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85732269287109">
                <text:p>0.00785732269287109</text:p>
              </table:table-cell>
              <table:table-cell office:value-type="float" office:value="0.00962495803833008">
                <text:p>0.00962495803833008</text:p>
              </table:table-cell>
              <table:table-cell office:value-type="float" office:value="0.00840833187103272">
                <text:p>0.008408331871032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11028480529785">
                <text:p>0.00811028480529785</text:p>
              </table:table-cell>
              <table:table-cell office:value-type="float" office:value="0.0100111961364746">
                <text:p>0.0100111961364746</text:p>
              </table:table-cell>
              <table:table-cell office:value-type="float" office:value="0.00856889486312866">
                <text:p>0.008568894863128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8272819519043">
                <text:p>0.0078272819519043</text:p>
              </table:table-cell>
              <table:table-cell office:value-type="float" office:value="0.00976896286010742">
                <text:p>0.00976896286010742</text:p>
              </table:table-cell>
              <table:table-cell office:value-type="float" office:value="0.00840108394622803">
                <text:p>0.00840108394622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97009468078613">
                <text:p>0.00797009468078613</text:p>
              </table:table-cell>
              <table:table-cell office:value-type="float" office:value="0.0095665454864502">
                <text:p>0.0095665454864502</text:p>
              </table:table-cell>
              <table:table-cell office:value-type="float" office:value="0.00842519998550415">
                <text:p>0.00842519998550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94267654418945">
                <text:p>0.00794267654418945</text:p>
              </table:table-cell>
              <table:table-cell office:value-type="float" office:value="0.00979900360107422">
                <text:p>0.00979900360107422</text:p>
              </table:table-cell>
              <table:table-cell office:value-type="float" office:value="0.00831212997436523">
                <text:p>0.008312129974365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00347328186035">
                <text:p>0.00800347328186035</text:p>
              </table:table-cell>
              <table:table-cell office:value-type="float" office:value="0.00973057746887207">
                <text:p>0.00973057746887207</text:p>
              </table:table-cell>
              <table:table-cell office:value-type="float" office:value="0.00832613706588745">
                <text:p>0.008326137065887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78079032897949">
                <text:p>0.00778079032897949</text:p>
              </table:table-cell>
              <table:table-cell office:value-type="float" office:value="0.00968742370605469">
                <text:p>0.00968742370605469</text:p>
              </table:table-cell>
              <table:table-cell office:value-type="float" office:value="0.00834435224533081">
                <text:p>0.008344352245330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797128677368164">
                <text:p>0.00797128677368164</text:p>
              </table:table-cell>
              <table:table-cell office:value-type="float" office:value="0.0104484558105469">
                <text:p>0.0104484558105469</text:p>
              </table:table-cell>
              <table:table-cell office:value-type="float" office:value="0.00857541561126709">
                <text:p>0.008575415611267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794386863708496">
                <text:p>0.00794386863708496</text:p>
              </table:table-cell>
              <table:table-cell office:value-type="float" office:value="0.0101642608642578">
                <text:p>0.0101642608642578</text:p>
              </table:table-cell>
              <table:table-cell office:value-type="float" office:value="0.00854967832565308">
                <text:p>0.008549678325653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95149803161621">
                <text:p>0.00795149803161621</text:p>
              </table:table-cell>
              <table:table-cell office:value-type="float" office:value="0.00976610183715821">
                <text:p>0.00976610183715821</text:p>
              </table:table-cell>
              <table:table-cell office:value-type="float" office:value="0.00844624042510986">
                <text:p>0.00844624042510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79128074645996">
                <text:p>0.00779128074645996</text:p>
              </table:table-cell>
              <table:table-cell office:value-type="float" office:value="0.00942444801330566">
                <text:p>0.00942444801330566</text:p>
              </table:table-cell>
              <table:table-cell office:value-type="float" office:value="0.00824580192565918">
                <text:p>0.00824580192565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779795646667481">
                <text:p>0.00779795646667481</text:p>
              </table:table-cell>
              <table:table-cell office:value-type="float" office:value="0.00975584983825684">
                <text:p>0.00975584983825684</text:p>
              </table:table-cell>
              <table:table-cell office:value-type="float" office:value="0.00834020376205444">
                <text:p>0.00834020376205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778555870056152">
                <text:p>0.00778555870056152</text:p>
              </table:table-cell>
              <table:table-cell office:value-type="float" office:value="0.0100135803222656">
                <text:p>0.0100135803222656</text:p>
              </table:table-cell>
              <table:table-cell office:value-type="float" office:value="0.00841728448867798">
                <text:p>0.008417284488677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783729553222656">
                <text:p>0.00783729553222656</text:p>
              </table:table-cell>
              <table:table-cell office:value-type="float" office:value="0.00970506668090821">
                <text:p>0.00970506668090821</text:p>
              </table:table-cell>
              <table:table-cell office:value-type="float" office:value="0.00833638906478882">
                <text:p>0.00833638906478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11624526977539">
                <text:p>0.00811624526977539</text:p>
              </table:table-cell>
              <table:table-cell office:value-type="float" office:value="0.00972485542297363">
                <text:p>0.00972485542297363</text:p>
              </table:table-cell>
              <table:table-cell office:value-type="float" office:value="0.00861054658889771">
                <text:p>0.008610546588897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85653495788574">
                <text:p>0.00885653495788574</text:p>
              </table:table-cell>
              <table:table-cell office:value-type="float" office:value="0.0114808082580566">
                <text:p>0.0114808082580566</text:p>
              </table:table-cell>
              <table:table-cell office:value-type="float" office:value="0.00950034856796265">
                <text:p>0.009500348567962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53419303894043">
                <text:p>0.00853419303894043</text:p>
              </table:table-cell>
              <table:table-cell office:value-type="float" office:value="0.0115702152252197">
                <text:p>0.0115702152252197</text:p>
              </table:table-cell>
              <table:table-cell office:value-type="float" office:value="0.00921694040298462">
                <text:p>0.00921694040298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7122917175293">
                <text:p>0.0087122917175293</text:p>
              </table:table-cell>
              <table:table-cell office:value-type="float" office:value="0.0112173557281494">
                <text:p>0.0112173557281494</text:p>
              </table:table-cell>
              <table:table-cell office:value-type="float" office:value="0.00919984579086304">
                <text:p>0.00919984579086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864624977111816">
                <text:p>0.00864624977111816</text:p>
              </table:table-cell>
              <table:table-cell office:value-type="float" office:value="0.0101156234741211">
                <text:p>0.0101156234741211</text:p>
              </table:table-cell>
              <table:table-cell office:value-type="float" office:value="0.00918667316436768">
                <text:p>0.00918667316436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82705020904541">
                <text:p>0.0082705020904541</text:p>
              </table:table-cell>
              <table:table-cell office:value-type="float" office:value="0.00999069213867188">
                <text:p>0.00999069213867188</text:p>
              </table:table-cell>
              <table:table-cell office:value-type="float" office:value="0.00895316600799561">
                <text:p>0.008953166007995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874090194702148">
                <text:p>0.00874090194702148</text:p>
              </table:table-cell>
              <table:table-cell office:value-type="float" office:value="0.0118441581726074">
                <text:p>0.0118441581726074</text:p>
              </table:table-cell>
              <table:table-cell office:value-type="float" office:value="0.00984005928039551">
                <text:p>0.009840059280395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05108451843262">
                <text:p>0.00905108451843262</text:p>
              </table:table-cell>
              <table:table-cell office:value-type="float" office:value="0.0111293792724609">
                <text:p>0.0111293792724609</text:p>
              </table:table-cell>
              <table:table-cell office:value-type="float" office:value="0.00986025333404541">
                <text:p>0.009860253334045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9869499206543">
                <text:p>0.0089869499206543</text:p>
              </table:table-cell>
              <table:table-cell office:value-type="float" office:value="0.0113887786865234">
                <text:p>0.0113887786865234</text:p>
              </table:table-cell>
              <table:table-cell office:value-type="float" office:value="0.00971317291259766">
                <text:p>0.009713172912597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85868072509766">
                <text:p>0.00885868072509766</text:p>
              </table:table-cell>
              <table:table-cell office:value-type="float" office:value="0.0105633735656738">
                <text:p>0.0105633735656738</text:p>
              </table:table-cell>
              <table:table-cell office:value-type="float" office:value="0.00980544090270996">
                <text:p>0.009805440902709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39948654174805">
                <text:p>0.00839948654174805</text:p>
              </table:table-cell>
              <table:table-cell office:value-type="float" office:value="0.0121438503265381">
                <text:p>0.0121438503265381</text:p>
              </table:table-cell>
              <table:table-cell office:value-type="float" office:value="0.00951948165893555">
                <text:p>0.00951948165893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806975364685059">
                <text:p>0.00806975364685059</text:p>
              </table:table-cell>
              <table:table-cell office:value-type="float" office:value="0.0101749897003174">
                <text:p>0.0101749897003174</text:p>
              </table:table-cell>
              <table:table-cell office:value-type="float" office:value="0.00870969295501709">
                <text:p>0.00870969295501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09097290039063">
                <text:p>0.00809097290039063</text:p>
              </table:table-cell>
              <table:table-cell office:value-type="float" office:value="0.0103213787078857">
                <text:p>0.0103213787078857</text:p>
              </table:table-cell>
              <table:table-cell office:value-type="float" office:value="0.00859377384185791">
                <text:p>0.008593773841857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796365737915039">
                <text:p>0.00796365737915039</text:p>
              </table:table-cell>
              <table:table-cell office:value-type="float" office:value="0.00991868972778321">
                <text:p>0.00991868972778321</text:p>
              </table:table-cell>
              <table:table-cell office:value-type="float" office:value="0.00855427980422974">
                <text:p>0.008554279804229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808238983154297">
                <text:p>0.00808238983154297</text:p>
              </table:table-cell>
              <table:table-cell office:value-type="float" office:value="0.0102736949920654">
                <text:p>0.0102736949920654</text:p>
              </table:table-cell>
              <table:table-cell office:value-type="float" office:value="0.00874743461608887">
                <text:p>0.00874743461608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794076919555664">
                <text:p>0.00794076919555664</text:p>
              </table:table-cell>
              <table:table-cell office:value-type="float" office:value="0.00953769683837891">
                <text:p>0.00953769683837891</text:p>
              </table:table-cell>
              <table:table-cell office:value-type="float" office:value="0.00848152637481689">
                <text:p>0.008481526374816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806355476379395">
                <text:p>0.00806355476379395</text:p>
              </table:table-cell>
              <table:table-cell office:value-type="float" office:value="0.00971484184265137">
                <text:p>0.00971484184265137</text:p>
              </table:table-cell>
              <table:table-cell office:value-type="float" office:value="0.00857064723968506">
                <text:p>0.008570647239685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16130638122559">
                <text:p>0.00816130638122559</text:p>
              </table:table-cell>
              <table:table-cell office:value-type="float" office:value="0.0136539936065674">
                <text:p>0.0136539936065674</text:p>
              </table:table-cell>
              <table:table-cell office:value-type="float" office:value="0.00900163650512695">
                <text:p>0.00900163650512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796627998352051">
                <text:p>0.00796627998352051</text:p>
              </table:table-cell>
              <table:table-cell office:value-type="float" office:value="0.0111944675445557">
                <text:p>0.0111944675445557</text:p>
              </table:table-cell>
              <table:table-cell office:value-type="float" office:value="0.00871943235397339">
                <text:p>0.008719432353973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01610946655273">
                <text:p>0.00801610946655273</text:p>
              </table:table-cell>
              <table:table-cell office:value-type="float" office:value="0.0113358497619629">
                <text:p>0.0113358497619629</text:p>
              </table:table-cell>
              <table:table-cell office:value-type="float" office:value="0.00858418941497803">
                <text:p>0.008584189414978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0258846282959">
                <text:p>0.0080258846282959</text:p>
              </table:table-cell>
              <table:table-cell office:value-type="float" office:value="0.0154874324798584">
                <text:p>0.0154874324798584</text:p>
              </table:table-cell>
              <table:table-cell office:value-type="float" office:value="0.00913089513778687">
                <text:p>0.00913089513778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11100006103516">
                <text:p>0.00811100006103516</text:p>
              </table:table-cell>
              <table:table-cell office:value-type="float" office:value="0.00998640060424805">
                <text:p>0.00998640060424805</text:p>
              </table:table-cell>
              <table:table-cell office:value-type="float" office:value="0.00862419605255127">
                <text:p>0.00862419605255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27836990356445">
                <text:p>0.00827836990356445</text:p>
              </table:table-cell>
              <table:table-cell office:value-type="float" office:value="0.00976276397705078">
                <text:p>0.00976276397705078</text:p>
              </table:table-cell>
              <table:table-cell office:value-type="float" office:value="0.00865359306335449">
                <text:p>0.008653593063354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805091857910156">
                <text:p>0.00805091857910156</text:p>
              </table:table-cell>
              <table:table-cell office:value-type="float" office:value="0.00986623764038086">
                <text:p>0.00986623764038086</text:p>
              </table:table-cell>
              <table:table-cell office:value-type="float" office:value="0.00881540775299072">
                <text:p>0.008815407752990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814342498779297">
                <text:p>0.00814342498779297</text:p>
              </table:table-cell>
              <table:table-cell office:value-type="float" office:value="0.00973773002624512">
                <text:p>0.00973773002624512</text:p>
              </table:table-cell>
              <table:table-cell office:value-type="float" office:value="0.00872257947921753">
                <text:p>0.008722579479217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802993774414063">
                <text:p>0.00802993774414063</text:p>
              </table:table-cell>
              <table:table-cell office:value-type="float" office:value="0.0100550651550293">
                <text:p>0.0100550651550293</text:p>
              </table:table-cell>
              <table:table-cell office:value-type="float" office:value="0.00871684551239014">
                <text:p>0.00871684551239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805950164794922">
                <text:p>0.00805950164794922</text:p>
              </table:table-cell>
              <table:table-cell office:value-type="float" office:value="0.0113115310668945">
                <text:p>0.0113115310668945</text:p>
              </table:table-cell>
              <table:table-cell office:value-type="float" office:value="0.00882083177566528">
                <text:p>0.00882083177566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814509391784668">
                <text:p>0.00814509391784668</text:p>
              </table:table-cell>
              <table:table-cell office:value-type="float" office:value="0.0100955963134766">
                <text:p>0.0100955963134766</text:p>
              </table:table-cell>
              <table:table-cell office:value-type="float" office:value="0.0086795449256897">
                <text:p>0.00867954492568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803852081298828">
                <text:p>0.00803852081298828</text:p>
              </table:table-cell>
              <table:table-cell office:value-type="float" office:value="0.0123183727264404">
                <text:p>0.0123183727264404</text:p>
              </table:table-cell>
              <table:table-cell office:value-type="float" office:value="0.00872935056686401">
                <text:p>0.008729350566864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806689262390137">
                <text:p>0.00806689262390137</text:p>
              </table:table-cell>
              <table:table-cell office:value-type="float" office:value="0.0114328861236572">
                <text:p>0.0114328861236572</text:p>
              </table:table-cell>
              <table:table-cell office:value-type="float" office:value="0.00881133079528809">
                <text:p>0.00881133079528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817036628723145">
                <text:p>0.00817036628723145</text:p>
              </table:table-cell>
              <table:table-cell office:value-type="float" office:value="0.0099337100982666">
                <text:p>0.0099337100982666</text:p>
              </table:table-cell>
              <table:table-cell office:value-type="float" office:value="0.00860021114349365">
                <text:p>0.008600211143493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841999053955078">
                <text:p>0.00841999053955078</text:p>
              </table:table-cell>
              <table:table-cell office:value-type="float" office:value="0.0102624893188477">
                <text:p>0.0102624893188477</text:p>
              </table:table-cell>
              <table:table-cell office:value-type="float" office:value="0.00884982347488403">
                <text:p>0.00884982347488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14342498779297">
                <text:p>0.00814342498779297</text:p>
              </table:table-cell>
              <table:table-cell office:value-type="float" office:value="0.00972580909729004">
                <text:p>0.00972580909729004</text:p>
              </table:table-cell>
              <table:table-cell office:value-type="float" office:value="0.00884602069854737">
                <text:p>0.008846020698547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823044776916504">
                <text:p>0.00823044776916504</text:p>
              </table:table-cell>
              <table:table-cell office:value-type="float" office:value="0.0100481510162354">
                <text:p>0.0100481510162354</text:p>
              </table:table-cell>
              <table:table-cell office:value-type="float" office:value="0.00870887041091919">
                <text:p>0.008708870410919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831174850463867">
                <text:p>0.00831174850463867</text:p>
              </table:table-cell>
              <table:table-cell office:value-type="float" office:value="0.00993013381958008">
                <text:p>0.00993013381958008</text:p>
              </table:table-cell>
              <table:table-cell office:value-type="float" office:value="0.00876837968826294">
                <text:p>0.008768379688262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810694694519043">
                <text:p>0.00810694694519043</text:p>
              </table:table-cell>
              <table:table-cell office:value-type="float" office:value="0.0103168487548828">
                <text:p>0.0103168487548828</text:p>
              </table:table-cell>
              <table:table-cell office:value-type="float" office:value="0.00860790014266968">
                <text:p>0.00860790014266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806379318237305">
                <text:p>0.00806379318237305</text:p>
              </table:table-cell>
              <table:table-cell office:value-type="float" office:value="0.0100488662719727">
                <text:p>0.0100488662719727</text:p>
              </table:table-cell>
              <table:table-cell office:value-type="float" office:value="0.00867716073989868">
                <text:p>0.00867716073989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81017017364502">
                <text:p>0.0081017017364502</text:p>
              </table:table-cell>
              <table:table-cell office:value-type="float" office:value="0.00981998443603516">
                <text:p>0.00981998443603516</text:p>
              </table:table-cell>
              <table:table-cell office:value-type="float" office:value="0.00875816345214844">
                <text:p>0.00875816345214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815558433532715">
                <text:p>0.00815558433532715</text:p>
              </table:table-cell>
              <table:table-cell office:value-type="float" office:value="0.0107381343841553">
                <text:p>0.0107381343841553</text:p>
              </table:table-cell>
              <table:table-cell office:value-type="float" office:value="0.00878894329071045">
                <text:p>0.008788943290710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840592384338379">
                <text:p>0.00840592384338379</text:p>
              </table:table-cell>
              <table:table-cell office:value-type="float" office:value="0.0112755298614502">
                <text:p>0.0112755298614502</text:p>
              </table:table-cell>
              <table:table-cell office:value-type="float" office:value="0.00904767513275147">
                <text:p>0.009047675132751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806164741516113">
                <text:p>0.00806164741516113</text:p>
              </table:table-cell>
              <table:table-cell office:value-type="float" office:value="0.0124261379241943">
                <text:p>0.0124261379241943</text:p>
              </table:table-cell>
              <table:table-cell office:value-type="float" office:value="0.00902249813079834">
                <text:p>0.009022498130798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834870338439941">
                <text:p>0.00834870338439941</text:p>
              </table:table-cell>
              <table:table-cell office:value-type="float" office:value="0.0100693702697754">
                <text:p>0.0100693702697754</text:p>
              </table:table-cell>
              <table:table-cell office:value-type="float" office:value="0.00875437259674072">
                <text:p>0.00875437259674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817155838012695">
                <text:p>0.00817155838012695</text:p>
              </table:table-cell>
              <table:table-cell office:value-type="float" office:value="0.0105855464935303">
                <text:p>0.0105855464935303</text:p>
              </table:table-cell>
              <table:table-cell office:value-type="float" office:value="0.0088320255279541">
                <text:p>0.00883202552795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808382034301758">
                <text:p>0.00808382034301758</text:p>
              </table:table-cell>
              <table:table-cell office:value-type="float" office:value="0.00986194610595703">
                <text:p>0.00986194610595703</text:p>
              </table:table-cell>
              <table:table-cell office:value-type="float" office:value="0.00861009359359741">
                <text:p>0.008610093593597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809645652770996">
                <text:p>0.00809645652770996</text:p>
              </table:table-cell>
              <table:table-cell office:value-type="float" office:value="0.0101454257965088">
                <text:p>0.0101454257965088</text:p>
              </table:table-cell>
              <table:table-cell office:value-type="float" office:value="0.00871937274932861">
                <text:p>0.008719372749328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819087028503418">
                <text:p>0.00819087028503418</text:p>
              </table:table-cell>
              <table:table-cell office:value-type="float" office:value="0.00978159904479981">
                <text:p>0.00978159904479981</text:p>
              </table:table-cell>
              <table:table-cell office:value-type="float" office:value="0.00887528657913208">
                <text:p>0.008875286579132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84688663482666">
                <text:p>0.0084688663482666</text:p>
              </table:table-cell>
              <table:table-cell office:value-type="float" office:value="0.011833667755127">
                <text:p>0.011833667755127</text:p>
              </table:table-cell>
              <table:table-cell office:value-type="float" office:value="0.00903195142745972">
                <text:p>0.00903195142745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819206237792969">
                <text:p>0.00819206237792969</text:p>
              </table:table-cell>
              <table:table-cell office:value-type="float" office:value="0.0146698951721191">
                <text:p>0.0146698951721191</text:p>
              </table:table-cell>
              <table:table-cell office:value-type="float" office:value="0.0089773416519165">
                <text:p>0.00897734165191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14628601074219">
                <text:p>0.00814628601074219</text:p>
              </table:table-cell>
              <table:table-cell office:value-type="float" office:value="0.0114955902099609">
                <text:p>0.0114955902099609</text:p>
              </table:table-cell>
              <table:table-cell office:value-type="float" office:value="0.00876094102859497">
                <text:p>0.008760941028594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845551490783691">
                <text:p>0.00845551490783691</text:p>
              </table:table-cell>
              <table:table-cell office:value-type="float" office:value="0.0119698047637939">
                <text:p>0.0119698047637939</text:p>
              </table:table-cell>
              <table:table-cell office:value-type="float" office:value="0.00905468463897705">
                <text:p>0.009054684638977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14008712768555">
                <text:p>0.00814008712768555</text:p>
              </table:table-cell>
              <table:table-cell office:value-type="float" office:value="0.0115747451782227">
                <text:p>0.0115747451782227</text:p>
              </table:table-cell>
              <table:table-cell office:value-type="float" office:value="0.00889904499053955">
                <text:p>0.008899044990539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68678092956543">
                <text:p>0.00868678092956543</text:p>
              </table:table-cell>
              <table:table-cell office:value-type="float" office:value="0.0112984180450439">
                <text:p>0.0112984180450439</text:p>
              </table:table-cell>
              <table:table-cell office:value-type="float" office:value="0.0091488242149353">
                <text:p>0.00914882421493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21232795715332">
                <text:p>0.00821232795715332</text:p>
              </table:table-cell>
              <table:table-cell office:value-type="float" office:value="0.011716365814209">
                <text:p>0.011716365814209</text:p>
              </table:table-cell>
              <table:table-cell office:value-type="float" office:value="0.00899442434310913">
                <text:p>0.008994424343109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72111320495606">
                <text:p>0.00872111320495606</text:p>
              </table:table-cell>
              <table:table-cell office:value-type="float" office:value="0.0112082958221436">
                <text:p>0.0112082958221436</text:p>
              </table:table-cell>
              <table:table-cell office:value-type="float" office:value="0.00914926528930664">
                <text:p>0.009149265289306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35084915161133">
                <text:p>0.00835084915161133</text:p>
              </table:table-cell>
              <table:table-cell office:value-type="float" office:value="0.0104029178619385">
                <text:p>0.0104029178619385</text:p>
              </table:table-cell>
              <table:table-cell office:value-type="float" office:value="0.00899488925933838">
                <text:p>0.00899488925933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47673416137695">
                <text:p>0.00847673416137695</text:p>
              </table:table-cell>
              <table:table-cell office:value-type="float" office:value="0.0101859569549561">
                <text:p>0.0101859569549561</text:p>
              </table:table-cell>
              <table:table-cell office:value-type="float" office:value="0.0089430570602417">
                <text:p>0.00894305706024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820088386535645">
                <text:p>0.00820088386535645</text:p>
              </table:table-cell>
              <table:table-cell office:value-type="float" office:value="0.00988078117370606">
                <text:p>0.00988078117370606</text:p>
              </table:table-cell>
              <table:table-cell office:value-type="float" office:value="0.00879241228103638">
                <text:p>0.008792412281036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4528923034668">
                <text:p>0.0084528923034668</text:p>
              </table:table-cell>
              <table:table-cell office:value-type="float" office:value="0.0101268291473389">
                <text:p>0.0101268291473389</text:p>
              </table:table-cell>
              <table:table-cell office:value-type="float" office:value="0.00884932279586792">
                <text:p>0.008849322795867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29482078552246">
                <text:p>0.00829482078552246</text:p>
              </table:table-cell>
              <table:table-cell office:value-type="float" office:value="0.0102448463439941">
                <text:p>0.0102448463439941</text:p>
              </table:table-cell>
              <table:table-cell office:value-type="float" office:value="0.00904655456542969">
                <text:p>0.009046554565429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33535194396973">
                <text:p>0.00833535194396973</text:p>
              </table:table-cell>
              <table:table-cell office:value-type="float" office:value="0.0116524696350098">
                <text:p>0.0116524696350098</text:p>
              </table:table-cell>
              <table:table-cell office:value-type="float" office:value="0.00903186798095703">
                <text:p>0.009031867980957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63504409790039">
                <text:p>0.00863504409790039</text:p>
              </table:table-cell>
              <table:table-cell office:value-type="float" office:value="0.0119326114654541">
                <text:p>0.0119326114654541</text:p>
              </table:table-cell>
              <table:table-cell office:value-type="float" office:value="0.00922204256057739">
                <text:p>0.009222042560577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29291343688965">
                <text:p>0.00829291343688965</text:p>
              </table:table-cell>
              <table:table-cell office:value-type="float" office:value="0.0118355751037598">
                <text:p>0.0118355751037598</text:p>
              </table:table-cell>
              <table:table-cell office:value-type="float" office:value="0.00909792184829712">
                <text:p>0.009097921848297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55827331542969">
                <text:p>0.00855827331542969</text:p>
              </table:table-cell>
              <table:table-cell office:value-type="float" office:value="0.0117101669311523">
                <text:p>0.0117101669311523</text:p>
              </table:table-cell>
              <table:table-cell office:value-type="float" office:value="0.00913010835647583">
                <text:p>0.009130108356475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50415229797363">
                <text:p>0.00850415229797363</text:p>
              </table:table-cell>
              <table:table-cell office:value-type="float" office:value="0.0119211673736572">
                <text:p>0.0119211673736572</text:p>
              </table:table-cell>
              <table:table-cell office:value-type="float" office:value="0.00899169445037842">
                <text:p>0.008991694450378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24928283691406">
                <text:p>0.00824928283691406</text:p>
              </table:table-cell>
              <table:table-cell office:value-type="float" office:value="0.0118377208709717">
                <text:p>0.0118377208709717</text:p>
              </table:table-cell>
              <table:table-cell office:value-type="float" office:value="0.00894540548324585">
                <text:p>0.008945405483245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857639312744141">
                <text:p>0.00857639312744141</text:p>
              </table:table-cell>
              <table:table-cell office:value-type="float" office:value="0.0116031169891357">
                <text:p>0.0116031169891357</text:p>
              </table:table-cell>
              <table:table-cell office:value-type="float" office:value="0.00899379253387451">
                <text:p>0.00899379253387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51035118103027">
                <text:p>0.00851035118103027</text:p>
              </table:table-cell>
              <table:table-cell office:value-type="float" office:value="0.0117301940917969">
                <text:p>0.0117301940917969</text:p>
              </table:table-cell>
              <table:table-cell office:value-type="float" office:value="0.00910202264785767">
                <text:p>0.009102022647857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43214988708496">
                <text:p>0.00843214988708496</text:p>
              </table:table-cell>
              <table:table-cell office:value-type="float" office:value="0.0103673934936523">
                <text:p>0.0103673934936523</text:p>
              </table:table-cell>
              <table:table-cell office:value-type="float" office:value="0.00888772010803223">
                <text:p>0.008887720108032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29768180847168">
                <text:p>0.00829768180847168</text:p>
              </table:table-cell>
              <table:table-cell office:value-type="float" office:value="0.00992584228515625">
                <text:p>0.00992584228515625</text:p>
              </table:table-cell>
              <table:table-cell office:value-type="float" office:value="0.00871838331222534">
                <text:p>0.008718383312225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42976570129395">
                <text:p>0.00842976570129395</text:p>
              </table:table-cell>
              <table:table-cell office:value-type="float" office:value="0.0100553035736084">
                <text:p>0.0100553035736084</text:p>
              </table:table-cell>
              <table:table-cell office:value-type="float" office:value="0.00882686376571655">
                <text:p>0.008826863765716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40163230895996">
                <text:p>0.00840163230895996</text:p>
              </table:table-cell>
              <table:table-cell office:value-type="float" office:value="0.0104598999023438">
                <text:p>0.0104598999023438</text:p>
              </table:table-cell>
              <table:table-cell office:value-type="float" office:value="0.00888446569442749">
                <text:p>0.008884465694427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883316993713379">
                <text:p>0.00883316993713379</text:p>
              </table:table-cell>
              <table:table-cell office:value-type="float" office:value="0.0100061893463135">
                <text:p>0.0100061893463135</text:p>
              </table:table-cell>
              <table:table-cell office:value-type="float" office:value="0.00921769142150879">
                <text:p>0.009217691421508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834560394287109">
                <text:p>0.00834560394287109</text:p>
              </table:table-cell>
              <table:table-cell office:value-type="float" office:value="0.0102560520172119">
                <text:p>0.0102560520172119</text:p>
              </table:table-cell>
              <table:table-cell office:value-type="float" office:value="0.00895403623580933">
                <text:p>0.008954036235809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855064392089844">
                <text:p>0.00855064392089844</text:p>
              </table:table-cell>
              <table:table-cell office:value-type="float" office:value="0.0102953910827637">
                <text:p>0.0102953910827637</text:p>
              </table:table-cell>
              <table:table-cell office:value-type="float" office:value="0.00899494886398315">
                <text:p>0.00899494886398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851178169250488">
                <text:p>0.00851178169250488</text:p>
              </table:table-cell>
              <table:table-cell office:value-type="float" office:value="0.0103292465209961">
                <text:p>0.0103292465209961</text:p>
              </table:table-cell>
              <table:table-cell office:value-type="float" office:value="0.009070885181427">
                <text:p>0.009070885181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832605361938477">
                <text:p>0.00832605361938477</text:p>
              </table:table-cell>
              <table:table-cell office:value-type="float" office:value="0.0103969573974609">
                <text:p>0.0103969573974609</text:p>
              </table:table-cell>
              <table:table-cell office:value-type="float" office:value="0.00876595973968506">
                <text:p>0.00876595973968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830197334289551">
                <text:p>0.00830197334289551</text:p>
              </table:table-cell>
              <table:table-cell office:value-type="float" office:value="0.0103557109832764">
                <text:p>0.0103557109832764</text:p>
              </table:table-cell>
              <table:table-cell office:value-type="float" office:value="0.00878703594207764">
                <text:p>0.008787035942077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875687599182129">
                <text:p>0.00875687599182129</text:p>
              </table:table-cell>
              <table:table-cell office:value-type="float" office:value="0.0108277797698975">
                <text:p>0.0108277797698975</text:p>
              </table:table-cell>
              <table:table-cell office:value-type="float" office:value="0.00939769744873047">
                <text:p>0.009397697448730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913405418395996">
                <text:p>0.00913405418395996</text:p>
              </table:table-cell>
              <table:table-cell office:value-type="float" office:value="0.0108883380889893">
                <text:p>0.0108883380889893</text:p>
              </table:table-cell>
              <table:table-cell office:value-type="float" office:value="0.00961518287658691">
                <text:p>0.009615182876586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925087928771973">
                <text:p>0.00925087928771973</text:p>
              </table:table-cell>
              <table:table-cell office:value-type="float" office:value="0.0111496448516846">
                <text:p>0.0111496448516846</text:p>
              </table:table-cell>
              <table:table-cell office:value-type="float" office:value="0.009591543674469">
                <text:p>0.0095915436744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934553146362305">
                <text:p>0.00934553146362305</text:p>
              </table:table-cell>
              <table:table-cell office:value-type="float" office:value="0.0109434127807617">
                <text:p>0.0109434127807617</text:p>
              </table:table-cell>
              <table:table-cell office:value-type="float" office:value="0.00975110530853272">
                <text:p>0.00975110530853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899887084960938">
                <text:p>0.00899887084960938</text:p>
              </table:table-cell>
              <table:table-cell office:value-type="float" office:value="0.0107159614562988">
                <text:p>0.0107159614562988</text:p>
              </table:table-cell>
              <table:table-cell office:value-type="float" office:value="0.00944393873214722">
                <text:p>0.009443938732147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872325897216797">
                <text:p>0.00872325897216797</text:p>
              </table:table-cell>
              <table:table-cell office:value-type="float" office:value="0.0109164714813232">
                <text:p>0.0109164714813232</text:p>
              </table:table-cell>
              <table:table-cell office:value-type="float" office:value="0.00941991806030273">
                <text:p>0.009419918060302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859880447387695">
                <text:p>0.00859880447387695</text:p>
              </table:table-cell>
              <table:table-cell office:value-type="float" office:value="0.0106182098388672">
                <text:p>0.0106182098388672</text:p>
              </table:table-cell>
              <table:table-cell office:value-type="float" office:value="0.00909949541091919">
                <text:p>0.009099495410919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871706008911133">
                <text:p>0.00871706008911133</text:p>
              </table:table-cell>
              <table:table-cell office:value-type="float" office:value="0.010577917098999">
                <text:p>0.010577917098999</text:p>
              </table:table-cell>
              <table:table-cell office:value-type="float" office:value="0.00944031476974488">
                <text:p>0.009440314769744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889277458190918">
                <text:p>0.00889277458190918</text:p>
              </table:table-cell>
              <table:table-cell office:value-type="float" office:value="0.0105283260345459">
                <text:p>0.0105283260345459</text:p>
              </table:table-cell>
              <table:table-cell office:value-type="float" office:value="0.00930248498916626">
                <text:p>0.00930248498916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882458686828613">
                <text:p>0.00882458686828613</text:p>
              </table:table-cell>
              <table:table-cell office:value-type="float" office:value="0.010441780090332">
                <text:p>0.010441780090332</text:p>
              </table:table-cell>
              <table:table-cell office:value-type="float" office:value="0.00937304496765137">
                <text:p>0.009373044967651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889134407043457">
                <text:p>0.00889134407043457</text:p>
              </table:table-cell>
              <table:table-cell office:value-type="float" office:value="0.0105643272399902">
                <text:p>0.0105643272399902</text:p>
              </table:table-cell>
              <table:table-cell office:value-type="float" office:value="0.00926375389099121">
                <text:p>0.009263753890991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883150100708008">
                <text:p>0.00883150100708008</text:p>
              </table:table-cell>
              <table:table-cell office:value-type="float" office:value="0.0110020637512207">
                <text:p>0.0110020637512207</text:p>
              </table:table-cell>
              <table:table-cell office:value-type="float" office:value="0.00931556224822998">
                <text:p>0.009315562248229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850057601928711">
                <text:p>0.00850057601928711</text:p>
              </table:table-cell>
              <table:table-cell office:value-type="float" office:value="0.0112185478210449">
                <text:p>0.0112185478210449</text:p>
              </table:table-cell>
              <table:table-cell office:value-type="float" office:value="0.00915166139602661">
                <text:p>0.009151661396026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834798812866211">
                <text:p>0.00834798812866211</text:p>
              </table:table-cell>
              <table:table-cell office:value-type="float" office:value="0.011075496673584">
                <text:p>0.011075496673584</text:p>
              </table:table-cell>
              <table:table-cell office:value-type="float" office:value="0.00904608964920044">
                <text:p>0.009046089649200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832486152648926">
                <text:p>0.00832486152648926</text:p>
              </table:table-cell>
              <table:table-cell office:value-type="float" office:value="0.0112645626068115">
                <text:p>0.0112645626068115</text:p>
              </table:table-cell>
              <table:table-cell office:value-type="float" office:value="0.00901287794113159">
                <text:p>0.00901287794113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85136890411377">
                <text:p>0.0085136890411377</text:p>
              </table:table-cell>
              <table:table-cell office:value-type="float" office:value="0.0108451843261719">
                <text:p>0.0108451843261719</text:p>
              </table:table-cell>
              <table:table-cell office:value-type="float" office:value="0.00902587175369263">
                <text:p>0.0090258717536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850963592529297">
                <text:p>0.00850963592529297</text:p>
              </table:table-cell>
              <table:table-cell office:value-type="float" office:value="0.0108282566070557">
                <text:p>0.0108282566070557</text:p>
              </table:table-cell>
              <table:table-cell office:value-type="float" office:value="0.00903955698013306">
                <text:p>0.009039556980133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860691070556641">
                <text:p>0.00860691070556641</text:p>
              </table:table-cell>
              <table:table-cell office:value-type="float" office:value="0.0108644962310791">
                <text:p>0.0108644962310791</text:p>
              </table:table-cell>
              <table:table-cell office:value-type="float" office:value="0.00908409357070923">
                <text:p>0.009084093570709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850582122802734">
                <text:p>0.00850582122802734</text:p>
              </table:table-cell>
              <table:table-cell office:value-type="float" office:value="0.0110256671905518">
                <text:p>0.0110256671905518</text:p>
              </table:table-cell>
              <table:table-cell office:value-type="float" office:value="0.00920584201812744">
                <text:p>0.009205842018127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850415229797363">
                <text:p>0.00850415229797363</text:p>
              </table:table-cell>
              <table:table-cell office:value-type="float" office:value="0.0108850002288818">
                <text:p>0.0108850002288818</text:p>
              </table:table-cell>
              <table:table-cell office:value-type="float" office:value="0.00904433727264404">
                <text:p>0.009044337272644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854706764221191">
                <text:p>0.00854706764221191</text:p>
              </table:table-cell>
              <table:table-cell office:value-type="float" office:value="0.0106291770935059">
                <text:p>0.0106291770935059</text:p>
              </table:table-cell>
              <table:table-cell office:value-type="float" office:value="0.00906205177307129">
                <text:p>0.009062051773071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849556922912598">
                <text:p>0.00849556922912598</text:p>
              </table:table-cell>
              <table:table-cell office:value-type="float" office:value="0.0108258724212646">
                <text:p>0.0108258724212646</text:p>
              </table:table-cell>
              <table:table-cell office:value-type="float" office:value="0.00912835597991943">
                <text:p>0.009128355979919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862932205200195">
                <text:p>0.00862932205200195</text:p>
              </table:table-cell>
              <table:table-cell office:value-type="float" office:value="0.0106842517852783">
                <text:p>0.0106842517852783</text:p>
              </table:table-cell>
              <table:table-cell office:value-type="float" office:value="0.00892724990844727">
                <text:p>0.008927249908447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857234001159668">
                <text:p>0.00857234001159668</text:p>
              </table:table-cell>
              <table:table-cell office:value-type="float" office:value="0.0105969905853271">
                <text:p>0.0105969905853271</text:p>
              </table:table-cell>
              <table:table-cell office:value-type="float" office:value="0.00886764526367188">
                <text:p>0.00886764526367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867843627929688">
                <text:p>0.00867843627929688</text:p>
              </table:table-cell>
              <table:table-cell office:value-type="float" office:value="0.0105710029602051">
                <text:p>0.0105710029602051</text:p>
              </table:table-cell>
              <table:table-cell office:value-type="float" office:value="0.00923677682876587">
                <text:p>0.009236776828765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52441787719727">
                <text:p>0.00852441787719727</text:p>
              </table:table-cell>
              <table:table-cell office:value-type="float" office:value="0.0109572410583496">
                <text:p>0.0109572410583496</text:p>
              </table:table-cell>
              <table:table-cell office:value-type="float" office:value="0.00909683704376221">
                <text:p>0.009096837043762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86106491088867">
                <text:p>0.00886106491088867</text:p>
              </table:table-cell>
              <table:table-cell office:value-type="float" office:value="0.010979175567627">
                <text:p>0.010979175567627</text:p>
              </table:table-cell>
              <table:table-cell office:value-type="float" office:value="0.00942033529281616">
                <text:p>0.009420335292816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62693786621094">
                <text:p>0.00862693786621094</text:p>
              </table:table-cell>
              <table:table-cell office:value-type="float" office:value="0.0111069679260254">
                <text:p>0.0111069679260254</text:p>
              </table:table-cell>
              <table:table-cell office:value-type="float" office:value="0.00913788080215454">
                <text:p>0.009137880802154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47959518432617">
                <text:p>0.00847959518432617</text:p>
              </table:table-cell>
              <table:table-cell office:value-type="float" office:value="0.0104589462280273">
                <text:p>0.0104589462280273</text:p>
              </table:table-cell>
              <table:table-cell office:value-type="float" office:value="0.00906697511672974">
                <text:p>0.009066975116729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892281532287598">
                <text:p>0.00892281532287598</text:p>
              </table:table-cell>
              <table:table-cell office:value-type="float" office:value="0.0106356143951416">
                <text:p>0.0106356143951416</text:p>
              </table:table-cell>
              <table:table-cell office:value-type="float" office:value="0.00944982767105102">
                <text:p>0.009449827671051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847387313842773">
                <text:p>0.00847387313842773</text:p>
              </table:table-cell>
              <table:table-cell office:value-type="float" office:value="0.0106437206268311">
                <text:p>0.0106437206268311</text:p>
              </table:table-cell>
              <table:table-cell office:value-type="float" office:value="0.00934337377548218">
                <text:p>0.009343373775482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857400894165039">
                <text:p>0.00857400894165039</text:p>
              </table:table-cell>
              <table:table-cell office:value-type="float" office:value="0.010462760925293">
                <text:p>0.010462760925293</text:p>
              </table:table-cell>
              <table:table-cell office:value-type="float" office:value="0.00912381410598755">
                <text:p>0.009123814105987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877523422241211">
                <text:p>0.00877523422241211</text:p>
              </table:table-cell>
              <table:table-cell office:value-type="float" office:value="0.0103621482849121">
                <text:p>0.0103621482849121</text:p>
              </table:table-cell>
              <table:table-cell office:value-type="float" office:value="0.00935336351394653">
                <text:p>0.009353363513946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874543190002441">
                <text:p>0.00874543190002441</text:p>
              </table:table-cell>
              <table:table-cell office:value-type="float" office:value="0.0107722282409668">
                <text:p>0.0107722282409668</text:p>
              </table:table-cell>
              <table:table-cell office:value-type="float" office:value="0.00929416418075562">
                <text:p>0.009294164180755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864696502685547">
                <text:p>0.00864696502685547</text:p>
              </table:table-cell>
              <table:table-cell office:value-type="float" office:value="0.0104961395263672">
                <text:p>0.0104961395263672</text:p>
              </table:table-cell>
              <table:table-cell office:value-type="float" office:value="0.00929319858551025">
                <text:p>0.00929319858551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854611396789551">
                <text:p>0.00854611396789551</text:p>
              </table:table-cell>
              <table:table-cell office:value-type="float" office:value="0.0105230808258057">
                <text:p>0.0105230808258057</text:p>
              </table:table-cell>
              <table:table-cell office:value-type="float" office:value="0.00918982028961182">
                <text:p>0.009189820289611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856637954711914">
                <text:p>0.00856637954711914</text:p>
              </table:table-cell>
              <table:table-cell office:value-type="float" office:value="0.0117597579956055">
                <text:p>0.0117597579956055</text:p>
              </table:table-cell>
              <table:table-cell office:value-type="float" office:value="0.0092694878578186">
                <text:p>0.00926948785781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878190994262695">
                <text:p>0.00878190994262695</text:p>
              </table:table-cell>
              <table:table-cell office:value-type="float" office:value="0.0111238956451416">
                <text:p>0.0111238956451416</text:p>
              </table:table-cell>
              <table:table-cell office:value-type="float" office:value="0.00930526256561279">
                <text:p>0.009305262565612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889897346496582">
                <text:p>0.00889897346496582</text:p>
              </table:table-cell>
              <table:table-cell office:value-type="float" office:value="0.0115840435028076">
                <text:p>0.0115840435028076</text:p>
              </table:table-cell>
              <table:table-cell office:value-type="float" office:value="0.00936634540557861">
                <text:p>0.009366345405578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890374183654785">
                <text:p>0.00890374183654785</text:p>
              </table:table-cell>
              <table:table-cell office:value-type="float" office:value="0.012467622756958">
                <text:p>0.012467622756958</text:p>
              </table:table-cell>
              <table:table-cell office:value-type="float" office:value="0.00967216491699219">
                <text:p>0.009672164916992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895500183105469">
                <text:p>0.00895500183105469</text:p>
              </table:table-cell>
              <table:table-cell office:value-type="float" office:value="0.0123791694641113">
                <text:p>0.0123791694641113</text:p>
              </table:table-cell>
              <table:table-cell office:value-type="float" office:value="0.00964592695236206">
                <text:p>0.009645926952362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909042358398438">
                <text:p>0.00909042358398438</text:p>
              </table:table-cell>
              <table:table-cell office:value-type="float" office:value="0.0110089778900146">
                <text:p>0.0110089778900146</text:p>
              </table:table-cell>
              <table:table-cell office:value-type="float" office:value="0.00959900617599487">
                <text:p>0.009599006175994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904607772827148">
                <text:p>0.00904607772827148</text:p>
              </table:table-cell>
              <table:table-cell office:value-type="float" office:value="0.0123434066772461">
                <text:p>0.0123434066772461</text:p>
              </table:table-cell>
              <table:table-cell office:value-type="float" office:value="0.0095016360282898">
                <text:p>0.00950163602828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94597339630127">
                <text:p>0.0094597339630127</text:p>
              </table:table-cell>
              <table:table-cell office:value-type="float" office:value="0.0112063884735107">
                <text:p>0.0112063884735107</text:p>
              </table:table-cell>
              <table:table-cell office:value-type="float" office:value="0.00986741781234741">
                <text:p>0.009867417812347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912761688232422">
                <text:p>0.00912761688232422</text:p>
              </table:table-cell>
              <table:table-cell office:value-type="float" office:value="0.0116310119628906">
                <text:p>0.0116310119628906</text:p>
              </table:table-cell>
              <table:table-cell office:value-type="float" office:value="0.0096551775932312">
                <text:p>0.00965517759323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886821746826172">
                <text:p>0.00886821746826172</text:p>
              </table:table-cell>
              <table:table-cell office:value-type="float" office:value="0.0119059085845947">
                <text:p>0.0119059085845947</text:p>
              </table:table-cell>
              <table:table-cell office:value-type="float" office:value="0.00954891443252564">
                <text:p>0.00954891443252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908899307250977">
                <text:p>0.00908899307250977</text:p>
              </table:table-cell>
              <table:table-cell office:value-type="float" office:value="0.0110359191894531">
                <text:p>0.0110359191894531</text:p>
              </table:table-cell>
              <table:table-cell office:value-type="float" office:value="0.00953800678253174">
                <text:p>0.009538006782531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863075256347656">
                <text:p>0.00863075256347656</text:p>
              </table:table-cell>
              <table:table-cell office:value-type="float" office:value="0.0108554363250732">
                <text:p>0.0108554363250732</text:p>
              </table:table-cell>
              <table:table-cell office:value-type="float" office:value="0.00928486585617066">
                <text:p>0.009284865856170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881171226501465">
                <text:p>0.00881171226501465</text:p>
              </table:table-cell>
              <table:table-cell office:value-type="float" office:value="0.0111944675445557">
                <text:p>0.0111944675445557</text:p>
              </table:table-cell>
              <table:table-cell office:value-type="float" office:value="0.00913314819335938">
                <text:p>0.00913314819335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869417190551758">
                <text:p>0.00869417190551758</text:p>
              </table:table-cell>
              <table:table-cell office:value-type="float" office:value="0.0107707977294922">
                <text:p>0.0107707977294922</text:p>
              </table:table-cell>
              <table:table-cell office:value-type="float" office:value="0.00931729078292847">
                <text:p>0.009317290782928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922846794128418">
                <text:p>0.00922846794128418</text:p>
              </table:table-cell>
              <table:table-cell office:value-type="float" office:value="0.0114474296569824">
                <text:p>0.0114474296569824</text:p>
              </table:table-cell>
              <table:table-cell office:value-type="float" office:value="0.0095542311668396">
                <text:p>0.00955423116683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891923904418945">
                <text:p>0.00891923904418945</text:p>
              </table:table-cell>
              <table:table-cell office:value-type="float" office:value="0.0109925270080566">
                <text:p>0.0109925270080566</text:p>
              </table:table-cell>
              <table:table-cell office:value-type="float" office:value="0.00945707559585571">
                <text:p>0.009457075595855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862360000610352">
                <text:p>0.00862360000610352</text:p>
              </table:table-cell>
              <table:table-cell office:value-type="float" office:value="0.0108983516693115">
                <text:p>0.0108983516693115</text:p>
              </table:table-cell>
              <table:table-cell office:value-type="float" office:value="0.00928080081939697">
                <text:p>0.009280800819396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887584686279297">
                <text:p>0.00887584686279297</text:p>
              </table:table-cell>
              <table:table-cell office:value-type="float" office:value="0.0105910301208496">
                <text:p>0.0105910301208496</text:p>
              </table:table-cell>
              <table:table-cell office:value-type="float" office:value="0.0092756986618042">
                <text:p>0.00927569866180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879096984863281">
                <text:p>0.00879096984863281</text:p>
              </table:table-cell>
              <table:table-cell office:value-type="float" office:value="0.0112652778625488">
                <text:p>0.0112652778625488</text:p>
              </table:table-cell>
              <table:table-cell office:value-type="float" office:value="0.00946714878082276">
                <text:p>0.009467148780822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890803337097168">
                <text:p>0.00890803337097168</text:p>
              </table:table-cell>
              <table:table-cell office:value-type="float" office:value="0.0113329887390137">
                <text:p>0.0113329887390137</text:p>
              </table:table-cell>
              <table:table-cell office:value-type="float" office:value="0.00935012102127075">
                <text:p>0.009350121021270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915026664733887">
                <text:p>0.00915026664733887</text:p>
              </table:table-cell>
              <table:table-cell office:value-type="float" office:value="0.0107383728027344">
                <text:p>0.0107383728027344</text:p>
              </table:table-cell>
              <table:table-cell office:value-type="float" office:value="0.00949782133102417">
                <text:p>0.009497821331024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898289680480957">
                <text:p>0.00898289680480957</text:p>
              </table:table-cell>
              <table:table-cell office:value-type="float" office:value="0.0107805728912354">
                <text:p>0.0107805728912354</text:p>
              </table:table-cell>
              <table:table-cell office:value-type="float" office:value="0.00941225290298462">
                <text:p>0.009412252902984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884318351745606">
                <text:p>0.00884318351745606</text:p>
              </table:table-cell>
              <table:table-cell office:value-type="float" office:value="0.0104942321777344">
                <text:p>0.0104942321777344</text:p>
              </table:table-cell>
              <table:table-cell office:value-type="float" office:value="0.00940656661987305">
                <text:p>0.009406566619873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917196273803711">
                <text:p>0.00917196273803711</text:p>
              </table:table-cell>
              <table:table-cell office:value-type="float" office:value="0.0108635425567627">
                <text:p>0.0108635425567627</text:p>
              </table:table-cell>
              <table:table-cell office:value-type="float" office:value="0.00946440696716309">
                <text:p>0.009464406967163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963616371154785">
                <text:p>0.00963616371154785</text:p>
              </table:table-cell>
              <table:table-cell office:value-type="float" office:value="0.011544942855835">
                <text:p>0.011544942855835</text:p>
              </table:table-cell>
              <table:table-cell office:value-type="float" office:value="0.00998139381408691">
                <text:p>0.009981393814086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963139533996582">
                <text:p>0.00963139533996582</text:p>
              </table:table-cell>
              <table:table-cell office:value-type="float" office:value="0.0114026069641113">
                <text:p>0.0114026069641113</text:p>
              </table:table-cell>
              <table:table-cell office:value-type="float" office:value="0.0100892782211304">
                <text:p>0.0100892782211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975751876831055">
                <text:p>0.00975751876831055</text:p>
              </table:table-cell>
              <table:table-cell office:value-type="float" office:value="0.0116970539093018">
                <text:p>0.0116970539093018</text:p>
              </table:table-cell>
              <table:table-cell office:value-type="float" office:value="0.0102139472961426">
                <text:p>0.01021394729614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987005233764648">
                <text:p>0.00987005233764648</text:p>
              </table:table-cell>
              <table:table-cell office:value-type="float" office:value="0.0109708309173584">
                <text:p>0.0109708309173584</text:p>
              </table:table-cell>
              <table:table-cell office:value-type="float" office:value="0.0102190017700195">
                <text:p>0.0102190017700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929427146911621">
                <text:p>0.00929427146911621</text:p>
              </table:table-cell>
              <table:table-cell office:value-type="float" office:value="0.0114786624908447">
                <text:p>0.0114786624908447</text:p>
              </table:table-cell>
              <table:table-cell office:value-type="float" office:value="0.00989365577697754">
                <text:p>0.009893655776977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914216041564941">
                <text:p>0.00914216041564941</text:p>
              </table:table-cell>
              <table:table-cell office:value-type="float" office:value="0.0108311176300049">
                <text:p>0.0108311176300049</text:p>
              </table:table-cell>
              <table:table-cell office:value-type="float" office:value="0.00946967601776123">
                <text:p>0.009469676017761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88963508605957">
                <text:p>0.0088963508605957</text:p>
              </table:table-cell>
              <table:table-cell office:value-type="float" office:value="0.0122184753417969">
                <text:p>0.0122184753417969</text:p>
              </table:table-cell>
              <table:table-cell office:value-type="float" office:value="0.00994608402252197">
                <text:p>0.009946084022521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915288925170898">
                <text:p>0.00915288925170898</text:p>
              </table:table-cell>
              <table:table-cell office:value-type="float" office:value="0.0145502090454102">
                <text:p>0.0145502090454102</text:p>
              </table:table-cell>
              <table:table-cell office:value-type="float" office:value="0.0102349638938904">
                <text:p>0.01023496389389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959563255310059">
                <text:p>0.00959563255310059</text:p>
              </table:table-cell>
              <table:table-cell office:value-type="float" office:value="0.0113134384155273">
                <text:p>0.0113134384155273</text:p>
              </table:table-cell>
              <table:table-cell office:value-type="float" office:value="0.0101183652877808">
                <text:p>0.01011836528778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9063720703125">
                <text:p>0.009063720703125</text:p>
              </table:table-cell>
              <table:table-cell office:value-type="float" office:value="0.0110588073730469">
                <text:p>0.0110588073730469</text:p>
              </table:table-cell>
              <table:table-cell office:value-type="float" office:value="0.00986566543579102">
                <text:p>0.009865665435791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906801223754883">
                <text:p>0.00906801223754883</text:p>
              </table:table-cell>
              <table:table-cell office:value-type="float" office:value="0.0112013816833496">
                <text:p>0.0112013816833496</text:p>
              </table:table-cell>
              <table:table-cell office:value-type="float" office:value="0.00952422618865967">
                <text:p>0.009524226188659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893640518188477">
                <text:p>0.00893640518188477</text:p>
              </table:table-cell>
              <table:table-cell office:value-type="float" office:value="0.0109367370605469">
                <text:p>0.0109367370605469</text:p>
              </table:table-cell>
              <table:table-cell office:value-type="float" office:value="0.0093773365020752">
                <text:p>0.00937733650207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900983810424805">
                <text:p>0.00900983810424805</text:p>
              </table:table-cell>
              <table:table-cell office:value-type="float" office:value="0.0116057395935059">
                <text:p>0.0116057395935059</text:p>
              </table:table-cell>
              <table:table-cell office:value-type="float" office:value="0.0095488429069519">
                <text:p>0.00954884290695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895166397094727">
                <text:p>0.00895166397094727</text:p>
              </table:table-cell>
              <table:table-cell office:value-type="float" office:value="0.0109937191009521">
                <text:p>0.0109937191009521</text:p>
              </table:table-cell>
              <table:table-cell office:value-type="float" office:value="0.00957386493682861">
                <text:p>0.009573864936828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922346115112305">
                <text:p>0.00922346115112305</text:p>
              </table:table-cell>
              <table:table-cell office:value-type="float" office:value="0.0120861530303955">
                <text:p>0.0120861530303955</text:p>
              </table:table-cell>
              <table:table-cell office:value-type="float" office:value="0.0101000070571899">
                <text:p>0.01010000705718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962424278259277">
                <text:p>0.00962424278259277</text:p>
              </table:table-cell>
              <table:table-cell office:value-type="float" office:value="0.0112106800079346">
                <text:p>0.0112106800079346</text:p>
              </table:table-cell>
              <table:table-cell office:value-type="float" office:value="0.0104398846626282">
                <text:p>0.01043988466262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99024772644043">
                <text:p>0.0099024772644043</text:p>
              </table:table-cell>
              <table:table-cell office:value-type="float" office:value="0.0110688209533691">
                <text:p>0.0110688209533691</text:p>
              </table:table-cell>
              <table:table-cell office:value-type="float" office:value="0.0103601694107056">
                <text:p>0.0103601694107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944256782531738">
                <text:p>0.00944256782531738</text:p>
              </table:table-cell>
              <table:table-cell office:value-type="float" office:value="0.0109379291534424">
                <text:p>0.0109379291534424</text:p>
              </table:table-cell>
              <table:table-cell office:value-type="float" office:value="0.00997762680053711">
                <text:p>0.009977626800537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943136215209961">
                <text:p>0.00943136215209961</text:p>
              </table:table-cell>
              <table:table-cell office:value-type="float" office:value="0.0108785629272461">
                <text:p>0.0108785629272461</text:p>
              </table:table-cell>
              <table:table-cell office:value-type="float" office:value="0.0100399732589722">
                <text:p>0.01003997325897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925350189208985">
                <text:p>0.00925350189208985</text:p>
              </table:table-cell>
              <table:table-cell office:value-type="float" office:value="0.0113229751586914">
                <text:p>0.0113229751586914</text:p>
              </table:table-cell>
              <table:table-cell office:value-type="float" office:value="0.00981557369232178">
                <text:p>0.009815573692321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918674468994141">
                <text:p>0.00918674468994141</text:p>
              </table:table-cell>
              <table:table-cell office:value-type="float" office:value="0.0127799510955811">
                <text:p>0.0127799510955811</text:p>
              </table:table-cell>
              <table:table-cell office:value-type="float" office:value="0.0100758194923401">
                <text:p>0.01007581949234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93691349029541">
                <text:p>0.0093691349029541</text:p>
              </table:table-cell>
              <table:table-cell office:value-type="float" office:value="0.0133113861083984">
                <text:p>0.0133113861083984</text:p>
              </table:table-cell>
              <table:table-cell office:value-type="float" office:value="0.0101219892501831">
                <text:p>0.01012198925018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944066047668457">
                <text:p>0.00944066047668457</text:p>
              </table:table-cell>
              <table:table-cell office:value-type="float" office:value="0.0119748115539551">
                <text:p>0.0119748115539551</text:p>
              </table:table-cell>
              <table:table-cell office:value-type="float" office:value="0.0101836800575256">
                <text:p>0.01018368005752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923013687133789">
                <text:p>0.00923013687133789</text:p>
              </table:table-cell>
              <table:table-cell office:value-type="float" office:value="0.0111441612243652">
                <text:p>0.0111441612243652</text:p>
              </table:table-cell>
              <table:table-cell office:value-type="float" office:value="0.00981699228286743">
                <text:p>0.009816992282867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909519195556641">
                <text:p>0.00909519195556641</text:p>
              </table:table-cell>
              <table:table-cell office:value-type="float" office:value="0.0110104084014893">
                <text:p>0.0110104084014893</text:p>
              </table:table-cell>
              <table:table-cell office:value-type="float" office:value="0.00948219299316406">
                <text:p>0.009482192993164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925350189208985">
                <text:p>0.00925350189208985</text:p>
              </table:table-cell>
              <table:table-cell office:value-type="float" office:value="0.0105242729187012">
                <text:p>0.0105242729187012</text:p>
              </table:table-cell>
              <table:table-cell office:value-type="float" office:value="0.00969061851501465">
                <text:p>0.009690618515014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901508331298828">
                <text:p>0.00901508331298828</text:p>
              </table:table-cell>
              <table:table-cell office:value-type="float" office:value="0.0107142925262451">
                <text:p>0.0107142925262451</text:p>
              </table:table-cell>
              <table:table-cell office:value-type="float" office:value="0.00963038206100464">
                <text:p>0.009630382061004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905084609985352">
                <text:p>0.00905084609985352</text:p>
              </table:table-cell>
              <table:table-cell office:value-type="float" office:value="0.0109095573425293">
                <text:p>0.0109095573425293</text:p>
              </table:table-cell>
              <table:table-cell office:value-type="float" office:value="0.00981316566467285">
                <text:p>0.009813165664672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917887687683106">
                <text:p>0.00917887687683106</text:p>
              </table:table-cell>
              <table:table-cell office:value-type="float" office:value="0.0112829208374023">
                <text:p>0.0112829208374023</text:p>
              </table:table-cell>
              <table:table-cell office:value-type="float" office:value="0.00972856283187866">
                <text:p>0.009728562831878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913596153259277">
                <text:p>0.00913596153259277</text:p>
              </table:table-cell>
              <table:table-cell office:value-type="float" office:value="0.0113499164581299">
                <text:p>0.0113499164581299</text:p>
              </table:table-cell>
              <table:table-cell office:value-type="float" office:value="0.0095971941947937">
                <text:p>0.00959719419479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920271873474121">
                <text:p>0.00920271873474121</text:p>
              </table:table-cell>
              <table:table-cell office:value-type="float" office:value="0.0111227035522461">
                <text:p>0.0111227035522461</text:p>
              </table:table-cell>
              <table:table-cell office:value-type="float" office:value="0.00966846942901611">
                <text:p>0.009668469429016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925660133361816">
                <text:p>0.00925660133361816</text:p>
              </table:table-cell>
              <table:table-cell office:value-type="float" office:value="0.0111544132232666">
                <text:p>0.0111544132232666</text:p>
              </table:table-cell>
              <table:table-cell office:value-type="float" office:value="0.00965282917022705">
                <text:p>0.009652829170227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919365882873535">
                <text:p>0.00919365882873535</text:p>
              </table:table-cell>
              <table:table-cell office:value-type="float" office:value="0.0111303329467773">
                <text:p>0.0111303329467773</text:p>
              </table:table-cell>
              <table:table-cell office:value-type="float" office:value="0.00976498126983643">
                <text:p>0.009764981269836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941681861877441">
                <text:p>0.00941681861877441</text:p>
              </table:table-cell>
              <table:table-cell office:value-type="float" office:value="0.0110256671905518">
                <text:p>0.0110256671905518</text:p>
              </table:table-cell>
              <table:table-cell office:value-type="float" office:value="0.00963175296783447">
                <text:p>0.009631752967834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935721397399903">
                <text:p>0.00935721397399903</text:p>
              </table:table-cell>
              <table:table-cell office:value-type="float" office:value="0.0110421180725098">
                <text:p>0.0110421180725098</text:p>
              </table:table-cell>
              <table:table-cell office:value-type="float" office:value="0.00969501733779907">
                <text:p>0.009695017337799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933361053466797">
                <text:p>0.00933361053466797</text:p>
              </table:table-cell>
              <table:table-cell office:value-type="float" office:value="0.0117685794830322">
                <text:p>0.0117685794830322</text:p>
              </table:table-cell>
              <table:table-cell office:value-type="float" office:value="0.00993351936340332">
                <text:p>0.009933519363403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961160659790039">
                <text:p>0.00961160659790039</text:p>
              </table:table-cell>
              <table:table-cell office:value-type="float" office:value="0.0122995376586914">
                <text:p>0.0122995376586914</text:p>
              </table:table-cell>
              <table:table-cell office:value-type="float" office:value="0.0101733565330505">
                <text:p>0.01017335653305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952887535095215">
                <text:p>0.00952887535095215</text:p>
              </table:table-cell>
              <table:table-cell office:value-type="float" office:value="0.0112693309783936">
                <text:p>0.0112693309783936</text:p>
              </table:table-cell>
              <table:table-cell office:value-type="float" office:value="0.00992875099182129">
                <text:p>0.009928750991821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931715965270996">
                <text:p>0.00931715965270996</text:p>
              </table:table-cell>
              <table:table-cell office:value-type="float" office:value="0.0116944313049316">
                <text:p>0.0116944313049316</text:p>
              </table:table-cell>
              <table:table-cell office:value-type="float" office:value="0.00995750427246094">
                <text:p>0.009957504272460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954818725585938">
                <text:p>0.00954818725585938</text:p>
              </table:table-cell>
              <table:table-cell office:value-type="float" office:value="0.0114212036132813">
                <text:p>0.0114212036132813</text:p>
              </table:table-cell>
              <table:table-cell office:value-type="float" office:value="0.0100127816200256">
                <text:p>0.0100127816200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916743278503418">
                <text:p>0.00916743278503418</text:p>
              </table:table-cell>
              <table:table-cell office:value-type="float" office:value="0.0128984451293945">
                <text:p>0.0128984451293945</text:p>
              </table:table-cell>
              <table:table-cell office:value-type="float" office:value="0.00970875024795532">
                <text:p>0.009708750247955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953793525695801">
                <text:p>0.00953793525695801</text:p>
              </table:table-cell>
              <table:table-cell office:value-type="float" office:value="0.0110011100769043">
                <text:p>0.0110011100769043</text:p>
              </table:table-cell>
              <table:table-cell office:value-type="float" office:value="0.00977029800415039">
                <text:p>0.009770298004150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930953025817871">
                <text:p>0.00930953025817871</text:p>
              </table:table-cell>
              <table:table-cell office:value-type="float" office:value="0.0110085010528564">
                <text:p>0.0110085010528564</text:p>
              </table:table-cell>
              <table:table-cell office:value-type="float" office:value="0.00978130102157593">
                <text:p>0.009781301021575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935745239257813">
                <text:p>0.00935745239257813</text:p>
              </table:table-cell>
              <table:table-cell office:value-type="float" office:value="0.0114266872406006">
                <text:p>0.0114266872406006</text:p>
              </table:table-cell>
              <table:table-cell office:value-type="float" office:value="0.00975894927978516">
                <text:p>0.009758949279785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40632820129395">
                <text:p>0.00940632820129395</text:p>
              </table:table-cell>
              <table:table-cell office:value-type="float" office:value="0.0112721920013428">
                <text:p>0.0112721920013428</text:p>
              </table:table-cell>
              <table:table-cell office:value-type="float" office:value="0.0098967432975769">
                <text:p>0.00989674329757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944614410400391">
                <text:p>0.00944614410400391</text:p>
              </table:table-cell>
              <table:table-cell office:value-type="float" office:value="0.0121231079101563">
                <text:p>0.0121231079101563</text:p>
              </table:table-cell>
              <table:table-cell office:value-type="float" office:value="0.0104217886924744">
                <text:p>0.0104217886924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00324153900146">
                <text:p>0.0100324153900146</text:p>
              </table:table-cell>
              <table:table-cell office:value-type="float" office:value="0.0112228393554688">
                <text:p>0.0112228393554688</text:p>
              </table:table-cell>
              <table:table-cell office:value-type="float" office:value="0.0103933691978455">
                <text:p>0.01039336919784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951004028320313">
                <text:p>0.00951004028320313</text:p>
              </table:table-cell>
              <table:table-cell office:value-type="float" office:value="0.0113265514373779">
                <text:p>0.0113265514373779</text:p>
              </table:table-cell>
              <table:table-cell office:value-type="float" office:value="0.0101253628730774">
                <text:p>0.0101253628730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922894477844238">
                <text:p>0.00922894477844238</text:p>
              </table:table-cell>
              <table:table-cell office:value-type="float" office:value="0.0109500885009766">
                <text:p>0.0109500885009766</text:p>
              </table:table-cell>
              <table:table-cell office:value-type="float" office:value="0.00989950895309448">
                <text:p>0.009899508953094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941300392150879">
                <text:p>0.00941300392150879</text:p>
              </table:table-cell>
              <table:table-cell office:value-type="float" office:value="0.0111241340637207">
                <text:p>0.0111241340637207</text:p>
              </table:table-cell>
              <table:table-cell office:value-type="float" office:value="0.00981897115707398">
                <text:p>0.009818971157073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951886177062988">
                <text:p>0.00951886177062988</text:p>
              </table:table-cell>
              <table:table-cell office:value-type="float" office:value="0.0111722946166992">
                <text:p>0.0111722946166992</text:p>
              </table:table-cell>
              <table:table-cell office:value-type="float" office:value="0.0100428700447083">
                <text:p>0.01004287004470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960707664489746">
                <text:p>0.00960707664489746</text:p>
              </table:table-cell>
              <table:table-cell office:value-type="float" office:value="0.0110948085784912">
                <text:p>0.0110948085784912</text:p>
              </table:table-cell>
              <table:table-cell office:value-type="float" office:value="0.0100032925605774">
                <text:p>0.01000329256057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955390930175781">
                <text:p>0.00955390930175781</text:p>
              </table:table-cell>
              <table:table-cell office:value-type="float" office:value="0.011955738067627">
                <text:p>0.011955738067627</text:p>
              </table:table-cell>
              <table:table-cell office:value-type="float" office:value="0.00998401641845703">
                <text:p>0.009984016418457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966119766235352">
                <text:p>0.00966119766235352</text:p>
              </table:table-cell>
              <table:table-cell office:value-type="float" office:value="0.0120491981506348">
                <text:p>0.0120491981506348</text:p>
              </table:table-cell>
              <table:table-cell office:value-type="float" office:value="0.00994994640350342">
                <text:p>0.009949946403503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928902626037598">
                <text:p>0.00928902626037598</text:p>
              </table:table-cell>
              <table:table-cell office:value-type="float" office:value="0.0114638805389404">
                <text:p>0.0114638805389404</text:p>
              </table:table-cell>
              <table:table-cell office:value-type="float" office:value="0.00993366241455078">
                <text:p>0.009933662414550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947928428649903">
                <text:p>0.00947928428649903</text:p>
              </table:table-cell>
              <table:table-cell office:value-type="float" office:value="0.0114033222198486">
                <text:p>0.0114033222198486</text:p>
              </table:table-cell>
              <table:table-cell office:value-type="float" office:value="0.00986477136611939">
                <text:p>0.009864771366119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970983505249023">
                <text:p>0.00970983505249023</text:p>
              </table:table-cell>
              <table:table-cell office:value-type="float" office:value="0.0117194652557373">
                <text:p>0.0117194652557373</text:p>
              </table:table-cell>
              <table:table-cell office:value-type="float" office:value="0.0100852727890015">
                <text:p>0.01008527278900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992155075073242">
                <text:p>0.00992155075073242</text:p>
              </table:table-cell>
              <table:table-cell office:value-type="float" office:value="0.0120773315429688">
                <text:p>0.0120773315429688</text:p>
              </table:table-cell>
              <table:table-cell office:value-type="float" office:value="0.0104127526283264">
                <text:p>0.01041275262832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970816612243653">
                <text:p>0.00970816612243653</text:p>
              </table:table-cell>
              <table:table-cell office:value-type="float" office:value="0.0117409229278564">
                <text:p>0.0117409229278564</text:p>
              </table:table-cell>
              <table:table-cell office:value-type="float" office:value="0.0102572679519653">
                <text:p>0.01025726795196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981569290161133">
                <text:p>0.00981569290161133</text:p>
              </table:table-cell>
              <table:table-cell office:value-type="float" office:value="0.0116055011749268">
                <text:p>0.0116055011749268</text:p>
              </table:table-cell>
              <table:table-cell office:value-type="float" office:value="0.0102632403373718">
                <text:p>0.01026324033737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951552391052246">
                <text:p>0.00951552391052246</text:p>
              </table:table-cell>
              <table:table-cell office:value-type="float" office:value="0.0112543106079102">
                <text:p>0.0112543106079102</text:p>
              </table:table-cell>
              <table:table-cell office:value-type="float" office:value="0.00983620882034302">
                <text:p>0.009836208820343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55772399902344">
                <text:p>0.00955772399902344</text:p>
              </table:table-cell>
              <table:table-cell office:value-type="float" office:value="0.0115320682525635">
                <text:p>0.0115320682525635</text:p>
              </table:table-cell>
              <table:table-cell office:value-type="float" office:value="0.010031795501709">
                <text:p>0.0100317955017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957727432250977">
                <text:p>0.00957727432250977</text:p>
              </table:table-cell>
              <table:table-cell office:value-type="float" office:value="0.0114364624023438">
                <text:p>0.0114364624023438</text:p>
              </table:table-cell>
              <table:table-cell office:value-type="float" office:value="0.0100338339805603">
                <text:p>0.01003383398056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958943367004395">
                <text:p>0.00958943367004395</text:p>
              </table:table-cell>
              <table:table-cell office:value-type="float" office:value="0.0114331245422363">
                <text:p>0.0114331245422363</text:p>
              </table:table-cell>
              <table:table-cell office:value-type="float" office:value="0.00994809865951538">
                <text:p>0.009948098659515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96890926361084">
                <text:p>0.0096890926361084</text:p>
              </table:table-cell>
              <table:table-cell office:value-type="float" office:value="0.0109908580780029">
                <text:p>0.0109908580780029</text:p>
              </table:table-cell>
              <table:table-cell office:value-type="float" office:value="0.00995836257934571">
                <text:p>0.009958362579345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954127311706543">
                <text:p>0.00954127311706543</text:p>
              </table:table-cell>
              <table:table-cell office:value-type="float" office:value="0.0118293762207031">
                <text:p>0.0118293762207031</text:p>
              </table:table-cell>
              <table:table-cell office:value-type="float" office:value="0.00996332168579102">
                <text:p>0.009963321685791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955581665039063">
                <text:p>0.00955581665039063</text:p>
              </table:table-cell>
              <table:table-cell office:value-type="float" office:value="0.011415958404541">
                <text:p>0.011415958404541</text:p>
              </table:table-cell>
              <table:table-cell office:value-type="float" office:value="0.0098682165145874">
                <text:p>0.00986821651458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971627235412598">
                <text:p>0.00971627235412598</text:p>
              </table:table-cell>
              <table:table-cell office:value-type="float" office:value="0.0116243362426758">
                <text:p>0.0116243362426758</text:p>
              </table:table-cell>
              <table:table-cell office:value-type="float" office:value="0.0100750088691711">
                <text:p>0.0100750088691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958347320556641">
                <text:p>0.00958347320556641</text:p>
              </table:table-cell>
              <table:table-cell office:value-type="float" office:value="0.0115177631378174">
                <text:p>0.0115177631378174</text:p>
              </table:table-cell>
              <table:table-cell office:value-type="float" office:value="0.0101748585700989">
                <text:p>0.01017485857009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959515571594238">
                <text:p>0.00959515571594238</text:p>
              </table:table-cell>
              <table:table-cell office:value-type="float" office:value="0.0113413333892822">
                <text:p>0.0113413333892822</text:p>
              </table:table-cell>
              <table:table-cell office:value-type="float" office:value="0.0100143074989319">
                <text:p>0.01001430749893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956583023071289">
                <text:p>0.00956583023071289</text:p>
              </table:table-cell>
              <table:table-cell office:value-type="float" office:value="0.0116019248962402">
                <text:p>0.0116019248962402</text:p>
              </table:table-cell>
              <table:table-cell office:value-type="float" office:value="0.01011643409729">
                <text:p>0.010116434097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971794128417969">
                <text:p>0.00971794128417969</text:p>
              </table:table-cell>
              <table:table-cell office:value-type="float" office:value="0.0112512111663818">
                <text:p>0.0112512111663818</text:p>
              </table:table-cell>
              <table:table-cell office:value-type="float" office:value="0.0100405812263489">
                <text:p>0.01004058122634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970172882080078">
                <text:p>0.00970172882080078</text:p>
              </table:table-cell>
              <table:table-cell office:value-type="float" office:value="0.0116207599639893">
                <text:p>0.0116207599639893</text:p>
              </table:table-cell>
              <table:table-cell office:value-type="float" office:value="0.0100943803787231">
                <text:p>0.01009438037872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96275806427002">
                <text:p>0.0096275806427002</text:p>
              </table:table-cell>
              <table:table-cell office:value-type="float" office:value="0.0118241310119629">
                <text:p>0.0118241310119629</text:p>
              </table:table-cell>
              <table:table-cell office:value-type="float" office:value="0.010001277923584">
                <text:p>0.0100012779235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970983505249023">
                <text:p>0.00970983505249023</text:p>
              </table:table-cell>
              <table:table-cell office:value-type="float" office:value="0.0111620426177979">
                <text:p>0.0111620426177979</text:p>
              </table:table-cell>
              <table:table-cell office:value-type="float" office:value="0.00999095439910889">
                <text:p>0.009990954399108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971269607543945">
                <text:p>0.00971269607543945</text:p>
              </table:table-cell>
              <table:table-cell office:value-type="float" office:value="0.0132162570953369">
                <text:p>0.0132162570953369</text:p>
              </table:table-cell>
              <table:table-cell office:value-type="float" office:value="0.0101752400398254">
                <text:p>0.01017524003982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960206985473633">
                <text:p>0.00960206985473633</text:p>
              </table:table-cell>
              <table:table-cell office:value-type="float" office:value="0.0127017498016357">
                <text:p>0.0127017498016357</text:p>
              </table:table-cell>
              <table:table-cell office:value-type="float" office:value="0.00998042821884155">
                <text:p>0.009980428218841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957751274108887">
                <text:p>0.00957751274108887</text:p>
              </table:table-cell>
              <table:table-cell office:value-type="float" office:value="0.0123181343078613">
                <text:p>0.0123181343078613</text:p>
              </table:table-cell>
              <table:table-cell office:value-type="float" office:value="0.0101648688316345">
                <text:p>0.01016486883163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96125602722168">
                <text:p>0.0096125602722168</text:p>
              </table:table-cell>
              <table:table-cell office:value-type="float" office:value="0.0125527381896973">
                <text:p>0.0125527381896973</text:p>
              </table:table-cell>
              <table:table-cell office:value-type="float" office:value="0.00999147891998291">
                <text:p>0.009991478919982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958752632141113">
                <text:p>0.00958752632141113</text:p>
              </table:table-cell>
              <table:table-cell office:value-type="float" office:value="0.0122935771942139">
                <text:p>0.0122935771942139</text:p>
              </table:table-cell>
              <table:table-cell office:value-type="float" office:value="0.0100391864776611">
                <text:p>0.01003918647766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01494789123535">
                <text:p>0.0101494789123535</text:p>
              </table:table-cell>
              <table:table-cell office:value-type="float" office:value="0.0133736133575439">
                <text:p>0.0133736133575439</text:p>
              </table:table-cell>
              <table:table-cell office:value-type="float" office:value="0.0109069347381592">
                <text:p>0.01090693473815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976324081420898">
                <text:p>0.00976324081420898</text:p>
              </table:table-cell>
              <table:table-cell office:value-type="float" office:value="0.0125608444213867">
                <text:p>0.0125608444213867</text:p>
              </table:table-cell>
              <table:table-cell office:value-type="float" office:value="0.0102643370628357">
                <text:p>0.01026433706283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00696086883545">
                <text:p>0.0100696086883545</text:p>
              </table:table-cell>
              <table:table-cell office:value-type="float" office:value="0.0120100975036621">
                <text:p>0.0120100975036621</text:p>
              </table:table-cell>
              <table:table-cell office:value-type="float" office:value="0.0104686498641968">
                <text:p>0.01046864986419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991392135620117">
                <text:p>0.00991392135620117</text:p>
              </table:table-cell>
              <table:table-cell office:value-type="float" office:value="0.0121300220489502">
                <text:p>0.0121300220489502</text:p>
              </table:table-cell>
              <table:table-cell office:value-type="float" office:value="0.0104584455490112">
                <text:p>0.0104584455490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978350639343262">
                <text:p>0.00978350639343262</text:p>
              </table:table-cell>
              <table:table-cell office:value-type="float" office:value="0.0124318599700928">
                <text:p>0.0124318599700928</text:p>
              </table:table-cell>
              <table:table-cell office:value-type="float" office:value="0.0102499961853027">
                <text:p>0.01024999618530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979042053222656">
                <text:p>0.00979042053222656</text:p>
              </table:table-cell>
              <table:table-cell office:value-type="float" office:value="0.0139937400817871">
                <text:p>0.0139937400817871</text:p>
              </table:table-cell>
              <table:table-cell office:value-type="float" office:value="0.010570502281189">
                <text:p>0.0105705022811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983738899230957">
                <text:p>0.00983738899230957</text:p>
              </table:table-cell>
              <table:table-cell office:value-type="float" office:value="0.0127596855163574">
                <text:p>0.0127596855163574</text:p>
              </table:table-cell>
              <table:table-cell office:value-type="float" office:value="0.010486626625061">
                <text:p>0.0104866266250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973153114318848">
                <text:p>0.00973153114318848</text:p>
              </table:table-cell>
              <table:table-cell office:value-type="float" office:value="0.0124368667602539">
                <text:p>0.0124368667602539</text:p>
              </table:table-cell>
              <table:table-cell office:value-type="float" office:value="0.0103462696075439">
                <text:p>0.01034626960754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72199440002441">
                <text:p>0.00972199440002441</text:p>
              </table:table-cell>
              <table:table-cell office:value-type="float" office:value="0.0123019218444824">
                <text:p>0.0123019218444824</text:p>
              </table:table-cell>
              <table:table-cell office:value-type="float" office:value="0.0103047370910645">
                <text:p>0.01030473709106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984811782836914">
                <text:p>0.00984811782836914</text:p>
              </table:table-cell>
              <table:table-cell office:value-type="float" office:value="0.0123600959777832">
                <text:p>0.0123600959777832</text:p>
              </table:table-cell>
              <table:table-cell office:value-type="float" office:value="0.0102697014808655">
                <text:p>0.01026970148086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985193252563477">
                <text:p>0.00985193252563477</text:p>
              </table:table-cell>
              <table:table-cell office:value-type="float" office:value="0.0117533206939697">
                <text:p>0.0117533206939697</text:p>
              </table:table-cell>
              <table:table-cell office:value-type="float" office:value="0.0101772785186768">
                <text:p>0.01017727851867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979065895080566">
                <text:p>0.00979065895080566</text:p>
              </table:table-cell>
              <table:table-cell office:value-type="float" office:value="0.0120155811309814">
                <text:p>0.0120155811309814</text:p>
              </table:table-cell>
              <table:table-cell office:value-type="float" office:value="0.0102648854255676">
                <text:p>0.01026488542556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994157791137695">
                <text:p>0.00994157791137695</text:p>
              </table:table-cell>
              <table:table-cell office:value-type="float" office:value="0.0120079517364502">
                <text:p>0.0120079517364502</text:p>
              </table:table-cell>
              <table:table-cell office:value-type="float" office:value="0.0104930281639099">
                <text:p>0.01049302816390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98268985748291">
                <text:p>0.0098268985748291</text:p>
              </table:table-cell>
              <table:table-cell office:value-type="float" office:value="0.0119519233703613">
                <text:p>0.0119519233703613</text:p>
              </table:table-cell>
              <table:table-cell office:value-type="float" office:value="0.0103025197982788">
                <text:p>0.01030251979827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982117652893066">
                <text:p>0.00982117652893066</text:p>
              </table:table-cell>
              <table:table-cell office:value-type="float" office:value="0.0120174884796143">
                <text:p>0.0120174884796143</text:p>
              </table:table-cell>
              <table:table-cell office:value-type="float" office:value="0.0102876543998718">
                <text:p>0.01028765439987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92989540100098">
                <text:p>0.00992989540100098</text:p>
              </table:table-cell>
              <table:table-cell office:value-type="float" office:value="0.0118587017059326">
                <text:p>0.0118587017059326</text:p>
              </table:table-cell>
              <table:table-cell office:value-type="float" office:value="0.0104996800422668">
                <text:p>0.01049968004226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0440979003906">
                <text:p>0.0100440979003906</text:p>
              </table:table-cell>
              <table:table-cell office:value-type="float" office:value="0.0124423503875732">
                <text:p>0.0124423503875732</text:p>
              </table:table-cell>
              <table:table-cell office:value-type="float" office:value="0.0104774475097656">
                <text:p>0.01047744750976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973868370056153">
                <text:p>0.00973868370056153</text:p>
              </table:table-cell>
              <table:table-cell office:value-type="float" office:value="0.0114254951477051">
                <text:p>0.0114254951477051</text:p>
              </table:table-cell>
              <table:table-cell office:value-type="float" office:value="0.0102576971054077">
                <text:p>0.01025769710540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99630355834961">
                <text:p>0.0099630355834961</text:p>
              </table:table-cell>
              <table:table-cell office:value-type="float" office:value="0.0118892192840576">
                <text:p>0.0118892192840576</text:p>
              </table:table-cell>
              <table:table-cell office:value-type="float" office:value="0.0104154944419861">
                <text:p>0.0104154944419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991249084472656">
                <text:p>0.00991249084472656</text:p>
              </table:table-cell>
              <table:table-cell office:value-type="float" office:value="0.0117528438568115">
                <text:p>0.0117528438568115</text:p>
              </table:table-cell>
              <table:table-cell office:value-type="float" office:value="0.0102560520172119">
                <text:p>0.01025605201721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1630687713623">
                <text:p>0.0101630687713623</text:p>
              </table:table-cell>
              <table:table-cell office:value-type="float" office:value="0.0118803977966309">
                <text:p>0.0118803977966309</text:p>
              </table:table-cell>
              <table:table-cell office:value-type="float" office:value="0.0105273723602295">
                <text:p>0.01052737236022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992083549499512">
                <text:p>0.00992083549499512</text:p>
              </table:table-cell>
              <table:table-cell office:value-type="float" office:value="0.0119309425354004">
                <text:p>0.0119309425354004</text:p>
              </table:table-cell>
              <table:table-cell office:value-type="float" office:value="0.0105084776878357">
                <text:p>0.01050847768783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992488861083985">
                <text:p>0.00992488861083985</text:p>
              </table:table-cell>
              <table:table-cell office:value-type="float" office:value="0.0120117664337158">
                <text:p>0.0120117664337158</text:p>
              </table:table-cell>
              <table:table-cell office:value-type="float" office:value="0.0104092478752136">
                <text:p>0.0104092478752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01220607757568">
                <text:p>0.0101220607757568</text:p>
              </table:table-cell>
              <table:table-cell office:value-type="float" office:value="0.0118210315704346">
                <text:p>0.0118210315704346</text:p>
              </table:table-cell>
              <table:table-cell office:value-type="float" office:value="0.0104259252548218">
                <text:p>0.01042592525482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02334022521973">
                <text:p>0.0102334022521973</text:p>
              </table:table-cell>
              <table:table-cell office:value-type="float" office:value="0.0124597549438477">
                <text:p>0.0124597549438477</text:p>
              </table:table-cell>
              <table:table-cell office:value-type="float" office:value="0.0107155680656433">
                <text:p>0.01071556806564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00038051605225">
                <text:p>0.0100038051605225</text:p>
              </table:table-cell>
              <table:table-cell office:value-type="float" office:value="0.0118162631988525">
                <text:p>0.0118162631988525</text:p>
              </table:table-cell>
              <table:table-cell office:value-type="float" office:value="0.0105050325393677">
                <text:p>0.0105050325393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00772380828857">
                <text:p>0.0100772380828857</text:p>
              </table:table-cell>
              <table:table-cell office:value-type="float" office:value="0.0122876167297363">
                <text:p>0.0122876167297363</text:p>
              </table:table-cell>
              <table:table-cell office:value-type="float" office:value="0.0104865193367004">
                <text:p>0.01048651933670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00700855255127">
                <text:p>0.0100700855255127</text:p>
              </table:table-cell>
              <table:table-cell office:value-type="float" office:value="0.0118205547332764">
                <text:p>0.0118205547332764</text:p>
              </table:table-cell>
              <table:table-cell office:value-type="float" office:value="0.0105783462524414">
                <text:p>0.01057834625244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00898742675781">
                <text:p>0.0100898742675781</text:p>
              </table:table-cell>
              <table:table-cell office:value-type="float" office:value="0.0138776302337646">
                <text:p>0.0138776302337646</text:p>
              </table:table-cell>
              <table:table-cell office:value-type="float" office:value="0.0105377316474915">
                <text:p>0.01053773164749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99855995178223">
                <text:p>0.00999855995178223</text:p>
              </table:table-cell>
              <table:table-cell office:value-type="float" office:value="0.0132942199707031">
                <text:p>0.0132942199707031</text:p>
              </table:table-cell>
              <table:table-cell office:value-type="float" office:value="0.0107969880104065">
                <text:p>0.01079698801040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99641418457031">
                <text:p>0.00999641418457031</text:p>
              </table:table-cell>
              <table:table-cell office:value-type="float" office:value="0.0138623714447021">
                <text:p>0.0138623714447021</text:p>
              </table:table-cell>
              <table:table-cell office:value-type="float" office:value="0.0105628132820129">
                <text:p>0.01056281328201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0096549987793">
                <text:p>0.010096549987793</text:p>
              </table:table-cell>
              <table:table-cell office:value-type="float" office:value="0.0199334621429443">
                <text:p>0.0199334621429443</text:p>
              </table:table-cell>
              <table:table-cell office:value-type="float" office:value="0.0111711382865906">
                <text:p>0.01117113828659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995898246765137">
                <text:p>0.00995898246765137</text:p>
              </table:table-cell>
              <table:table-cell office:value-type="float" office:value="0.0127410888671875">
                <text:p>0.0127410888671875</text:p>
              </table:table-cell>
              <table:table-cell office:value-type="float" office:value="0.010701060295105">
                <text:p>0.0107010602951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999808311462403">
                <text:p>0.00999808311462403</text:p>
              </table:table-cell>
              <table:table-cell office:value-type="float" office:value="0.0128810405731201">
                <text:p>0.0128810405731201</text:p>
              </table:table-cell>
              <table:table-cell office:value-type="float" office:value="0.0106403112411499">
                <text:p>0.0106403112411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0216236114502">
                <text:p>0.010216236114502</text:p>
              </table:table-cell>
              <table:table-cell office:value-type="float" office:value="0.012765645980835">
                <text:p>0.012765645980835</text:p>
              </table:table-cell>
              <table:table-cell office:value-type="float" office:value="0.0105892658233643">
                <text:p>0.01058926582336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0178804397583">
                <text:p>0.010178804397583</text:p>
              </table:table-cell>
              <table:table-cell office:value-type="float" office:value="0.0195202827453613">
                <text:p>0.0195202827453613</text:p>
              </table:table-cell>
              <table:table-cell office:value-type="float" office:value="0.0112493276596069">
                <text:p>0.01124932765960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0235071182251">
                <text:p>0.010235071182251</text:p>
              </table:table-cell>
              <table:table-cell office:value-type="float" office:value="0.0146529674530029">
                <text:p>0.0146529674530029</text:p>
              </table:table-cell>
              <table:table-cell office:value-type="float" office:value="0.0108381032943726">
                <text:p>0.01083810329437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01895332336426">
                <text:p>0.0101895332336426</text:p>
              </table:table-cell>
              <table:table-cell office:value-type="float" office:value="0.0128278732299805">
                <text:p>0.0128278732299805</text:p>
              </table:table-cell>
              <table:table-cell office:value-type="float" office:value="0.0107518553733826">
                <text:p>0.01075185537338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01923942565918">
                <text:p>0.0101923942565918</text:p>
              </table:table-cell>
              <table:table-cell office:value-type="float" office:value="0.0121445655822754">
                <text:p>0.0121445655822754</text:p>
              </table:table-cell>
              <table:table-cell office:value-type="float" office:value="0.0106312990188599">
                <text:p>0.01063129901885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995254516601563">
                <text:p>0.00995254516601563</text:p>
              </table:table-cell>
              <table:table-cell office:value-type="float" office:value="0.012310266494751">
                <text:p>0.012310266494751</text:p>
              </table:table-cell>
              <table:table-cell office:value-type="float" office:value="0.0105783581733704">
                <text:p>0.01057835817337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02002620697021">
                <text:p>0.0102002620697021</text:p>
              </table:table-cell>
              <table:table-cell office:value-type="float" office:value="0.0122032165527344">
                <text:p>0.0122032165527344</text:p>
              </table:table-cell>
              <table:table-cell office:value-type="float" office:value="0.0105668425559998">
                <text:p>0.01056684255599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00772380828857">
                <text:p>0.0100772380828857</text:p>
              </table:table-cell>
              <table:table-cell office:value-type="float" office:value="0.0119762420654297">
                <text:p>0.0119762420654297</text:p>
              </table:table-cell>
              <table:table-cell office:value-type="float" office:value="0.0106707334518433">
                <text:p>0.01067073345184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01907253265381">
                <text:p>0.0101907253265381</text:p>
              </table:table-cell>
              <table:table-cell office:value-type="float" office:value="0.0121870040893555">
                <text:p>0.0121870040893555</text:p>
              </table:table-cell>
              <table:table-cell office:value-type="float" office:value="0.0106197118759155">
                <text:p>0.01061971187591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03497505187988">
                <text:p>0.0103497505187988</text:p>
              </table:table-cell>
              <table:table-cell office:value-type="float" office:value="0.012059211730957">
                <text:p>0.012059211730957</text:p>
              </table:table-cell>
              <table:table-cell office:value-type="float" office:value="0.0107939720153809">
                <text:p>0.01079397201538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01723670959473">
                <text:p>0.0101723670959473</text:p>
              </table:table-cell>
              <table:table-cell office:value-type="float" office:value="0.0118370056152344">
                <text:p>0.0118370056152344</text:p>
              </table:table-cell>
              <table:table-cell office:value-type="float" office:value="0.0105904340744019">
                <text:p>0.0105904340744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02965831756592">
                <text:p>0.0102965831756592</text:p>
              </table:table-cell>
              <table:table-cell office:value-type="float" office:value="0.0121383666992188">
                <text:p>0.0121383666992188</text:p>
              </table:table-cell>
              <table:table-cell office:value-type="float" office:value="0.0107536554336548">
                <text:p>0.01075365543365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0298490524292">
                <text:p>0.010298490524292</text:p>
              </table:table-cell>
              <table:table-cell office:value-type="float" office:value="0.0118253231048584">
                <text:p>0.0118253231048584</text:p>
              </table:table-cell>
              <table:table-cell office:value-type="float" office:value="0.0108737230300903">
                <text:p>0.01087372303009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02734565734863">
                <text:p>0.0102734565734863</text:p>
              </table:table-cell>
              <table:table-cell office:value-type="float" office:value="0.0123403072357178">
                <text:p>0.0123403072357178</text:p>
              </table:table-cell>
              <table:table-cell office:value-type="float" office:value="0.0106458187103271">
                <text:p>0.01064581871032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04260444641113">
                <text:p>0.0104260444641113</text:p>
              </table:table-cell>
              <table:table-cell office:value-type="float" office:value="0.0118160247802734">
                <text:p>0.0118160247802734</text:p>
              </table:table-cell>
              <table:table-cell office:value-type="float" office:value="0.0107347011566162">
                <text:p>0.01073470115661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03805065155029">
                <text:p>0.0103805065155029</text:p>
              </table:table-cell>
              <table:table-cell office:value-type="float" office:value="0.0129649639129639">
                <text:p>0.0129649639129639</text:p>
              </table:table-cell>
              <table:table-cell office:value-type="float" office:value="0.0106991171836853">
                <text:p>0.01069911718368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02570056915283">
                <text:p>0.0102570056915283</text:p>
              </table:table-cell>
              <table:table-cell office:value-type="float" office:value="0.0120434761047363">
                <text:p>0.0120434761047363</text:p>
              </table:table-cell>
              <table:table-cell office:value-type="float" office:value="0.0106022000312805">
                <text:p>0.01060220003128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02865695953369">
                <text:p>0.0102865695953369</text:p>
              </table:table-cell>
              <table:table-cell office:value-type="float" office:value="0.0125730037689209">
                <text:p>0.0125730037689209</text:p>
              </table:table-cell>
              <table:table-cell office:value-type="float" office:value="0.0108207702636719">
                <text:p>0.01082077026367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02975368499756">
                <text:p>0.0102975368499756</text:p>
              </table:table-cell>
              <table:table-cell office:value-type="float" office:value="0.0129435062408447">
                <text:p>0.0129435062408447</text:p>
              </table:table-cell>
              <table:table-cell office:value-type="float" office:value="0.0107150077819824">
                <text:p>0.01071500778198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06256008148193">
                <text:p>0.0106256008148193</text:p>
              </table:table-cell>
              <table:table-cell office:value-type="float" office:value="0.0118153095245361">
                <text:p>0.0118153095245361</text:p>
              </table:table-cell>
              <table:table-cell office:value-type="float" office:value="0.0110279560089111">
                <text:p>0.0110279560089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04238986968994">
                <text:p>0.0104238986968994</text:p>
              </table:table-cell>
              <table:table-cell office:value-type="float" office:value="0.0127232074737549">
                <text:p>0.0127232074737549</text:p>
              </table:table-cell>
              <table:table-cell office:value-type="float" office:value="0.0108695030212402">
                <text:p>0.01086950302124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03647708892822">
                <text:p>0.0103647708892822</text:p>
              </table:table-cell>
              <table:table-cell office:value-type="float" office:value="0.0122406482696533">
                <text:p>0.0122406482696533</text:p>
              </table:table-cell>
              <table:table-cell office:value-type="float" office:value="0.0107801079750061">
                <text:p>0.01078010797500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04985237121582">
                <text:p>0.0104985237121582</text:p>
              </table:table-cell>
              <table:table-cell office:value-type="float" office:value="0.0124919414520264">
                <text:p>0.0124919414520264</text:p>
              </table:table-cell>
              <table:table-cell office:value-type="float" office:value="0.0109177350997925">
                <text:p>0.01091773509979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04506015777588">
                <text:p>0.0104506015777588</text:p>
              </table:table-cell>
              <table:table-cell office:value-type="float" office:value="0.0123584270477295">
                <text:p>0.0123584270477295</text:p>
              </table:table-cell>
              <table:table-cell office:value-type="float" office:value="0.0108187556266785">
                <text:p>0.01081875562667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0310173034668">
                <text:p>0.010310173034668</text:p>
              </table:table-cell>
              <table:table-cell office:value-type="float" office:value="0.01224684715271">
                <text:p>0.01224684715271</text:p>
              </table:table-cell>
              <table:table-cell office:value-type="float" office:value="0.0107162237167358">
                <text:p>0.01071622371673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04341506958008">
                <text:p>0.0104341506958008</text:p>
              </table:table-cell>
              <table:table-cell office:value-type="float" office:value="0.0121345520019531">
                <text:p>0.0121345520019531</text:p>
              </table:table-cell>
              <table:table-cell office:value-type="float" office:value="0.0107986450195313">
                <text:p>0.0107986450195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03356838226318">
                <text:p>0.0103356838226318</text:p>
              </table:table-cell>
              <table:table-cell office:value-type="float" office:value="0.0128560066223145">
                <text:p>0.0128560066223145</text:p>
              </table:table-cell>
              <table:table-cell office:value-type="float" office:value="0.0107623100280762">
                <text:p>0.01076231002807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03423595428467">
                <text:p>0.0103423595428467</text:p>
              </table:table-cell>
              <table:table-cell office:value-type="float" office:value="0.0124976634979248">
                <text:p>0.0124976634979248</text:p>
              </table:table-cell>
              <table:table-cell office:value-type="float" office:value="0.0107734560966492">
                <text:p>0.01077345609664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03535652160645">
                <text:p>0.0103535652160645</text:p>
              </table:table-cell>
              <table:table-cell office:value-type="float" office:value="0.0123822689056396">
                <text:p>0.0123822689056396</text:p>
              </table:table-cell>
              <table:table-cell office:value-type="float" office:value="0.0107879757881165">
                <text:p>0.01078797578811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04382038116455">
                <text:p>0.0104382038116455</text:p>
              </table:table-cell>
              <table:table-cell office:value-type="float" office:value="0.0124413967132568">
                <text:p>0.0124413967132568</text:p>
              </table:table-cell>
              <table:table-cell office:value-type="float" office:value="0.0109772920608521">
                <text:p>0.01097729206085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04744434356689">
                <text:p>0.0104744434356689</text:p>
              </table:table-cell>
              <table:table-cell office:value-type="float" office:value="0.0126514434814453">
                <text:p>0.0126514434814453</text:p>
              </table:table-cell>
              <table:table-cell office:value-type="float" office:value="0.0108878135681152">
                <text:p>0.01088781356811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04725360870361">
                <text:p>0.0104725360870361</text:p>
              </table:table-cell>
              <table:table-cell office:value-type="float" office:value="0.0124664306640625">
                <text:p>0.0124664306640625</text:p>
              </table:table-cell>
              <table:table-cell office:value-type="float" office:value="0.0109126210212708">
                <text:p>0.01091262102127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0507345199585">
                <text:p>0.010507345199585</text:p>
              </table:table-cell>
              <table:table-cell office:value-type="float" office:value="0.01263427734375">
                <text:p>0.01263427734375</text:p>
              </table:table-cell>
              <table:table-cell office:value-type="float" office:value="0.0108197212219238">
                <text:p>0.01081972122192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0495662689209">
                <text:p>0.010495662689209</text:p>
              </table:table-cell>
              <table:table-cell office:value-type="float" office:value="0.0124857425689697">
                <text:p>0.0124857425689697</text:p>
              </table:table-cell>
              <table:table-cell office:value-type="float" office:value="0.0109010457992554">
                <text:p>0.01090104579925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04818344116211">
                <text:p>0.0104818344116211</text:p>
              </table:table-cell>
              <table:table-cell office:value-type="float" office:value="0.0120699405670166">
                <text:p>0.0120699405670166</text:p>
              </table:table-cell>
              <table:table-cell office:value-type="float" office:value="0.0108897089958191">
                <text:p>0.01088970899581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04577541351318">
                <text:p>0.0104577541351318</text:p>
              </table:table-cell>
              <table:table-cell office:value-type="float" office:value="0.0133743286132813">
                <text:p>0.0133743286132813</text:p>
              </table:table-cell>
              <table:table-cell office:value-type="float" office:value="0.0109603047370911">
                <text:p>0.01096030473709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05047225952148">
                <text:p>0.0105047225952148</text:p>
              </table:table-cell>
              <table:table-cell office:value-type="float" office:value="0.0139226913452148">
                <text:p>0.0139226913452148</text:p>
              </table:table-cell>
              <table:table-cell office:value-type="float" office:value="0.0110892772674561">
                <text:p>0.01108927726745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04429721832275">
                <text:p>0.0104429721832275</text:p>
              </table:table-cell>
              <table:table-cell office:value-type="float" office:value="0.0138764381408691">
                <text:p>0.0138764381408691</text:p>
              </table:table-cell>
              <table:table-cell office:value-type="float" office:value="0.0109584212303162">
                <text:p>0.01095842123031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04858875274658">
                <text:p>0.0104858875274658</text:p>
              </table:table-cell>
              <table:table-cell office:value-type="float" office:value="0.0139002799987793">
                <text:p>0.0139002799987793</text:p>
              </table:table-cell>
              <table:table-cell office:value-type="float" office:value="0.01083163022995">
                <text:p>0.010831630229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04844570159912">
                <text:p>0.0104844570159912</text:p>
              </table:table-cell>
              <table:table-cell office:value-type="float" office:value="0.0136091709136963">
                <text:p>0.0136091709136963</text:p>
              </table:table-cell>
              <table:table-cell office:value-type="float" office:value="0.0109022617340088">
                <text:p>0.01090226173400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03869438171387">
                <text:p>0.0103869438171387</text:p>
              </table:table-cell>
              <table:table-cell office:value-type="float" office:value="0.0138125419616699">
                <text:p>0.0138125419616699</text:p>
              </table:table-cell>
              <table:table-cell office:value-type="float" office:value="0.010975968837738">
                <text:p>0.0109759688377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05934143066406">
                <text:p>0.0105934143066406</text:p>
              </table:table-cell>
              <table:table-cell office:value-type="float" office:value="0.0123653411865234">
                <text:p>0.0123653411865234</text:p>
              </table:table-cell>
              <table:table-cell office:value-type="float" office:value="0.0110004782676697">
                <text:p>0.01100047826766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06019973754883">
                <text:p>0.0106019973754883</text:p>
              </table:table-cell>
              <table:table-cell office:value-type="float" office:value="0.0123600959777832">
                <text:p>0.0123600959777832</text:p>
              </table:table-cell>
              <table:table-cell office:value-type="float" office:value="0.0110525131225586">
                <text:p>0.01105251312255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0507345199585">
                <text:p>0.010507345199585</text:p>
              </table:table-cell>
              <table:table-cell office:value-type="float" office:value="0.0123567581176758">
                <text:p>0.0123567581176758</text:p>
              </table:table-cell>
              <table:table-cell office:value-type="float" office:value="0.0108821392059326">
                <text:p>0.01088213920593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03995800018311">
                <text:p>0.0103995800018311</text:p>
              </table:table-cell>
              <table:table-cell office:value-type="float" office:value="0.0122127532958984">
                <text:p>0.0122127532958984</text:p>
              </table:table-cell>
              <table:table-cell office:value-type="float" office:value="0.010849940776825">
                <text:p>0.0108499407768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06582641601563">
                <text:p>0.0106582641601563</text:p>
              </table:table-cell>
              <table:table-cell office:value-type="float" office:value="0.0121872425079346">
                <text:p>0.0121872425079346</text:p>
              </table:table-cell>
              <table:table-cell office:value-type="float" office:value="0.0112636566162109">
                <text:p>0.01126365661621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07107162475586">
                <text:p>0.0107107162475586</text:p>
              </table:table-cell>
              <table:table-cell office:value-type="float" office:value="0.0125234127044678">
                <text:p>0.0125234127044678</text:p>
              </table:table-cell>
              <table:table-cell office:value-type="float" office:value="0.0110895276069641">
                <text:p>0.01108952760696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05884075164795">
                <text:p>0.0105884075164795</text:p>
              </table:table-cell>
              <table:table-cell office:value-type="float" office:value="0.0123133659362793">
                <text:p>0.0123133659362793</text:p>
              </table:table-cell>
              <table:table-cell office:value-type="float" office:value="0.0110790610313416">
                <text:p>0.01107906103134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05936527252197">
                <text:p>0.0105936527252197</text:p>
              </table:table-cell>
              <table:table-cell office:value-type="float" office:value="0.0125644207000732">
                <text:p>0.0125644207000732</text:p>
              </table:table-cell>
              <table:table-cell office:value-type="float" office:value="0.0111440777778626">
                <text:p>0.01114407777786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06809139251709">
                <text:p>0.0106809139251709</text:p>
              </table:table-cell>
              <table:table-cell office:value-type="float" office:value="0.0122997760772705">
                <text:p>0.0122997760772705</text:p>
              </table:table-cell>
              <table:table-cell office:value-type="float" office:value="0.0111469864845276">
                <text:p>0.01114698648452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06275081634521">
                <text:p>0.0106275081634521</text:p>
              </table:table-cell>
              <table:table-cell office:value-type="float" office:value="0.0125362873077393">
                <text:p>0.0125362873077393</text:p>
              </table:table-cell>
              <table:table-cell office:value-type="float" office:value="0.0111282348632813">
                <text:p>0.01112823486328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05991363525391">
                <text:p>0.0105991363525391</text:p>
              </table:table-cell>
              <table:table-cell office:value-type="float" office:value="0.012718677520752">
                <text:p>0.012718677520752</text:p>
              </table:table-cell>
              <table:table-cell office:value-type="float" office:value="0.0110328435897827">
                <text:p>0.01103284358978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07364654541016">
                <text:p>0.0107364654541016</text:p>
              </table:table-cell>
              <table:table-cell office:value-type="float" office:value="0.0127885341644287">
                <text:p>0.0127885341644287</text:p>
              </table:table-cell>
              <table:table-cell office:value-type="float" office:value="0.0112078070640564">
                <text:p>0.01120780706405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08377933502197">
                <text:p>0.0108377933502197</text:p>
              </table:table-cell>
              <table:table-cell office:value-type="float" office:value="0.0128171443939209">
                <text:p>0.0128171443939209</text:p>
              </table:table-cell>
              <table:table-cell office:value-type="float" office:value="0.0113121390342712">
                <text:p>0.01131213903427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09617710113525">
                <text:p>0.0109617710113525</text:p>
              </table:table-cell>
              <table:table-cell office:value-type="float" office:value="0.0124228000640869">
                <text:p>0.0124228000640869</text:p>
              </table:table-cell>
              <table:table-cell office:value-type="float" office:value="0.0114603519439697">
                <text:p>0.01146035194396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05404853820801">
                <text:p>0.0105404853820801</text:p>
              </table:table-cell>
              <table:table-cell office:value-type="float" office:value="0.0130677223205566">
                <text:p>0.0130677223205566</text:p>
              </table:table-cell>
              <table:table-cell office:value-type="float" office:value="0.0112111806869507">
                <text:p>0.01121118068695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07772350311279">
                <text:p>0.0107772350311279</text:p>
              </table:table-cell>
              <table:table-cell office:value-type="float" office:value="0.0129506587982178">
                <text:p>0.0129506587982178</text:p>
              </table:table-cell>
              <table:table-cell office:value-type="float" office:value="0.0111500859260559">
                <text:p>0.01115008592605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08826160430908">
                <text:p>0.0108826160430908</text:p>
              </table:table-cell>
              <table:table-cell office:value-type="float" office:value="0.0125992298126221">
                <text:p>0.0125992298126221</text:p>
              </table:table-cell>
              <table:table-cell office:value-type="float" office:value="0.0112653851509094">
                <text:p>0.01126538515090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11243724822998">
                <text:p>0.0111243724822998</text:p>
              </table:table-cell>
              <table:table-cell office:value-type="float" office:value="0.0127749443054199">
                <text:p>0.0127749443054199</text:p>
              </table:table-cell>
              <table:table-cell office:value-type="float" office:value="0.0115087389945984">
                <text:p>0.0115087389945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10344886779785">
                <text:p>0.0110344886779785</text:p>
              </table:table-cell>
              <table:table-cell office:value-type="float" office:value="0.0129649639129639">
                <text:p>0.0129649639129639</text:p>
              </table:table-cell>
              <table:table-cell office:value-type="float" office:value="0.0114909768104553">
                <text:p>0.01149097681045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09527111053467">
                <text:p>0.0109527111053467</text:p>
              </table:table-cell>
              <table:table-cell office:value-type="float" office:value="0.0127573013305664">
                <text:p>0.0127573013305664</text:p>
              </table:table-cell>
              <table:table-cell office:value-type="float" office:value="0.0113694071769714">
                <text:p>0.01136940717697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08895301818848">
                <text:p>0.0108895301818848</text:p>
              </table:table-cell>
              <table:table-cell office:value-type="float" office:value="0.0131218433380127">
                <text:p>0.0131218433380127</text:p>
              </table:table-cell>
              <table:table-cell office:value-type="float" office:value="0.0115474820137024">
                <text:p>0.01154748201370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11284255981445">
                <text:p>0.0111284255981445</text:p>
              </table:table-cell>
              <table:table-cell office:value-type="float" office:value="0.0128200054168701">
                <text:p>0.0128200054168701</text:p>
              </table:table-cell>
              <table:table-cell office:value-type="float" office:value="0.0115854382514954">
                <text:p>0.01158543825149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08864307403564">
                <text:p>0.0108864307403564</text:p>
              </table:table-cell>
              <table:table-cell office:value-type="float" office:value="0.0131921768188477">
                <text:p>0.0131921768188477</text:p>
              </table:table-cell>
              <table:table-cell office:value-type="float" office:value="0.0114209651947021">
                <text:p>0.01142096519470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08754634857178">
                <text:p>0.0108754634857178</text:p>
              </table:table-cell>
              <table:table-cell office:value-type="float" office:value="0.0132780075073242">
                <text:p>0.0132780075073242</text:p>
              </table:table-cell>
              <table:table-cell office:value-type="float" office:value="0.0116132974624634">
                <text:p>0.01161329746246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08883380889893">
                <text:p>0.0108883380889893</text:p>
              </table:table-cell>
              <table:table-cell office:value-type="float" office:value="0.0126070976257324">
                <text:p>0.0126070976257324</text:p>
              </table:table-cell>
              <table:table-cell office:value-type="float" office:value="0.0113682866096497">
                <text:p>0.01136828660964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11575126647949">
                <text:p>0.0111575126647949</text:p>
              </table:table-cell>
              <table:table-cell office:value-type="float" office:value="0.0134203433990479">
                <text:p>0.0134203433990479</text:p>
              </table:table-cell>
              <table:table-cell office:value-type="float" office:value="0.0116659283638">
                <text:p>0.01166592836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09400749206543">
                <text:p>0.0109400749206543</text:p>
              </table:table-cell>
              <table:table-cell office:value-type="float" office:value="0.0132997035980225">
                <text:p>0.0132997035980225</text:p>
              </table:table-cell>
              <table:table-cell office:value-type="float" office:value="0.0115623950958252">
                <text:p>0.01156239509582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09632015228271">
                <text:p>0.0109632015228271</text:p>
              </table:table-cell>
              <table:table-cell office:value-type="float" office:value="0.014390230178833">
                <text:p>0.014390230178833</text:p>
              </table:table-cell>
              <table:table-cell office:value-type="float" office:value="0.0116934299468994">
                <text:p>0.0116934299468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